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6000002BB954360F5.png"/>
  <manifest:file-entry manifest:media-type="image/png" manifest:full-path="Pictures/100000000000023B000001C762A23953.png"/>
  <manifest:file-entry manifest:media-type="image/png" manifest:full-path="Pictures/10000000000002A200000228E13383A4.png"/>
  <manifest:file-entry manifest:media-type="image/png" manifest:full-path="Pictures/100000000000020600000150742DC633.png"/>
  <manifest:file-entry manifest:media-type="image/png" manifest:full-path="Pictures/10000201000002D60000022D54DFDCDE.png"/>
  <manifest:file-entry manifest:media-type="image/png" manifest:full-path="Pictures/10000000000001D3000001226464C06A.png"/>
  <manifest:file-entry manifest:media-type="image/png" manifest:full-path="Pictures/10000000000002E7000000FE5B660083.png"/>
  <manifest:file-entry manifest:media-type="image/png" manifest:full-path="Pictures/1000000000000237000001C4E6B9BC5D.png"/>
  <manifest:file-entry manifest:media-type="image/png" manifest:full-path="Pictures/10000000000002B0000000D221A18CCC.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000000001D300000123F8A6C6F7.png"/>
  <manifest:file-entry manifest:media-type="image/png" manifest:full-path="Pictures/10000000000002E2000001FE8D1F1F37.png"/>
  <manifest:file-entry manifest:media-type="image/png" manifest:full-path="Pictures/10000000000002C7000001B4CE7067BE.png"/>
  <manifest:file-entry manifest:media-type="image/png" manifest:full-path="Pictures/100000000000028F000002E45A10039D.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6.99cm" table:align="left"/>
    </style:style>
    <style:style style:name="Tabla2.A" style:family="table-column">
      <style:table-column-properties style:column-width="8.922cm"/>
    </style:style>
    <style:style style:name="Tabla2.B" style:family="table-column">
      <style:table-column-properties style:column-width="0.316cm"/>
    </style:style>
    <style:style style:name="Tabla2.C" style:family="table-column">
      <style:table-column-properties style:column-width="7.752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02cm solid #000000" fo:border-right="none" fo:border-top="0.002cm solid #000000" fo:border-bottom="0.002cm solid #000000"/>
    </style:style>
    <style:style style:name="Taula8.B1" style:family="table-cell">
      <style:table-cell-properties style:vertical-align="middle" fo:padding="0.097cm" fo:border-left="none" fo:border-right="0.002cm solid #000000" fo:border-top="0.002cm solid #000000" fo:border-bottom="0.002cm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style:keep-together="false" fo:keep-together="always"/>
    </style:style>
    <style:style style:name="Taula9.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ula43" style:family="table">
      <style:table-properties style:width="17cm" table:align="margins"/>
    </style:style>
    <style:style style:name="Taula43.A" style:family="table-column">
      <style:table-column-properties style:column-width="17cm" style:rel-column-width="65535*"/>
    </style:style>
    <style:style style:name="Taula43.A1" style:family="table-cell">
      <style:table-cell-properties fo:padding="0.097cm" fo:border="0.002cm solid #000000"/>
    </style:style>
    <style:style style:name="Taula44" style:family="table">
      <style:table-properties style:width="17cm" table:align="margins"/>
    </style:style>
    <style:style style:name="Taula44.A" style:family="table-column">
      <style:table-column-properties style:column-width="17cm" style:rel-column-width="65535*"/>
    </style:style>
    <style:style style:name="Taula44.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1" style:family="table-row">
      <style:table-row-properties style:keep-together="false" fo:keep-together="always"/>
    </style:style>
    <style:style style:name="Tabla3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tru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02cm solid #000000"/>
    </style:style>
    <style:style style:name="Taula17" style:family="table">
      <style:table-properties style:width="17cm" table:align="margins" style:may-break-between-rows="false"/>
    </style:style>
    <style:style style:name="Taula17.A" style:family="table-column">
      <style:table-column-properties style:column-width="17cm" style:rel-column-width="65535*"/>
    </style:style>
    <style:style style:name="Taula17.1" style:family="table-row">
      <style:table-row-properties style:keep-together="false" fo:keep-together="always"/>
    </style:style>
    <style:style style:name="Taula17.A1" style:family="table-cell">
      <style:table-cell-properties fo:padding="0.097cm" fo:border="0.002cm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02cm solid #000000"/>
    </style:style>
    <style:style style:name="Taula23" style:family="table">
      <style:table-properties style:width="17cm" table:align="margins"/>
    </style:style>
    <style:style style:name="Taula23.A" style:family="table-column">
      <style:table-column-properties style:column-width="17cm" style:rel-column-width="65535*"/>
    </style:style>
    <style:style style:name="Taula23.A1" style:family="table-cell">
      <style:table-cell-properties fo:padding="0.097cm" fo:border="0.002cm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02cm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02cm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02cm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02cm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02cm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02cm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A1" style:family="table-cell">
      <style:table-cell-properties fo:padding="0.097cm" fo:border="0.002cm solid #000000"/>
    </style:style>
    <style:style style:name="Taula21" style:family="table">
      <style:table-properties style:width="17cm" table:align="margins"/>
    </style:style>
    <style:style style:name="Taula21.A" style:family="table-column">
      <style:table-column-properties style:column-width="8.5cm" style:rel-column-width="32767*"/>
    </style:style>
    <style:style style:name="Taula21.B" style:family="table-column">
      <style:table-column-properties style:column-width="8.5cm" style:rel-column-width="32768*"/>
    </style:style>
    <style:style style:name="Taula21.A1" style:family="table-cell">
      <style:table-cell-properties fo:padding="0.097cm" fo:border="none"/>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02cm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02cm solid #000000" fo:border-right="none" fo:border-top="0.002cm solid #000000" fo:border-bottom="0.002cm solid #000000"/>
    </style:style>
    <style:style style:name="Taula22.B1" style:family="table-cell">
      <style:table-cell-properties fo:padding="0.097cm" fo:border="0.002cm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02cm solid #000000"/>
    </style:style>
    <style:style style:name="Taula31" style:family="table">
      <style:table-properties style:width="17cm" table:align="margins" style:may-break-between-rows="false"/>
    </style:style>
    <style:style style:name="Taula31.A" style:family="table-column">
      <style:table-column-properties style:column-width="8.5cm" style:rel-column-width="32767*"/>
    </style:style>
    <style:style style:name="Taula31.B" style:family="table-column">
      <style:table-column-properties style:column-width="8.5cm" style:rel-column-width="32768*"/>
    </style:style>
    <style:style style:name="Taula31.A1" style:family="table-cell">
      <style:table-cell-properties fo:padding="0.097cm" fo:border-left="0.002cm solid #000000" fo:border-right="none" fo:border-top="0.002cm solid #000000" fo:border-bottom="0.002cm solid #000000"/>
    </style:style>
    <style:style style:name="Taula31.B1" style:family="table-cell">
      <style:table-cell-properties fo:padding="0.097cm" fo:border="0.002cm solid #000000"/>
    </style:style>
    <style:style style:name="Taula30" style:family="table">
      <style:table-properties style:width="17cm" table:align="margins"/>
    </style:style>
    <style:style style:name="Taula30.A" style:family="table-column">
      <style:table-column-properties style:column-width="8.5cm" style:rel-column-width="32767*"/>
    </style:style>
    <style:style style:name="Taula30.B" style:family="table-column">
      <style:table-column-properties style:column-width="8.5cm" style:rel-column-width="32768*"/>
    </style:style>
    <style:style style:name="Taula30.A1" style:family="table-cell">
      <style:table-cell-properties fo:padding="0.097cm" fo:border-left="0.002cm solid #000000" fo:border-right="none" fo:border-top="0.002cm solid #000000" fo:border-bottom="0.002cm solid #000000"/>
    </style:style>
    <style:style style:name="Taula30.B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style:keep-together="false" fo:keep-together="always"/>
    </style:style>
    <style:style style:name="Taula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3.A2" style:family="table-cell">
      <style:table-cell-properties fo:padding="0.097cm" fo:border-left="0.002cm solid #000000" fo:border-right="none" fo:border-top="none" fo:border-bottom="0.002cm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style:keep-together="false" fo:keep-together="always"/>
    </style:style>
    <style:style style:name="Taula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4.B1" style:family="table-cell">
      <style:table-cell-properties fo:background-color="#e6e6ff" fo:padding="0.097cm" fo:border="0.002cm solid #000000">
        <style:background-image/>
      </style:table-cell-properties>
    </style:style>
    <style:style style:name="Taula14.A2" style:family="table-cell">
      <style:table-cell-properties fo:padding="0.097cm" fo:border-left="0.002cm solid #000000" fo:border-right="none" fo:border-top="none" fo:border-bottom="0.002cm solid #000000"/>
    </style:style>
    <style:style style:name="Taula14.E2" style:family="table-cell">
      <style:table-cell-properties fo:padding="0.097cm" fo:border="0.002cm solid #000000"/>
    </style:style>
    <style:style style:name="Taula14.E3" style:family="table-cell">
      <style:table-cell-properties fo:padding="0.097cm" fo:border-left="0.002cm solid #000000" fo:border-right="0.002cm solid #000000" fo:border-top="none" fo:border-bottom="0.002cm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style:keep-together="false" fo:keep-together="always"/>
    </style:style>
    <style:style style:name="Tau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5.B1" style:family="table-cell">
      <style:table-cell-properties fo:background-color="#e6e6ff" fo:padding="0.097cm" fo:border="0.002cm solid #000000">
        <style:background-image/>
      </style:table-cell-properties>
    </style:style>
    <style:style style:name="Taula15.A2" style:family="table-cell">
      <style:table-cell-properties fo:padding="0.097cm" fo:border-left="0.002cm solid #000000" fo:border-right="none" fo:border-top="none" fo:border-bottom="0.002cm solid #000000"/>
    </style:style>
    <style:style style:name="Taula15.B2" style:family="table-cell">
      <style:table-cell-properties fo:padding="0.097cm" fo:border-left="0.002cm solid #000000" fo:border-right="0.002cm solid #000000" fo:border-top="none" fo:border-bottom="0.002cm solid #000000"/>
    </style:style>
    <style:style style:name="Taula33" style:family="table">
      <style:table-properties style:width="17cm" table:align="margins"/>
    </style:style>
    <style:style style:name="Taula33.A" style:family="table-column">
      <style:table-column-properties style:column-width="17cm" style:rel-column-width="65535*"/>
    </style:style>
    <style:style style:name="Taula33.A1" style:family="table-cell">
      <style:table-cell-properties fo:padding="0.097cm" fo:border="0.002cm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padding="0.097cm" fo:border="0.002cm solid #000000"/>
    </style:style>
    <style:style style:name="Taula35" style:family="table">
      <style:table-properties style:width="17cm" table:align="margins"/>
    </style:style>
    <style:style style:name="Taula35.A" style:family="table-column">
      <style:table-column-properties style:column-width="17cm" style:rel-column-width="65535*"/>
    </style:style>
    <style:style style:name="Taula35.A1" style:family="table-cell">
      <style:table-cell-properties fo:padding="0.097cm" fo:border="0.002cm solid #000000"/>
    </style:style>
    <style:style style:name="Taula36" style:family="table">
      <style:table-properties style:width="17cm" table:align="margins" style:may-break-between-rows="false"/>
    </style:style>
    <style:style style:name="Taula36.A" style:family="table-column">
      <style:table-column-properties style:column-width="17cm" style:rel-column-width="65535*"/>
    </style:style>
    <style:style style:name="Taula36.A1" style:family="table-cell">
      <style:table-cell-properties fo:padding="0.097cm" fo:border="0.002cm solid #000000"/>
    </style:style>
    <style:style style:name="Taula37" style:family="table">
      <style:table-properties style:width="17cm" table:align="margins"/>
    </style:style>
    <style:style style:name="Taula37.A" style:family="table-column">
      <style:table-column-properties style:column-width="17cm" style:rel-column-width="65535*"/>
    </style:style>
    <style:style style:name="Taula37.A1" style:family="table-cell">
      <style:table-cell-properties fo:padding="0.097cm" fo:border="0.002cm solid #000000"/>
    </style:style>
    <style:style style:name="Taula38" style:family="table">
      <style:table-properties style:width="17cm" table:align="margins"/>
    </style:style>
    <style:style style:name="Taula38.A" style:family="table-column">
      <style:table-column-properties style:column-width="17cm" style:rel-column-width="65535*"/>
    </style:style>
    <style:style style:name="Taula38.A1" style:family="table-cell">
      <style:table-cell-properties fo:padding="0.097cm" fo:border="0.002cm solid #000000"/>
    </style:style>
    <style:style style:name="Taula39" style:family="table">
      <style:table-properties style:width="17cm" table:align="margins"/>
    </style:style>
    <style:style style:name="Taula39.A" style:family="table-column">
      <style:table-column-properties style:column-width="17cm" style:rel-column-width="65535*"/>
    </style:style>
    <style:style style:name="Taula39.A1" style:family="table-cell">
      <style:table-cell-properties fo:padding="0.097cm" fo:border="0.002cm solid #000000"/>
    </style:style>
    <style:style style:name="Taula40" style:family="table">
      <style:table-properties style:width="17cm" table:align="margins"/>
    </style:style>
    <style:style style:name="Taula40.A" style:family="table-column">
      <style:table-column-properties style:column-width="17cm" style:rel-column-width="65535*"/>
    </style:style>
    <style:style style:name="Taula40.A1" style:family="table-cell">
      <style:table-cell-properties fo:padding="0.097cm" fo:border="0.002cm solid #000000"/>
    </style:style>
    <style:style style:name="Taula41" style:family="table">
      <style:table-properties style:width="17cm" table:align="margins"/>
    </style:style>
    <style:style style:name="Taula41.A" style:family="table-column">
      <style:table-column-properties style:column-width="17cm" style:rel-column-width="65535*"/>
    </style:style>
    <style:style style:name="Taula41.A1" style:family="table-cell">
      <style:table-cell-properties fo:padding="0.097cm" fo:border="0.002cm solid #000000"/>
    </style:style>
    <style:style style:name="Taula42" style:family="table">
      <style:table-properties style:width="17cm" table:align="margins"/>
    </style:style>
    <style:style style:name="Taula42.A" style:family="table-column">
      <style:table-column-properties style:column-width="17cm" style:rel-column-width="65535*"/>
    </style:style>
    <style:style style:name="Taula42.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11pt" fo:font-style="normal" style:font-size-asian="11pt" style:font-style-asian="normal" style:font-size-complex="11pt" style:font-style-complex="normal"/>
    </style:style>
    <style:style style:name="P22"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3"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4" style:family="paragraph" style:parent-style-name="Table_20_Contents">
      <style:text-properties style:font-name="Courier New" fo:font-size="9pt" style:font-size-asian="9pt" style:font-size-complex="9pt"/>
    </style:style>
    <style:style style:name="P25" style:family="paragraph" style:parent-style-name="Table_20_Contents">
      <style:paragraph-properties fo:text-align="end" style:justify-single-word="false"/>
      <style:text-properties style:font-name="Courier New" fo:font-size="9pt" style:font-size-asian="9pt" style:font-size-complex="9pt"/>
    </style:style>
    <style:style style:name="P26"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Table_20_Contents">
      <style:text-properties fo:font-size="10pt" fo:font-style="italic" fo:background-color="transparent" style:font-size-asian="10pt" style:font-style-asian="italic" style:font-size-complex="10pt" style:font-style-complex="italic"/>
    </style:style>
    <style:style style:name="P28"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29" style:family="paragraph" style:parent-style-name="Table_20_Contents">
      <style:text-properties fo:font-size="10pt" fo:background-color="transparent" style:font-size-asian="10pt" style:font-size-complex="10pt"/>
    </style:style>
    <style:style style:name="P30"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1" style:family="paragraph" style:parent-style-name="Table_20_Contents">
      <style:text-properties fo:font-size="10pt" style:font-size-asian="10pt" style:font-size-complex="10pt"/>
    </style:style>
    <style:style style:name="P32" style:family="paragraph" style:parent-style-name="Table_20_Contents">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fo:language="zxx" fo:country="none" style:language-asian="zxx" style:country-asian="none" style:language-complex="zxx" style:country-complex="none"/>
    </style:style>
    <style:style style:name="P35" style:family="paragraph" style:parent-style-name="Table_20_Contents">
      <style:text-properties fo:font-size="11pt" style:font-size-asian="11pt" style:font-size-complex="11pt"/>
    </style:style>
    <style:style style:name="P36"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7" style:family="paragraph" style:parent-style-name="Table_20_Contents">
      <style:paragraph-properties fo:text-align="justify" style:justify-single-word="false"/>
      <style:text-properties style:font-size-asian="10pt" style:font-size-complex="10pt"/>
    </style:style>
    <style:style style:name="P38"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39" style:family="paragraph" style:parent-style-name="Table_20_Contents">
      <style:text-properties fo:color="#ff3333" fo:font-size="10pt" fo:background-color="transparent" style:font-size-asian="10pt" style:font-size-complex="10pt"/>
    </style:style>
    <style:style style:name="P40" style:family="paragraph" style:parent-style-name="Table_20_Contents">
      <style:text-properties fo:color="#00cc00" fo:font-size="10pt" fo:background-color="transparent" style:font-size-asian="10pt" style:font-size-complex="10pt"/>
    </style:style>
    <style:style style:name="P41" style:family="paragraph" style:parent-style-name="Table_20_Contents">
      <style:text-properties fo:font-size="2pt" style:font-size-asian="2pt" style:font-size-complex="2pt"/>
    </style:style>
    <style:style style:name="P42" style:family="paragraph" style:parent-style-name="Table_20_Contents">
      <style:paragraph-properties fo:text-align="center" style:justify-single-word="false"/>
      <style:text-properties fo:font-size="2pt" style:font-size-asian="2pt" style:font-size-complex="2pt"/>
    </style:style>
    <style:style style:name="P43" style:family="paragraph" style:parent-style-name="Table_20_Contents">
      <style:paragraph-properties fo:text-align="justify" style:justify-single-word="false"/>
      <style:text-properties fo:font-size="2pt" style:font-size-asian="2pt" style:font-size-complex="2pt"/>
    </style:style>
    <style:style style:name="P44" style:family="paragraph" style:parent-style-name="Table_20_Contents">
      <style:paragraph-properties fo:text-align="justify" style:justify-single-word="false"/>
    </style:style>
    <style:style style:name="P45" style:family="paragraph" style:parent-style-name="Table_20_Contents">
      <style:paragraph-properties fo:text-align="justify" style:justify-single-word="false"/>
      <style:text-properties style:font-size-asian="12pt" style:font-size-complex="12pt"/>
    </style:style>
    <style:style style:name="P46" style:family="paragraph" style:parent-style-name="Table_20_Contents">
      <style:paragraph-properties fo:text-align="center" style:justify-single-word="false"/>
      <style:text-properties style:font-size-asian="12pt" style:font-size-complex="12pt"/>
    </style:style>
    <style:style style:name="P47" style:family="paragraph" style:parent-style-name="Table_20_Contents">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48" style:family="paragraph" style:parent-style-name="Table_20_Contents">
      <style:paragraph-properties fo:text-align="justify" style:justify-single-word="false"/>
      <style:text-properties fo:font-size="12pt" style:font-size-asian="12pt" style:font-size-complex="12pt"/>
    </style:style>
    <style:style style:name="P49" style:family="paragraph" style:parent-style-name="Table_20_Contents">
      <style:paragraph-properties fo:text-align="center" style:justify-single-word="false"/>
      <style:text-properties style:text-underline-style="solid" style:text-underline-width="auto" style:text-underline-color="font-color" fo:font-weight="bold" style:font-size-asian="12pt" style:font-weight-asian="bold" style:font-size-complex="12pt" style:font-weight-complex="bold"/>
    </style:style>
    <style:style style:name="P50" style:family="paragraph" style:parent-style-name="Table_20_Contents">
      <style:text-properties style:text-line-through-style="solid"/>
    </style:style>
    <style:style style:name="P51" style:family="paragraph" style:parent-style-name="Table_20_Contents">
      <style:paragraph-properties fo:text-align="center" style:justify-single-word="false"/>
      <style:text-properties style:text-line-through-style="solid"/>
    </style:style>
    <style:style style:name="P52" style:family="paragraph" style:parent-style-name="Table_20_Contents">
      <style:text-properties style:text-line-through-style="solid" style:font-name="Courier New" fo:font-size="9pt" style:font-size-asian="9pt" style:font-size-complex="9pt"/>
    </style:style>
    <style:style style:name="P53" style:family="paragraph" style:parent-style-name="Table_20_Contents">
      <style:text-properties style:text-line-through-style="solid" style:font-name="Courier New" fo:font-size="9pt" fo:language="zxx" fo:country="none" style:font-size-asian="9pt" style:language-asian="zxx" style:country-asian="none" style:font-size-complex="9pt" style:language-complex="zxx" style:country-complex="none"/>
    </style:style>
    <style:style style:name="P54" style:family="paragraph" style:parent-style-name="Table_20_Contents">
      <style:text-properties style:text-line-through-style="solid" fo:language="zxx" fo:country="none" fo:background-color="transparent" style:language-asian="zxx" style:country-asian="none" style:language-complex="zxx" style:country-complex="none"/>
    </style:style>
    <style:style style:name="P55" style:family="paragraph" style:parent-style-name="Table_20_Contents">
      <style:text-properties style:text-line-through-style="solid" fo:language="zxx" fo:country="none" style:language-asian="zxx" style:country-asian="none" style:language-complex="zxx" style:country-complex="none"/>
    </style:style>
    <style:style style:name="P56" style:family="paragraph" style:parent-style-name="Table_20_Contents">
      <style:text-properties style:text-line-through-style="solid" fo:font-size="10pt" fo:language="zxx" fo:country="none" style:font-size-asian="10pt" style:language-asian="zxx" style:country-asian="none" style:font-size-complex="10pt" style:language-complex="zxx" style:country-complex="none"/>
    </style:style>
    <style:style style:name="P57" style:family="paragraph" style:parent-style-name="Table_20_Contents">
      <style:text-properties style:text-line-through-style="none" fo:language="zxx" fo:country="none" style:language-asian="zxx" style:country-asian="none" style:language-complex="zxx" style:country-complex="none"/>
    </style:style>
    <style:style style:name="P58" style:family="paragraph" style:parent-style-name="Table_20_Contents">
      <style:text-properties style:text-line-through-style="none" fo:language="zxx" fo:country="none" fo:background-color="transparent" style:language-asian="zxx" style:country-asian="none" style:language-complex="zxx" style:country-complex="none"/>
    </style:style>
    <style:style style:name="P59" style:family="paragraph" style:parent-style-name="Footnote">
      <style:paragraph-properties fo:text-align="end" style:justify-single-word="false"/>
    </style:style>
    <style:style style:name="P60" style:family="paragraph" style:parent-style-name="Standard">
      <style:paragraph-properties fo:text-align="end" style:justify-single-word="false"/>
      <style:text-properties style:font-name="Arial"/>
    </style:style>
    <style:style style:name="P61"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2" style:family="paragraph" style:parent-style-name="Standard">
      <style:paragraph-properties fo:text-align="center" style:justify-single-word="false"/>
      <style:text-properties style:font-name="Arial"/>
    </style:style>
    <style:style style:name="P63" style:family="paragraph" style:parent-style-name="Standard">
      <style:text-properties fo:language="ca" fo:country="ES" style:language-asian="zxx" style:country-asian="none" style:language-complex="zxx" style:country-complex="none"/>
    </style:style>
    <style:style style:name="P64"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65"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6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7"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68"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69" style:family="paragraph" style:parent-style-name="Standard">
      <style:text-properties fo:language="ca" fo:country="ES" fo:background-color="transparent" style:language-asian="zxx" style:country-asian="none" style:language-complex="zxx" style:country-complex="none"/>
    </style:style>
    <style:style style:name="P70"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7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72"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73"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74"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75" style:family="paragraph" style:parent-style-name="Standard">
      <style:paragraph-properties fo:text-align="justify" style:justify-single-word="false"/>
      <style:text-properties fo:language="ca" fo:country="ES"/>
    </style:style>
    <style:style style:name="P76" style:family="paragraph" style:parent-style-name="Standard">
      <style:text-properties fo:language="ca" fo:country="ES" fo:background-color="#ffff99" style:language-asian="zxx" style:country-asian="none" style:language-complex="zxx" style:country-complex="none"/>
    </style:style>
    <style:style style:name="P77"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78"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9"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0"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81" style:family="paragraph" style:parent-style-name="Standard">
      <style:text-properties style:font-name="Courier New" fo:language="ca" fo:country="ES" style:language-asian="zxx" style:country-asian="none" style:language-complex="zxx" style:country-complex="none"/>
    </style:style>
    <style:style style:name="P82"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83"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4" style:family="paragraph" style:parent-style-name="Standard">
      <style:paragraph-properties>
        <style:tab-stops>
          <style:tab-stop style:position="-0.476cm"/>
        </style:tab-stops>
      </style:paragraph-properties>
    </style:style>
    <style:style style:name="P85" style:family="paragraph" style:parent-style-name="Standard">
      <style:text-properties fo:language="zxx" fo:country="none" style:language-asian="zxx" style:country-asian="none" style:language-complex="zxx" style:country-complex="none"/>
    </style:style>
    <style:style style:name="P86"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87"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88" style:family="paragraph" style:parent-style-name="Standard">
      <style:paragraph-properties fo:text-align="justify" style:justify-single-word="false"/>
    </style:style>
    <style:style style:name="P89"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90" style:family="paragraph" style:parent-style-name="Standard">
      <style:text-properties fo:font-size="10pt" style:font-size-asian="10pt" style:font-size-complex="10pt"/>
    </style:style>
    <style:style style:name="P91"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92" style:family="paragraph" style:parent-style-name="Standard">
      <style:text-properties fo:background-color="transparent"/>
    </style:style>
    <style:style style:name="P93" style:family="paragraph" style:parent-style-name="Standard">
      <style:paragraph-properties fo:text-align="justify" style:justify-single-word="false"/>
      <style:text-properties fo:font-size="12pt" fo:language="en" fo:country="US" style:font-size-asian="12pt" style:font-size-complex="12pt"/>
    </style:style>
    <style:style style:name="P94" style:family="paragraph" style:parent-style-name="Standard">
      <style:paragraph-properties fo:text-align="justify" style:justify-single-word="false"/>
      <style:text-properties fo:font-size="12pt" fo:language="ca" fo:country="ES" style:font-size-asian="12pt" style:font-size-complex="12pt"/>
    </style:style>
    <style:style style:name="P95" style:family="paragraph" style:parent-style-name="Standard">
      <style:paragraph-properties fo:text-align="justify" style:justify-single-word="false"/>
      <style:text-properties fo:font-size="12pt" fo:language="ca" fo:country="ES" style:text-underline-style="none" fo:font-weight="normal" style:font-size-asian="12pt" style:font-weight-asian="normal" style:font-size-complex="12pt" style:font-weight-complex="normal"/>
    </style:style>
    <style:style style:name="P96" style:family="paragraph" style:parent-style-name="Standard">
      <style:paragraph-properties fo:text-align="center" style:justify-single-word="false"/>
      <style:text-properties fo:font-size="12pt" fo:language="ca" fo:country="ES" style:text-underline-style="solid" style:text-underline-width="auto" style:text-underline-color="font-color" fo:font-weight="bold" style:font-size-asian="12pt" style:font-weight-asian="bold" style:font-size-complex="12pt" style:font-weight-complex="bold"/>
    </style:style>
    <style:style style:name="P97" style:family="paragraph" style:parent-style-name="Standard">
      <style:paragraph-properties fo:text-align="justify" style:justify-single-word="false"/>
      <style:text-properties fo:font-size="2pt" style:font-size-asian="2pt" style:font-size-complex="2pt"/>
    </style:style>
    <style:style style:name="P98" style:family="paragraph" style:parent-style-name="Standard">
      <style:text-properties style:text-line-through-style="solid"/>
    </style:style>
    <style:style style:name="P99" style:family="paragraph" style:parent-style-name="Standard">
      <style:paragraph-properties fo:text-align="center" style:justify-single-word="false"/>
      <style:text-properties style:text-line-through-style="solid"/>
    </style:style>
    <style:style style:name="P100" style:family="paragraph" style:parent-style-name="Standard">
      <style:text-properties style:text-line-through-style="solid" fo:language="zxx" fo:country="none" style:language-asian="zxx" style:country-asian="none" style:language-complex="zxx" style:country-complex="none"/>
    </style:style>
    <style:style style:name="P101" style:family="paragraph" style:parent-style-name="Standard">
      <style:text-properties style:text-line-through-style="none" fo:language="zxx" fo:country="none" style:language-asian="zxx" style:country-asian="none" style:language-complex="zxx" style:country-complex="none"/>
    </style:style>
    <style:style style:name="P102"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103" style:family="paragraph" style:parent-style-name="Text_20_body">
      <style:paragraph-properties fo:break-before="page"/>
    </style:style>
    <style:style style:name="P104" style:family="paragraph" style:parent-style-name="Standard">
      <style:paragraph-properties fo:text-align="start" style:justify-single-word="false" fo:break-before="page"/>
    </style:style>
    <style:style style:name="P105" style:family="paragraph" style:parent-style-name="Standard">
      <style:paragraph-properties fo:break-before="page"/>
      <style:text-properties style:font-name="Arial1" fo:font-size="11pt" fo:language="zxx" fo:country="none" fo:background-color="transparent" style:language-asian="zxx" style:country-asian="none" style:language-complex="zxx" style:country-complex="none"/>
    </style:style>
    <style:style style:name="P106"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107" style:family="paragraph" style:parent-style-name="Standard">
      <style:paragraph-properties fo:margin-left="1.27cm" fo:margin-right="0cm" fo:text-align="justify" style:justify-single-word="false" fo:text-indent="0cm" style:auto-text-indent="false"/>
    </style:style>
    <style:style style:name="P108" style:family="paragraph" style:parent-style-name="Standard">
      <style:paragraph-properties fo:margin-left="2.469cm" fo:margin-right="-0.018cm" fo:text-indent="0cm" style:auto-text-indent="false">
        <style:tab-stops>
          <style:tab-stop style:position="-0.476cm"/>
        </style:tab-stops>
      </style:paragraph-properties>
    </style:style>
    <style:style style:name="P109" style:family="paragraph" style:parent-style-name="Text_20_body">
      <style:text-properties fo:language="ca" fo:country="ES"/>
    </style:style>
    <style:style style:name="P110" style:family="paragraph" style:parent-style-name="Text_20_body">
      <style:text-properties fo:language="ca" fo:country="ES" style:language-asian="zxx" style:country-asian="none" style:language-complex="zxx" style:country-complex="none"/>
    </style:style>
    <style:style style:name="P111" style:family="paragraph" style:parent-style-name="Text_20_body">
      <style:text-properties fo:language="ca" fo:country="ES" fo:background-color="transparent" style:language-asian="zxx" style:country-asian="none" style:language-complex="zxx" style:country-complex="none"/>
    </style:style>
    <style:style style:name="P112" style:family="paragraph" style:parent-style-name="Text_20_body">
      <style:text-properties fo:language="zxx" fo:country="none" style:language-asian="zxx" style:country-asian="none" style:language-complex="zxx" style:country-complex="none"/>
    </style:style>
    <style:style style:name="P113" style:family="paragraph" style:parent-style-name="Text_20_body">
      <style:text-properties style:font-name="Courier New"/>
    </style:style>
    <style:style style:name="P114" style:family="paragraph" style:parent-style-name="Text_20_body">
      <style:text-properties style:font-name="Courier New" fo:font-size="10pt" style:font-size-asian="10pt" style:font-size-complex="10pt"/>
    </style:style>
    <style:style style:name="P115" style:family="paragraph" style:parent-style-name="Text_20_body">
      <style:text-properties style:font-name="Courier New" fo:font-size="10pt" fo:font-weight="bold" style:font-size-asian="10pt" style:font-weight-asian="bold" style:font-size-complex="10pt" style:font-weight-complex="bold"/>
    </style:style>
    <style:style style:name="P116"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117" style:family="paragraph" style:parent-style-name="Text_20_body">
      <style:text-properties style:font-name="Courier New" fo:font-size="9pt" style:font-size-asian="9pt" style:font-size-complex="9pt"/>
    </style:style>
    <style:style style:name="P118" style:family="paragraph" style:parent-style-name="Text_20_body">
      <style:paragraph-properties fo:text-align="justify" style:justify-single-word="false"/>
      <style:text-properties style:font-name="Courier New" fo:font-size="9pt" style:font-size-asian="9pt" style:font-size-complex="9pt"/>
    </style:style>
    <style:style style:name="P119" style:family="paragraph" style:parent-style-name="Text_20_body">
      <style:text-properties style:font-name="Courier New" fo:font-size="9pt" fo:font-style="italic" style:font-size-asian="9pt" style:font-style-asian="italic" style:font-size-complex="9pt" style:font-style-complex="italic"/>
    </style:style>
    <style:style style:name="P120" style:family="paragraph" style:parent-style-name="Text_20_body">
      <style:text-properties style:font-name="Arial" fo:language="ca" fo:country="ES" style:language-asian="zxx" style:country-asian="none" style:language-complex="zxx" style:country-complex="none"/>
    </style:style>
    <style:style style:name="P121"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122"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3"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124"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5" style:family="paragraph" style:parent-style-name="Text_20_body">
      <style:paragraph-properties fo:text-align="justify" style:justify-single-word="false"/>
      <style:text-properties fo:color="#000000" style:text-line-through-style="solid"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6" style:family="paragraph" style:parent-style-name="Text_20_body">
      <style:paragraph-properties fo:text-align="justify" style:justify-single-word="false"/>
    </style:style>
    <style:style style:name="P127" style:family="paragraph" style:parent-style-name="Text_20_body">
      <style:text-properties style:text-line-through-style="solid"/>
    </style:style>
    <style:style style:name="P128"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29"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30"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31" style:family="paragraph" style:parent-style-name="Standard">
      <style:paragraph-properties fo:margin-left="0.617cm" fo:margin-right="-0.018cm" fo:text-indent="-0.635cm" style:auto-text-indent="false">
        <style:tab-stops/>
      </style:paragraph-properties>
    </style:style>
    <style:style style:name="P132"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133"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134"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135"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36"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137"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138"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39"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0"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1"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42"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3"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44"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45"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146"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47"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48" style:family="paragraph" style:parent-style-name="Text_20_body">
      <style:paragraph-properties fo:margin-top="0cm" fo:margin-bottom="0cm"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49" style:family="paragraph" style:parent-style-name="Text_20_body">
      <style:paragraph-properties fo:margin-top="0cm" fo:margin-bottom="0cm" fo:line-height="0.45cm" fo:text-align="justify" style:justify-single-word="false"/>
      <style:text-properties style:font-name="Courier New" fo:font-size="12pt" style:font-size-asian="12pt" style:font-size-complex="12pt"/>
    </style:style>
    <style:style style:name="P150" style:family="paragraph" style:parent-style-name="Text_20_body">
      <style:paragraph-properties fo:margin-top="0cm" fo:margin-bottom="0cm"/>
      <style:text-properties style:font-name="Courier New" fo:font-size="9pt" style:font-size-asian="9pt" style:font-size-complex="9pt"/>
    </style:style>
    <style:style style:name="P151" style:family="paragraph" style:parent-style-name="Text_20_body">
      <style:paragraph-properties fo:margin-top="0cm" fo:margin-bottom="0cm" fo:text-align="justify" style:justify-single-word="false"/>
      <style:text-properties style:font-name="Courier New" fo:font-size="9pt" style:font-size-asian="9pt" style:font-size-complex="9pt"/>
    </style:style>
    <style:style style:name="P152" style:family="paragraph" style:parent-style-name="Text_20_body">
      <style:paragraph-properties fo:margin-top="0cm" fo:margin-bottom="0cm" fo:text-align="justify" style:justify-single-word="false"/>
      <style:text-properties fo:language="ca" fo:country="ES" style:language-asian="zxx" style:country-asian="none" style:language-complex="zxx" style:country-complex="none"/>
    </style:style>
    <style:style style:name="P153" style:family="paragraph" style:parent-style-name="Quotations">
      <style:paragraph-properties fo:margin-top="0cm" fo:margin-bottom="0cm"/>
      <style:text-properties style:font-name="Courier New" fo:font-size="9pt" style:font-size-asian="9pt" style:font-size-complex="9pt"/>
    </style:style>
    <style:style style:name="P154" style:family="paragraph" style:parent-style-name="Quotations">
      <style:text-properties style:font-name="Courier New" fo:font-size="9pt" style:font-size-asian="9pt" style:font-size-complex="9pt"/>
    </style:style>
    <style:style style:name="P155"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56" style:family="paragraph" style:parent-style-name="Standard" style:master-page-name="First_20_Page">
      <style:paragraph-properties fo:text-align="end" style:justify-single-word="false" style:page-number="auto"/>
      <style:text-properties style:font-name="Arial"/>
    </style:style>
    <style:style style:name="P157"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58" style:family="paragraph" style:parent-style-name="Standard" style:list-style-name="L18">
      <style:paragraph-properties fo:text-align="justify" style:justify-single-word="false"/>
      <style:text-properties fo:language="ca" fo:country="ES" style:language-asian="zxx" style:country-asian="none" style:language-complex="zxx" style:country-complex="none"/>
    </style:style>
    <style:style style:name="P159" style:family="paragraph" style:parent-style-name="Standard" style:list-style-name="L4">
      <style:text-properties fo:language="ca" fo:country="ES" style:language-asian="zxx" style:country-asian="none" style:language-complex="zxx" style:country-complex="none"/>
    </style:style>
    <style:style style:name="P160" style:family="paragraph" style:parent-style-name="Standard" style:list-style-name="L15">
      <style:text-properties fo:language="ca" fo:country="ES" style:language-asian="zxx" style:country-asian="none" style:language-complex="zxx" style:country-complex="none"/>
    </style:style>
    <style:style style:name="P161"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62" style:family="paragraph" style:parent-style-name="Standard" style:list-style-name="L17">
      <style:text-properties fo:language="ca" fo:country="ES" style:language-asian="zxx" style:country-asian="none" style:language-complex="zxx" style:country-complex="none"/>
    </style:style>
    <style:style style:name="P163"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64"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65" style:family="paragraph" style:parent-style-name="Standard"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166" style:family="paragraph" style:parent-style-name="Standard" style:list-style-name="L25">
      <style:paragraph-properties fo:text-align="justify" style:justify-single-word="false"/>
      <style:text-properties fo:language="ca" fo:country="ES" fo:background-color="transparent" style:language-asian="zxx" style:country-asian="none" style:language-complex="zxx" style:country-complex="none"/>
    </style:style>
    <style:style style:name="P167" style:family="paragraph" style:parent-style-name="Standard" style:list-style-name="L5">
      <style:text-properties fo:color="#000000" style:text-line-through-style="soli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68" style:family="paragraph" style:parent-style-name="Standard" style:list-style-name="L11">
      <style:text-properties style:text-line-through-style="solid" fo:language="zxx" fo:country="none" style:language-asian="zxx" style:country-asian="none" style:language-complex="zxx" style:country-complex="none"/>
    </style:style>
    <style:style style:name="P169" style:family="paragraph" style:parent-style-name="Standard" style:list-style-name="L19">
      <style:paragraph-properties fo:text-align="justify" style:justify-single-word="false"/>
    </style:style>
    <style:style style:name="P170"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71"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72" style:family="paragraph" style:parent-style-name="Heading_20_2">
      <style:text-properties fo:language="ca" fo:country="ES" style:language-asian="zxx" style:country-asian="none" style:language-complex="zxx" style:country-complex="none"/>
    </style:style>
    <style:style style:name="P173" style:family="paragraph" style:parent-style-name="Heading_20_2">
      <style:text-properties fo:font-style="normal" fo:font-weight="bold" style:font-style-asian="normal" style:font-weight-asian="bold" style:font-style-complex="normal" style:font-weight-complex="bold"/>
    </style:style>
    <style:style style:name="P174" style:family="paragraph" style:parent-style-name="Heading_20_2">
      <style:paragraph-properties fo:margin-left="0cm" fo:margin-right="0cm" fo:margin-top="0cm" fo:margin-bottom="0.212cm" fo:text-align="justify" style:justify-single-word="false" fo:text-indent="0cm" style:auto-text-indent="false" fo:break-before="page" style:text-autospace="none">
        <style:tab-stops/>
      </style:paragraph-properties>
      <style:text-properties fo:language="ca" fo:country="ES"/>
    </style:style>
    <style:style style:name="P175" style:family="paragraph" style:parent-style-name="Heading_20_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76" style:family="paragraph" style:parent-style-name="Heading_20_2">
      <style:paragraph-properties fo:break-before="page"/>
    </style:style>
    <style:style style:name="P177" style:family="paragraph" style:parent-style-name="Table_20_Contents" style:list-style-name="L5">
      <style:text-properties fo:color="#000000" style:text-line-through-style="soli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78" style:family="paragraph" style:parent-style-name="Table_20_Contents" style:list-style-name="L6">
      <style:text-properties style:text-line-through-style="solid"/>
    </style:style>
    <style:style style:name="P179" style:family="paragraph" style:parent-style-name="Table_20_Contents" style:list-style-name="L7">
      <style:text-properties style:text-line-through-style="solid"/>
    </style:style>
    <style:style style:name="P180" style:family="paragraph" style:parent-style-name="Table_20_Contents" style:list-style-name="L8">
      <style:text-properties style:text-line-through-style="solid"/>
    </style:style>
    <style:style style:name="P181" style:family="paragraph" style:parent-style-name="Table_20_Contents" style:list-style-name="L10">
      <style:text-properties style:text-line-through-style="solid"/>
    </style:style>
    <style:style style:name="P182" style:family="paragraph" style:parent-style-name="Table_20_Contents" style:list-style-name="L14"/>
    <style:style style:name="P183" style:family="paragraph" style:parent-style-name="Table_20_Contents" style:list-style-name="L9">
      <style:paragraph-properties fo:margin-left="0.265cm" fo:margin-right="0.265cm" fo:text-indent="0.265cm" style:auto-text-indent="false" text:number-lines="false" text:line-number="0"/>
      <style:text-properties style:text-line-through-style="solid"/>
    </style:style>
    <style:style style:name="P184" style:family="paragraph" style:parent-style-name="Contents_20_1">
      <style:paragraph-properties>
        <style:tab-stops>
          <style:tab-stop style:position="17cm" style:type="right" style:leader-style="dotted" style:leader-text="."/>
        </style:tab-stops>
      </style:paragraph-properties>
    </style:style>
    <style:style style:name="P185" style:family="paragraph" style:parent-style-name="Contents_20_2">
      <style:paragraph-properties>
        <style:tab-stops>
          <style:tab-stop style:position="16.501cm" style:type="right" style:leader-style="dotted" style:leader-text="."/>
        </style:tab-stops>
      </style:paragraph-properties>
    </style:style>
    <style:style style:name="P186" style:family="paragraph" style:parent-style-name="Contents_20_3">
      <style:paragraph-properties>
        <style:tab-stops>
          <style:tab-stop style:position="16.002cm" style:type="right" style:leader-style="dotted" style:leader-text="."/>
        </style:tab-stops>
      </style:paragraph-properties>
    </style:style>
    <style:style style:name="P187" style:family="paragraph" style:parent-style-name="Contents_20_4">
      <style:paragraph-properties>
        <style:tab-stops>
          <style:tab-stop style:position="15.503cm" style:type="right" style:leader-style="dotted" style:leader-text="."/>
        </style:tab-stops>
      </style:paragraph-properties>
    </style:style>
    <style:style style:name="P188"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89" style:family="paragraph" style:parent-style-name="Heading_20_3">
      <style:text-properties fo:language="ca" fo:country="ES"/>
    </style:style>
    <style:style style:name="P190" style:family="paragraph" style:parent-style-name="Heading_20_3">
      <style:text-properties fo:language="ca" fo:country="ES" fo:background-color="transparent" style:language-asian="zxx" style:country-asian="none" style:language-complex="zxx" style:country-complex="none"/>
    </style:style>
    <style:style style:name="P191" style:family="paragraph" style:parent-style-name="Heading_20_3">
      <style:text-properties fo:language="ca" fo:country="ES" style:language-asian="zxx" style:country-asian="none" style:language-complex="zxx" style:country-complex="none"/>
    </style:style>
    <style:style style:name="P192" style:family="paragraph" style:parent-style-name="Heading_20_3">
      <style:text-properties fo:font-weight="bold" style:font-weight-asian="bold" style:font-weight-complex="bold"/>
    </style:style>
    <style:style style:name="P193" style:family="paragraph" style:parent-style-name="Heading_20_4">
      <style:text-properties fo:language="ca" fo:country="ES" style:language-asian="zxx" style:country-asian="none" style:language-complex="zxx" style:country-complex="none"/>
    </style:style>
    <style:style style:name="P194"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95" style:family="paragraph" style:parent-style-name="Text_20_body" style:list-style-name="L13">
      <style:text-properties fo:language="ca" fo:country="ES" style:language-asian="zxx" style:country-asian="none" style:language-complex="zxx" style:country-complex="none"/>
    </style:style>
    <style:style style:name="P196" style:family="paragraph" style:parent-style-name="Text_20_body" style:list-style-name="L20">
      <style:text-properties fo:language="ca" fo:country="ES"/>
    </style:style>
    <style:style style:name="P197" style:family="paragraph" style:parent-style-name="Text_20_body" style:list-style-name="L16"/>
    <style:style style:name="P198" style:family="paragraph" style:parent-style-name="Text_20_body" style:list-style-name="L19"/>
    <style:style style:name="P199" style:family="paragraph" style:parent-style-name="Text_20_body" style:list-style-name="L19">
      <style:paragraph-properties fo:text-align="justify" style:justify-single-word="false"/>
    </style:style>
    <style:style style:name="P200" style:family="paragraph" style:parent-style-name="Text_20_body" style:list-style-name="L22"/>
    <style:style style:name="P201" style:family="paragraph" style:parent-style-name="Text_20_body" style:list-style-name="L23"/>
    <style:style style:name="P202" style:family="paragraph" style:parent-style-name="Text_20_body" style:list-style-name="L24">
      <style:text-properties style:font-name="Courier New"/>
    </style:style>
    <style:style style:name="P203" style:family="paragraph" style:parent-style-name="Text_20_body" style:list-style-name="L21" style:master-page-name="">
      <style:paragraph-properties fo:margin-left="1.235cm" fo:margin-right="0cm" fo:margin-top="0cm" fo:margin-bottom="0.212cm" fo:text-align="justify" style:justify-single-word="false" fo:text-indent="0cm" style:auto-text-indent="false" style:page-number="auto" style:text-autospace="none">
        <style:tab-stops/>
      </style:paragraph-properties>
      <style:text-properties fo:language="ca" fo:country="ES"/>
    </style:style>
    <style:style style:name="P204" style:family="paragraph" style:parent-style-name="Text_20_body" style:list-style-name="L21">
      <style:paragraph-properties fo:margin-left="1.235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205" style:family="paragraph" style:parent-style-name="Text_20_body" style:list-style-name="L21">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206"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style:font-weight-asian="bold" style:font-weight-complex="bold"/>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8" style:family="text">
      <style:text-properties style:font-name="Courier New" fo:font-size="10pt" style:font-size-asian="10pt" style:font-size-complex="10pt"/>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ca" fo:country="ES" style:language-asian="zxx" style:country-asian="none" style:language-complex="zxx" style:country-complex="none"/>
    </style:style>
    <style:style style:name="T11"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2"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3" style:family="text">
      <style:text-properties style:font-name="Courier New" style:font-name-asian="Courier New" style:font-name-complex="Courier New"/>
    </style:style>
    <style:style style:name="T14" style:family="text">
      <style:text-properties style:font-name="Courier New" fo:font-size="9pt" style:font-size-asian="9pt" style:font-size-complex="9pt"/>
    </style:style>
    <style:style style:name="T15" style:family="text">
      <style:text-properties style:font-name="Courier New" fo:font-size="9pt" fo:font-weight="bold" style:font-size-asian="9pt" style:font-weight-asian="bold" style:font-size-complex="9pt" style:font-weight-complex="bold"/>
    </style:style>
    <style:style style:name="T16" style:family="text">
      <style:text-properties fo:language="zxx" fo:country="none"/>
    </style:style>
    <style:style style:name="T17" style:family="text">
      <style:text-properties fo:language="zxx" fo:country="none" style:language-asian="zxx" style:country-asian="none" style:language-complex="zxx" style:country-complex="none"/>
    </style:style>
    <style:style style:name="T18" style:family="text">
      <style:text-properties fo:language="zxx" fo:country="none" fo:background-color="transparent"/>
    </style:style>
    <style:style style:name="T19" style:family="text">
      <style:text-properties fo:language="zxx" fo:country="none" fo:font-style="italic" style:language-asian="zxx" style:country-asian="none" style:font-style-asian="italic" style:language-complex="zxx" style:country-complex="none" style:font-style-complex="italic"/>
    </style:style>
    <style:style style:name="T20" style:family="text">
      <style:text-properties fo:font-weight="bold" style:font-weight-asian="bold" style:font-weight-complex="bold"/>
    </style:style>
    <style:style style:name="T21" style:family="text">
      <style:text-properties fo:font-weight="bold" fo:background-color="#ffff99" style:font-weight-asian="bold" style:font-weight-complex="bold"/>
    </style:style>
    <style:style style:name="T22" style:family="text">
      <style:text-properties fo:font-weight="bold" fo:background-color="transparent" style:font-weight-asian="bold" style:font-weight-complex="bold"/>
    </style:style>
    <style:style style:name="T23" style:family="text">
      <style:text-properties style:font-name="Times New Roman" fo:language="ca" fo:country="ES" style:language-asian="zxx" style:country-asian="none" style:language-complex="zxx" style:country-complex="none"/>
    </style:style>
    <style:style style:name="T24" style:family="text">
      <style:text-properties fo:background-color="#ffff00"/>
    </style:style>
    <style:style style:name="T25" style:family="text">
      <style:text-properties style:font-name="Arial1" fo:font-size="11pt" fo:background-color="transparent"/>
    </style:style>
    <style:style style:name="T26" style:family="text">
      <style:text-properties style:font-name="Arial1" fo:font-size="11pt" fo:language="zxx" fo:country="none" fo:background-color="transparent" style:language-asian="zxx" style:country-asian="none" style:language-complex="zxx" style:country-complex="none"/>
    </style:style>
    <style:style style:name="T27" style:family="text">
      <style:text-properties style:font-name="Arial" fo:language="ca" fo:country="ES" style:language-asian="zxx" style:country-asian="none" style:language-complex="zxx" style:country-complex="none"/>
    </style:style>
    <style:style style:name="T28" style:family="text">
      <style:text-properties style:font-name="Arial" style:font-name-asian="Wingdings" style:font-name-complex="Wingdings"/>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style:font-style-asian="italic" style:font-style-complex="italic"/>
    </style:style>
    <style:style style:name="T31" style:family="text">
      <style:text-properties fo:font-weight="normal" style:font-weight-asian="normal" style:font-weight-complex="normal"/>
    </style:style>
    <style:style style:name="T32" style:family="text">
      <style:text-properties fo:background-color="transparent"/>
    </style:style>
    <style:style style:name="T33" style:family="text">
      <style:text-properties fo:color="#000000" fo:language="ca" fo:country="ES" fo:font-style="italic" fo:font-weight="normal" fo:background-color="transparent" style:language-asian="zxx" style:country-asian="none" style:font-style-asian="italic" style:font-weight-asian="normal" style:language-complex="zxx" style:country-complex="none" style:font-style-complex="italic" style:font-weight-complex="normal"/>
    </style:style>
    <style:style style:name="T34" style:family="text">
      <style:text-properties fo:color="#000000"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5" style:family="text">
      <style:text-properties fo:color="#000000" style:font-name="Courier New"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6" style:family="text">
      <style:text-properties style:font-name="Wingdings" style:font-name-asian="Wingdings" style:font-name-complex="Wingdings"/>
    </style:style>
    <style:style style:name="T37" style:family="text">
      <style:text-properties style:font-name="Symbol" fo:font-size="11.5pt" fo:font-weight="bold" style:font-name-asian="Symbol" style:font-size-asian="11.5pt" style:font-weight-asian="bold" style:font-name-complex="Symbol" style:font-size-complex="11.5pt" style:font-weight-complex="bold"/>
    </style:style>
    <style:style style:name="T38" style:family="text">
      <style:text-properties fo:background-color="#ffff99"/>
    </style:style>
    <style:style style:name="T39" style:family="text">
      <style:text-properties style:text-underline-style="solid" style:text-underline-width="auto" style:text-underline-color="font-color"/>
    </style:style>
    <style:style style:name="T40" style:family="text">
      <style:text-properties style:text-line-through-style="solid"/>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22">
      <text:list-level-style-number text:level="1" text:style-name="Numbering_20_Symbols" style:num-prefix="("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2.63cm" fo:text-indent="-0.635cm" fo:margin-left="2.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5cm" fo:text-indent="-0.635cm" fo:margin-left="3.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cm" fo:text-indent="-0.635cm" fo:margin-left="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5cm" fo:text-indent="-0.635cm" fo:margin-left="4.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cm" fo:text-indent="-0.635cm" fo:margin-left="5.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5cm" fo:text-indent="-0.635cm" fo:margin-left="5.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cm" fo:text-indent="-0.635cm" fo:margin-left="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5cm" fo:text-indent="-0.635cm" fo:margin-left="7.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cm" fo:text-indent="-0.635cm" fo:margin-left="7.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5cm" fo:text-indent="-0.635cm" fo:margin-left="8.34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7cm" fo:text-indent="-0.635cm" fo:margin-left="7.417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6"/>
      <text:p text:style-name="P60"/>
      <text:p text:style-name="P60"/>
      <text:p text:style-name="P60"/>
      <text:p text:style-name="P60"/>
      <text:p text:style-name="P60"/>
      <text:p text:style-name="P60"/>
      <text:p text:style-name="P60"/>
      <text:p text:style-name="P60"/>
      <text:p text:style-name="P62"><draw:frame draw:style-name="fr2" draw:name="gráficos2" text:anchor-type="paragraph" svg:width="6.391cm" svg:height="3.346cm" draw:z-index="109"><draw:image xlink:href="Pictures/10000201000000E90000007A22269BDC.png" xlink:type="simple" xlink:show="embed" xlink:actuate="onLoad"/></draw:frame></text:p>
      <text:p text:style-name="P60"/>
      <text:p text:style-name="P60"/>
      <text:p text:style-name="Title">Instal·lació de PortaFIB</text:p>
      <text:p text:style-name="Subtitle">Guia Ràpida d'Instal·lació de PortaFIB</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10" draw:name="gràfics88" text:anchor-type="as-char" svg:width="4.944cm" svg:height="4.658cm" draw:z-index="120"><draw:image xlink:href="Pictures/10000201000002E6000002BB954360F5.pn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5" draw:name="gràfics125" text:anchor-type="char" svg:width="5.096cm" svg:height="3.911cm" draw:z-index="121"><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text:modification-date style:data-style-name="N36">06/09/2017</text:modification-date></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102"/>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4">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4">
          <table:table-cell table:style-name="Tabla3.B4" table:number-columns-spanned="2" office:value-type="string">
            <text:p text:style-name="P7">Millorar Documentació sobre connexió HTTPS</text:p>
          </table:table-cell>
          <table:covered-table-cell/>
          <table:table-cell table:style-name="Tabla3.B4" office:value-type="string">
            <text:p text:style-name="P7">A. Nadal</text:p>
          </table:table-cell>
          <table:table-cell table:style-name="Tabla3.D18" office:value-type="date" office:date-value="2015-09-09">
            <text:p text:style-name="P7">09/09/2015</text:p>
          </table:table-cell>
        </table:table-row>
        <table:table-row table:style-name="Tabla3.4">
          <table:table-cell table:style-name="Tabla3.B4" table:number-columns-spanned="2" office:value-type="string">
            <text:p text:style-name="P7">Actualitzar a versió 1.1</text:p>
          </table:table-cell>
          <table:covered-table-cell/>
          <table:table-cell table:style-name="Tabla3.B4" office:value-type="string">
            <text:p text:style-name="P7">A. Nadal</text:p>
          </table:table-cell>
          <table:table-cell table:style-name="Tabla3.B4" office:value-type="string">
            <text:p text:style-name="P7">03/02/2016</text:p>
          </table:table-cell>
        </table:table-row>
        <table:table-row table:style-name="Tabla3.4">
          <table:table-cell table:style-name="Tabla3.B4" table:number-columns-spanned="2" office:value-type="string">
            <text:p text:style-name="P7">Migració GitHub</text:p>
          </table:table-cell>
          <table:covered-table-cell/>
          <table:table-cell table:style-name="Tabla3.B4" office:value-type="string">
            <text:p text:style-name="P7">A. Nadal</text:p>
          </table:table-cell>
          <table:table-cell table:style-name="Tabla3.B4" office:value-type="string">
            <text:p text:style-name="P7">26/02/2016</text:p>
          </table:table-cell>
        </table:table-row>
        <table:table-row table:style-name="Tabla3.4">
          <table:table-cell table:style-name="Tabla3.B4" table:number-columns-spanned="2" office:value-type="string">
            <text:p text:style-name="P7">Configurar LDAP</text:p>
          </table:table-cell>
          <table:covered-table-cell/>
          <table:table-cell table:style-name="Tabla3.B4" office:value-type="string">
            <text:p text:style-name="P7">A. Nadal</text:p>
          </table:table-cell>
          <table:table-cell table:style-name="Tabla3.B4" office:value-type="string">
            <text:p text:style-name="P7">06/09/2017</text:p>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104"/>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84">1.-Introducció<text:tab/>5</text:p>
          <text:p text:style-name="P184">2.-Configurar JBOSS<text:tab/>5</text:p>
          <text:p text:style-name="P185">2.1.-Instal·lació de JBoss<text:tab/>5</text:p>
          <text:p text:style-name="P185">2.2.-Configurar Servidor JBoss<text:tab/>6</text:p>
          <text:p text:style-name="P186">2.2.1.-Directori de PortaFIB<text:tab/>6</text:p>
          <text:p text:style-name="P186">2.2.2.-Port Segur HTTPS<text:tab/>7</text:p>
          <text:p text:style-name="P186">2.2.3.-Publicar Ports a peticions externes<text:tab/>7</text:p>
          <text:p text:style-name="P186">2.2.4.-Requeriments de memòria<text:tab/>7</text:p>
          <text:p text:style-name="P186">2.2.5.-Permetre consultes sobre múltiples Datasources<text:tab/>8</text:p>
          <text:p text:style-name="P186">2.2.6.-Autenticador WSBASIC<text:tab/>8</text:p>
          <text:p text:style-name="P186">2.2.7.-Configurar JBoss com a Servei<text:tab/>8</text:p>
          <text:p text:style-name="P185">2.3.-Fitxers de Configuració<text:tab/>9</text:p>
          <text:p text:style-name="P186">2.3.1.-Fitxer JDBC d'accés a BBDD<text:tab/>9</text:p>
          <text:p text:style-name="P187">2.3.1.1.-Oracle<text:tab/>9</text:p>
          <text:p text:style-name="P187">2.3.1.2.-PostgreSQL<text:tab/>9</text:p>
          <text:p text:style-name="P186">2.3.2.-Fitxer de Propietats<text:tab/>9</text:p>
          <text:p text:style-name="P187">2.3.2.1.-Propietats Generals PortaFIB<text:tab/>10</text:p>
          <text:p text:style-name="P187">2.3.2.2.-Plugins<text:tab/>16</text:p>
          <text:p text:style-name="P186">2.3.3.-Configurar Coes<text:tab/>16</text:p>
          <text:p text:style-name="P186">2.3.4.-Configurar Servidor de Correu<text:tab/>17</text:p>
          <text:p text:style-name="P186">2.3.5.-Autenticació i Autorització per Usuaris Persona<text:tab/>17</text:p>
          <text:p text:style-name="P187">2.3.5.1.-Configurar per Base de Dades<text:tab/>17</text:p>
          <text:p text:style-name="P187">2.3.5.2.-Configurar per LDAP<text:tab/>18</text:p>
          <text:p text:style-name="P186">2.3.6.-Autenticació i Autorització per Usuaris Aplicació<text:tab/>20</text:p>
          <text:p text:style-name="P185">2.4.-Copia de binaris<text:tab/>21</text:p>
          <text:p text:style-name="P185">2.5.-DataSources<text:tab/>21</text:p>
          <text:p text:style-name="P184">3.-Plugins<text:tab/>22</text:p>
          <text:p text:style-name="P185">3.1.-Plugin de Conversió de Documents<text:tab/>22</text:p>
          <text:p text:style-name="P185">3.2.-Plugin de Certificat<text:tab/>22</text:p>
          <text:p text:style-name="P186">3.2.1.-Plugin Fake<text:tab/>23</text:p>
          <text:p text:style-name="P186">3.2.2.-Plugin @firma CXF<text:tab/>23</text:p>
          <text:p text:style-name="P186">3.2.3.-Plugin @firma<text:tab/>23</text:p>
          <text:p text:style-name="P185">3.3.-Plugin de Informació d'Usuari<text:tab/>24</text:p>
          <text:p text:style-name="P186">3.3.1.-Plugin de UserInformation via DataBase<text:tab/>24</text:p>
          <text:p text:style-name="P186">3.3.2.-Plugin de UserInformation via LDAP<text:tab/>26</text:p>
          <text:p text:style-name="P185">3.4.-Plugin de Custòdia Documental<text:tab/>27</text:p>
          <text:p text:style-name="P185">3.5.-Plugins de Firma WEB<text:tab/>27</text:p>
          <text:p text:style-name="P184">4.-Gestió de BBDD<text:tab/>28</text:p>
          <text:p text:style-name="P185">4.1.-Crear usuari i BBDD per PortaFIB<text:tab/>28</text:p>
          <text:p text:style-name="P186">4.1.1.-Connectar-se a la BBDD<text:tab/>28</text:p>
          <text:p text:style-name="P186">4.1.2.-Crearem l'usuari portafib:<text:tab/>28</text:p>
          <text:p text:style-name="P186">4.1.3.-Crear la BBDD<text:tab/>28</text:p>
          <text:p text:style-name="P185">4.2.-Crear esquema de taules i inserir dades<text:tab/>28</text:p>
          <text:p text:style-name="P186">4.2.1.-Connectar-se al servidor de BBDD amb l'usuari portafib:<text:tab/>28</text:p>
          <text:p text:style-name="P186">4.2.2.-Donam permisos al usuari:<text:tab/>29</text:p>
          <text:p text:style-name="P186">4.2.3.-Importam l'estructura de taules i dades dins la BBDD<text:tab/>29</text:p>
          <text:p text:style-name="P186">4.2.4.-Sortir<text:tab/>29</text:p>
          <text:p text:style-name="P185"><text:soft-page-break/>4.3.-Crear usuari i BBDD per la gestió d'usuaris PortaFIB.<text:tab/>29</text:p>
          <text:p text:style-name="P184">5.-Annexes<text:tab/>30</text:p>
          <text:p text:style-name="P185">5.1.-Compilar PortaFIB des de Git de GitHub<text:tab/>30</text:p>
          <text:p text:style-name="P186">5.1.1.-Git Clone<text:tab/>30</text:p>
          <text:p text:style-name="P186">5.1.2.-Llibreries sense repositori a Internet<text:tab/>30</text:p>
          <text:p text:style-name="P186">5.1.3.-Firma del jar l'Applet o Applet firmat per defecte<text:tab/>31</text:p>
          <text:p text:style-name="P187">5.1.3.1.-Utilitzar Applet ja Firmat<text:tab/>31</text:p>
          <text:p text:style-name="P187">5.1.3.2.-Compilar i Firmar l'Applet <text:tab/>31</text:p>
          <text:p text:style-name="P186">5.1.4.-Compilació<text:tab/>32</text:p>
          <text:p text:style-name="P185">5.2.-Connexions HTTPS i ClientCert en JBoss<text:tab/>34</text:p>
          <text:p text:style-name="P186">5.2.1.-Magatzem amb el certificats de client acceptats<text:tab/>34</text:p>
          <text:p text:style-name="P187">5.2.1.1.-Crear KeyStore Buit<text:tab/>35</text:p>
          <text:p text:style-name="P187">5.2.1.2.-Incorporar certificats de confiança<text:tab/>35</text:p>
          <text:p text:style-name="P187">5.2.1.3.-Copiar fitxer de truststore a JBOSS<text:tab/>35</text:p>
          <text:p text:style-name="P186">5.2.2.-Magatzem amb la identitat del servidor per connexions https<text:tab/>36</text:p>
          <text:p text:style-name="P187">5.2.2.1.-Certificat d'Identitat de proves per connexions https<text:tab/>36</text:p>
          <text:p text:style-name="P187">5.2.2.2.-Certificat d'Identitat d'una Autoritat de Confiança per connexions https<text:tab/>36</text:p>
          <text:p text:style-name="P186">5.2.3.-Configurar https en el JBOSS<text:tab/>37</text:p>
          <text:p text:style-name="P187">5.2.3.1.-Configurar Port 8443 (https) del JBOSS<text:tab/>37</text:p>
          <text:p text:style-name="P187">5.2.3.2.-Afegir autenticador sobre Certificats<text:tab/>38</text:p>
          <text:p text:style-name="P186">5.2.4.-Compilar PortaFIB per ClientCert<text:tab/>38</text:p>
          <text:p text:style-name="P186">5.2.5.-Exemple d'Accés<text:tab/>39</text:p>
          <text:p text:style-name="P185">5.3.-Creació d'un certificat de proves de Client<text:tab/>40</text:p>
          <text:p text:style-name="P186">5.3.1.-Introducció<text:tab/>40</text:p>
          <text:p text:style-name="P186">5.3.2.-Crear Autoritat de Certificació<text:tab/>41</text:p>
          <text:p text:style-name="P186">5.3.3.-Afegir certificat arrel de l'Autoritat de Confiança dins jboss.truststore<text:tab/>41</text:p>
          <text:p text:style-name="P186">5.3.4.-Crear un certificat d'usuari de l'autoritat certificadora de proves<text:tab/>41</text:p>
          <text:p text:style-name="P185">5.4.-Configurar OpenOffice com a servei en Linux<text:tab/>43</text:p>
          <text:p text:style-name="P186">5.4.1.-Instal·lar OpenOffice<text:tab/>43</text:p>
          <text:p text:style-name="P186">5.4.2.-Arrancar OpenOffice com a Servei<text:tab/>43</text:p>
          <text:p text:style-name="P186">5.4.3.-Script per Arrancar OpenOffice com a Servei<text:tab/>44</text:p>
          <text:p text:style-name="P185">5.5.-Tamany de PDF suportat<text:tab/>45</text:p>
          <text:p text:style-name="P186">5.5.1.-Pujada de PDF des de entorn WEB<text:tab/>45</text:p>
          <text:p text:style-name="P186">5.5.2.-Pujada de PDF des de entorn WebServices<text:tab/>45</text:p>
          <text:p text:style-name="P186">5.5.3.-Firma de Fitxers des del Mòdul de firma MiniApple com Applet<text:tab/>46</text:p>
          <text:p text:style-name="P185">5.6.-Gestió de Rols a traves de triggers Oracle<text:tab/>46</text:p>
          <text:p text:style-name="P185">5.7.-Configuració Apache 2.2.14 o superior per connectar amb PortaFIB<text:tab/>47</text:p>
          <text:p text:style-name="P186">5.7.1.-Crear Certificats de Prova per Apache<text:tab/>47</text:p>
          <text:p text:style-name="P186">5.7.2.-Instal·lació i Configuració Apache 2.2.14 (o superior)<text:tab/>48</text:p>
          <text:p text:style-name="P187">5.7.2.1.-Instal·lació<text:tab/>48</text:p>
          <text:p text:style-name="P187">5.7.2.2.-Afegir mòduls SSL i proxy<text:tab/>48</text:p>
          <text:p text:style-name="P187">5.7.2.3.-Configurar Connexió SSL<text:tab/>48</text:p>
          <text:p text:style-name="P187">5.7.2.4.-Activar <text:s/>Virtual Host 443<text:tab/>49</text:p>
          <text:p text:style-name="P187">5.7.2.5.-Redirecció pel port 80<text:tab/>49</text:p>
          <text:p text:style-name="P187">5.7.2.6.-Host permesos per atacar PortaFIB<text:tab/>50</text:p>
          <text:p text:style-name="P187">5.7.2.7.-Obrir firewall pels ports 80 i 443<text:tab/>50</text:p>
          <text:p text:style-name="P187">5.7.2.8.-Reiniciar l'apache<text:tab/>50</text:p>
          <text:p text:style-name="P185">5.8.-Configurar JBoss com a Servei en Linux<text:tab/>51</text:p>
        </text:index-body>
      </text:table-of-content>
      <text:p text:style-name="Text_20_body"/>
      <text:p text:style-name="P103"/>
      <text:p text:style-name="Text_20_body"/>
      <text:p text:style-name="Text_20_body"/>
      <text:p text:style-name="Text_20_body"/>
      <text:h text:style-name="Heading_20_1" text:outline-level="1">Introducció</text:h>
      <text:p text:style-name="P63"/>
      <text:p text:style-name="P63"/>
      <text:p text:style-name="P66"><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9110323502342714647" text:style-name="L1">
        <text:list-item>
          <text:p text:style-name="P157">Com a SO emprarem un Linux (Ubuntu) i les comandes que es mostren són per aquest sistema, encara que són fàcilment exportable a altres SO com Windows.</text:p>
        </text:list-item>
        <text:list-item>
          <text:p text:style-name="P157">El sgbd serà PostgreSQL , encara que es poden fer algunes referències a altres com oracle. </text:p>
        </text:list-item>
        <text:list-item>
          <text:p text:style-name="P157">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57">PortaFIB en mode JAAS, permet el login autenticant-se de forma BASIC i/o CLIENT-CERT (aquests modes depenen del tipus de compilació realitzada sobre el codi font)</text:p>
        </text:list-item>
      </text:list>
      <text:p text:style-name="P66"/>
      <text:p text:style-name="P66"><text:tab/>Com a primera tasca, hem d'aconseguir un binari del producte PortaFIB. Per això hi ha dues alternatives.</text:p>
      <text:p text:style-name="P106">(A) COMPILAR CODI FONT: S'han de seguir les instruccions del punt “<text:bookmark-ref text:reference-format="number-all-superior" text:ref-name="__RefNumPara__1225_1457230152">5.1.-</text:bookmark-ref><text:bookmark-ref text:reference-format="text" text:ref-name="__RefNumPara__1225_1457230152">Compilar PortaFIB des de Git de GitHub</text:bookmark-ref>“ d'aquest document per generar el binari a partir del codi font</text:p>
      <text:p text:style-name="P107"><text:span text:style-name="T2">(B) DESCARREGAR BINARI: Accedint al projecte portafib de GitHub, podem descarregar el binaris corresponents. A</text:span><text:span text:style-name="T3">ccedir via web a la següent adreça https://github.com/GovernIB/portafib/tree/binaris/portafib-1.0/portafib-1.0.0/bin i descarregar el fitxer de la versió desitjada. Després descomprimir el zip en l'arrel del nostre home.</text:span></text:p>
      <text:p text:style-name="P138"/>
      <text:p text:style-name="P66"><text:tab/>Una vegada seguides les passes del punt (A) o (B) obtindrem en el nostre “home” un directori <text:s/>$HOME/portafib amb tots els fitxers necessaris per a la instal·lació.</text:p>
      <text:p text:style-name="P66"/>
      <text:h text:style-name="Heading_20_1" text:outline-level="1">Configurar JBOSS</text:h>
      <text:p text:style-name="P63"/>
      <text:h text:style-name="P172" text:outline-level="2">Instal·lació de JBoss</text:h>
      <text:p text:style-name="P63"/>
      <text:p text:style-name="P66"><text:tab/>Es requereix un JBoss 5.1 amb el parxe de CXF per poder córrer l'aplicació, i per això <text:soft-page-break/>necessitarem un JDK 1.6<text:note text:id="ftn1" text:note-class="footnote"><text:note-citation>1</text:note-citation><text:note-body><text:p text:style-name="P155"><text:s text:c="3"/>En el nostre cas empram 1.6.0_33-b05</text:p></text:note-body></text:note> per fer-ho funcionar. No s'ha provat si aquest producte funciona correctament en versions superiors tant de JBoss com de Màquina Virtual Java. </text:p>
      <text:p text:style-name="P63"/>
      <text:p text:style-name="P66"><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37"><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66"><text:tab/>El patch CXF el podem descarregar de http://download.jboss.org/jbossws/jbossws-cxf-3.4.0.GA.zip. L'hem de descomprimir dins la carpeta arrel del JBoss i seguir les instruccions detallades dins la subcarpeta doc.</text:p>
      <text:p text:style-name="P63"><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63"><text:tab/>Per millorar els scripts farem ús d'una variable d'entorn per apuntar al nostre servidor JBoss:</text:p>
      <text:p text:style-name="P63"/>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63"/>
      <text:p text:style-name="P63"/>
      <text:p text:style-name="P63"><text:tab/>Es deixa en mans de l'administrador de sistemes la instal·lació del JDK i la configuració del JBoss com a servei.</text:p>
      <text:p text:style-name="P63"/>
      <table:table table:name="Taula4" table:style-name="Taula4">
        <table:table-column table:style-name="Taula4.A"/>
        <table:table-column table:style-name="Taula4.B"/>
        <table:table-row>
          <table:table-cell table:style-name="Taula4.A1" office:value-type="string">
            <text:p text:style-name="P147"><text:s/><draw:frame draw:style-name="fr3" draw:name="gràfics1" text:anchor-type="as-char" svg:width="1.339cm" svg:height="1.339cm" draw:z-index="116"><draw:image xlink:href="Pictures/10000201000000330000003367444CDA.png" xlink:type="simple" xlink:show="embed" xlink:actuate="onLoad"/></draw:frame></text:p>
          </table:table-cell>
          <table:table-cell table:style-name="Taula4.B1" office:value-type="string">
            <text:p text:style-name="P122">En l'entorn de la CAIB (Govern Balear) <text:s/>es requereixen els següents productes:</text:p>
            <text:list xml:id="list2633388912091343613" text:style-name="L2">
              <text:list-item>
                <text:p text:style-name="P194">JBoss 5.2.0 AS</text:p>
              </text:list-item>
              <text:list-item>
                <text:p text:style-name="P194">Llibreries de Serveis Web Apache CXF específiques per JBoss 5.2.0 AS (jboss-ep-ws-cxf-5.2.0-installer.zip)</text:p>
              </text:list-item>
              <text:list-item>
                <text:p text:style-name="P194">Aplicar el <text:s/>paquet d'adequació de l'entorn JBoss per a la CAIB (versió 1.6.2): jboss-patch-1.6.2</text:p>
              </text:list-item>
            </text:list>
          </table:table-cell>
        </table:table-row>
      </table:table>
      <text:p text:style-name="P66"/>
      <text:p text:style-name="P63"/>
      <text:p text:style-name="P63"/>
      <text:h text:style-name="Heading_20_2" text:outline-level="2">Configurar Servidor JBoss</text:h>
      <text:h text:style-name="Heading_20_3" text:outline-level="3">Directori de PortaFIB</text:h>
      <text:p text:style-name="P66"><text:tab/>En JBoss el directori on es guarden per defecte les aplicacions (ears) és el directori de DEPLOY ($JBOSS/server/defualt/deploy). En el nostre cas el que farem serà crear un altra directori de deploy per simplificar la instal·lació. </text:p>
      <text:p text:style-name="P63"/>
      <text:p text:style-name="Standard"><text:span text:style-name="T2"><text:tab/>Editarem el fitxer $JBOSS/</text:span>server/default/conf/bootstrap/profile.xml i afegirem una nova línia <text:s/>tal i com és mostra a continuació:</text:p>
      <text:p text:style-name="P63"><text:soft-page-break/></text:p>
      <text:p text:style-name="P63"/>
      <table:table table:name="Tabla4" table:style-name="Tabla4">
        <table:table-column table:style-name="Tabla4.A"/>
        <table:table-row table:style-name="Tabla4.1">
          <table:table-cell table:style-name="Tabla4.A1" office:value-type="string">
            <text:p text:style-name="P80">...</text:p>
            <text:p text:style-name="P80">property name="applicationURIs"&gt;</text:p>
            <text:p text:style-name="P80"><text:tab/>&lt;list elementClass="java.net.URI"&gt;</text:p>
            <text:p text:style-name="P80"><text:tab/><text:tab/>&lt;value&gt;${jboss.server.home.url}deploy&lt;/value&gt;</text:p>
            <text:p text:style-name="P80"><text:tab/><text:tab/><text:span text:style-name="T20">&lt;value&gt;${jboss.server.home.url}deployportafib&lt;/value&gt;</text:span></text:p>
            <text:p text:style-name="P80"><text:tab/>&lt;/list&gt;</text:p>
            <text:p text:style-name="P80">&lt;/property&gt;</text:p>
            <text:p text:style-name="P80">...</text:p>
          </table:table-cell>
        </table:table-row>
      </table:table>
      <text:p text:style-name="P63"/>
      <text:p text:style-name="P63"/>
      <text:p text:style-name="P63">I finalment crearem el nou directori deployportafib:</text:p>
      <text:p text:style-name="P63"/>
      <table:table table:name="Tabla18" table:style-name="Tabla18">
        <table:table-column table:style-name="Tabla18.A"/>
        <table:table-row>
          <table:table-cell table:style-name="Tabla18.A1" office:value-type="string">
            <text:p text:style-name="P80">$ sudo mkdir -p $JBOSS/server/default/deployportafib</text:p>
          </table:table-cell>
        </table:table-row>
      </table:table>
      <text:p text:style-name="P85"/>
      <text:p text:style-name="P63"/>
      <text:h text:style-name="Heading_20_3" text:outline-level="3">Port Segur HTTPS</text:h>
      <text:p text:style-name="P63"/>
      <text:p text:style-name="P63"><text:tab/>Per defecte JBoss fa feina sobre el port 8080 amb protocol HTTP. Podem afegir comunicació segura i/o autenticació via CientCert afegint un port addicional 8443 amb protocol HTTPS.</text:p>
      <text:p text:style-name="P63"><text:tab/>Com que aquest punt és <text:span text:style-name="T39">opcional</text:span>, <text:s/>descrivim les passes a seguir per afegir un port segur en el punt <text:span text:style-name="T32"><text:s/>“</text:span><text:span text:style-name="T32"><text:bookmark-ref text:reference-format="chapter" text:ref-name="__RefNumPara__1672_1584979607">5.2</text:bookmark-ref></text:span><text:span text:style-name="T32">.-</text:span><text:span text:style-name="T32"><text:bookmark-ref text:reference-format="text" text:ref-name="__RefNumPara__1672_1584979607">Connexions HTTPS i ClientCert en JBoss</text:bookmark-ref></text:span><text:span text:style-name="T32">”.</text:span></text:p>
      <text:p text:style-name="P86"/>
      <text:h text:style-name="Heading_20_3" text:outline-level="3">Publicar Ports a peticions externes</text:h>
      <text:p text:style-name="Text_20_body"><text:tab/>Si volem que el nostres jboss sigui accessible des de forà del nostre propi ordinador llavors heu d'ediar el fitxer <text:span text:style-name="T26">run.conf (o run.conf.bat si estam amb Windows) de $JBOSS/bin i afegir la </text:span><text:span text:style-name="T26">següent línia:</text:span></text:p>
      <text:p text:style-name="P86"/>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86"/>
      <text:h text:style-name="Heading_20_3" text:outline-level="3">Requeriments de memòria</text:h>
      <text:p text:style-name="P87"><text:tab/>Es recomada donar la major memòria possible al JBoss ja que Portafib és una aplicació web bastant pesada. Obrir run.conf (o run.conf.bat si estam amb Windows) de $JBOSS/bin i editar els parametres -Xms i Xmx i posar-li aquests valors:</text:p>
      <text:p text:style-name="P86"/>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86"/>
      <text:p text:style-name="P87"><text:tab/>Segons el tamany de Fitxers a ser enviats via WebServices s'haurà de modificar aquesta condifuració segons les taules descrites en el punt "<text:bookmark-ref text:reference-format="number-all-superior" text:ref-name="__RefNumPara__3146_1038774099">5.5.2.-</text:bookmark-ref><text:bookmark-ref text:reference-format="text" text:ref-name="__RefNumPara__3146_1038774099">Pujada de PDF des de entorn WebServices</text:bookmark-ref>"</text:p>
      <text:p text:style-name="P86"/>
      <text:h text:style-name="Heading_20_3" text:outline-level="3"><text:soft-page-break/>Permetre consultes sobre múltiples Datasources</text:h>
      <text:p text:style-name="P86"/>
      <text:p text:style-name="P86"><text:tab/>S'ha d'editar el fitxer $JBOSS\server\default\conf\jbossts-properties.xml i cercar l'entrada &lt;properties depends="arjuna" name="jta"&gt; i just després afegir la següent línia:</text:p>
      <text:p text:style-name="P86"/>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86"/>
      <text:p text:style-name="P86">NOTA: Revisar que l'entrada anterior no estigui donada d'alta. Si hi fos canviar el valor a "true"</text:p>
      <text:p text:style-name="P86"/>
      <text:h text:style-name="Heading_20_3" text:outline-level="3">Autenticador WSBASIC</text:h>
      <text:p text:style-name="P91"/>
      <table:table table:name="Taula5" table:style-name="Taula5">
        <table:table-column table:style-name="Taula5.A"/>
        <table:table-column table:style-name="Taula5.B"/>
        <table:table-row>
          <table:table-cell table:style-name="Taula5.A1" office:value-type="string">
            <text:p text:style-name="P147"><text:s/><draw:frame draw:style-name="fr3" draw:name="gràfics2" text:anchor-type="as-char" svg:width="1.339cm" svg:height="1.339cm" draw:z-index="117"><draw:image xlink:href="Pictures/10000201000000330000003367444CDA.png" xlink:type="simple" xlink:show="embed" xlink:actuate="onLoad"/></draw:frame></text:p>
          </table:table-cell>
          <table:table-cell table:style-name="Taula5.B1" office:value-type="string">
            <text:p text:style-name="P122">En l'entorn de la CAIB (Govern Balear) <text:s/>aquest punt s'ha d'ometre ja que el patch de la CAIB ja configura els autenticadors.</text:p>
          </table:table-cell>
        </table:table-row>
      </table:table>
      <text:p text:style-name="P86"/>
      <text:p text:style-name="P86"><text:tab/>S'ha d'obrir el fitxer $JBOSS]/server/default/deployers/jbossweb.deployer/META-INF/war-deployers-jboss-beans.xml. S'ha de cercar un bloc xml <text:s/>"&lt;property name="authenticators"&gt;" i dins aquest bloc s'ha d'inserir un nou autenticador:</text:p>
      <text:p text:style-name="P86"/>
      <table:table table:name="Taula6" table:style-name="Taula6">
        <table:table-column table:style-name="Taula6.A"/>
        <table:table-row>
          <table:table-cell table:style-name="Taula6.A1" office:value-type="string">
            <text:p text:style-name="P18"><text:tab/>&lt;entry&gt;</text:p>
            <text:p text:style-name="P18"><text:s text:c="10"/>&lt;key&gt;WSBASIC&lt;/key&gt;</text:p>
            <text:p text:style-name="P18"><text:s text:c="10"/>&lt;value&gt;org.apache.catalina.authenticator.BasicAuthenticator&lt;/value&gt;</text:p>
            <text:p text:style-name="P18"><text:s text:c="6"/>&lt;/entry&gt; </text:p>
          </table:table-cell>
        </table:table-row>
      </table:table>
      <text:p text:style-name="P86"/>
      <text:p text:style-name="P86"/>
      <text:p text:style-name="P86"/>
      <text:h text:style-name="Heading_20_3" text:outline-level="3">Configurar JBoss com a Servei</text:h>
      <text:p text:style-name="P86"/>
      <text:p text:style-name="P87"><text:tab/>Opcionalment és pot configurar que JBoss s'arranqui com a servei de forma desatesa. En l'annex "<text:bookmark-ref text:reference-format="number-all-superior" text:ref-name="__RefHeading__4339_1589665027">5.8.-</text:bookmark-ref><text:bookmark-ref text:reference-format="text" text:ref-name="__RefHeading__4339_1589665027">Configurar JBoss com a Servei en Linux</text:bookmark-ref>" s'explica com fer-ho per un entorn Linux.</text:p>
      <text:p text:style-name="P86"/>
      <text:p text:style-name="P105"/>
      <text:h text:style-name="Heading_20_2" text:outline-level="2">Fitxers de Configuració</text:h>
      <text:p text:style-name="P85"/>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7"> $JBOSS/server/default/lib/.</text:span></text:p>
      <text:p text:style-name="P85"/>
      <text:h text:style-name="Heading_20_4" text:outline-level="4">PostgreSQL</text:h>
      <text:p text:style-name="P112"><text:span text:style-name="T25"><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25">http://jdbc.postgresql.org/download/postgresql-8.4-703.jdbc3.jar</text:span></text:a><text:span text:style-name="T25"> i copiar-ho dins el directori </text:span><text:span text:style-name="T25">de llibreries del JBOSS: <text:s/>$JBOSS/server/default/lib/.</text:span></text:p>
      <text:p text:style-name="P85"/>
      <text:h text:style-name="Heading_20_3" text:outline-level="3"><text:bookmark-start text:name="__RefNumPara__2194_394026072"/>Fitxer de Propietats<text:bookmark-end text:name="__RefNumPara__2194_394026072"/></text:h>
      <text:p text:style-name="P85"/>
      <text:list xml:id="list4470464783597593904" text:style-name="L3">
        <text:list-header>
          <text:p text:style-name="P171">Aquest fitxer serveix per definir la configuració del PortaFIB. Podem trobar una plantilla d'aquest fitxer a $HOME/portafib/scripts/config/portafib-properties-service.xml. Aquest fitxer el copiarem a $JBOSS/server/default/deployportafib:</text:p>
        </text:list-header>
      </text:list>
      <text:p text:style-name="P63"/>
      <table:table table:name="Tabla17" table:style-name="Tabla17">
        <table:table-column table:style-name="Tabla17.A"/>
        <table:table-row table:style-name="Tabla17.1">
          <table:table-cell table:style-name="Tabla17.A1" office:value-type="string">
            <text:p text:style-name="P18">$ sudo cp <text:span text:style-name="T1">$HOME/portafib/scripts/config/portafib-properties-service.xml <text:s/>$JBOSS/server/default/deployportafib</text:span></text:p>
          </table:table-cell>
        </table:table-row>
      </table:table>
      <text:p text:style-name="P63"/>
      <text:p text:style-name="P63"/>
      <table:table table:name="Taula8" table:style-name="Taula8">
        <table:table-column table:style-name="Taula8.A"/>
        <table:table-column table:style-name="Taula8.B"/>
        <table:table-row>
          <table:table-cell table:style-name="Taula8.A1" office:value-type="string">
            <text:p text:style-name="P147"><text:s/><draw:frame draw:style-name="fr3" draw:name="gràfics3" text:anchor-type="as-char" svg:width="1.339cm" svg:height="1.339cm" draw:z-index="115"><draw:image xlink:href="Pictures/10000201000000330000003367444CDA.png" xlink:type="simple" xlink:show="embed" xlink:actuate="onLoad"/></draw:frame></text:p>
          </table:table-cell>
          <table:table-cell table:style-name="Taula8.B1" office:value-type="string">
            <text:p text:style-name="P122">En l'entorn de la CAIB (Govern Balear) <text:s/>aquest fitxer ha d'anar encapsulat dins un fitxer portafib.sar seguint la següent <text:s/>estructura:</text:p>
            <text:p text:style-name="P148"><text:s text:c="7"/>portafib.sar</text:p>
            <text:p text:style-name="P149"><text:span text:style-name="T33"><text:s text:c="7"/></text:span><text:span text:style-name="T33"><text:s text:c="2"/></text:span><text:span text:style-name="T34">└- META-INF</text:span></text:p>
            <text:p text:style-name="P149"><text:span text:style-name="T35"><text:s text:c="10"/></text:span><text:span text:style-name="T13">├- jboss-service.xml</text:span></text:p>
            <text:p text:style-name="P149"><text:span text:style-name="T13"><text:s text:c="10"/></text:span><text:span text:style-name="T35">└</text:span><text:span text:style-name="T34">-</text:span><text:span text:style-name="T35"> MANIFEST.MF</text:span></text:p>
            <text:p text:style-name="P121"/>
            <text:p text:style-name="P124">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37">Manifest-Version: 1.0</text:p>
                  <text:p text:style-name="P37">Archiver-Version: Plexus Archiver</text:p>
                  <text:p text:style-name="P37">Created-By: Apache Maven</text:p>
                  <text:p text:style-name="P37">Built-By: &lt;&lt;author&gt;&gt;</text:p>
                  <text:p text:style-name="P37">Build-Jdk: 1.6.0_31</text:p>
                </table:table-cell>
              </table:table-row>
            </table:table>
            <text:p text:style-name="P124"><text:soft-page-break/></text:p>
          </table:table-cell>
        </table:table-row>
      </table:table>
      <text:p text:style-name="P63"/>
      <text:p text:style-name="P63"/>
      <text:h text:style-name="Heading_20_4" text:outline-level="4"><text:bookmark-start text:name="__RefNumPara__3295_1851204452"/>Propietats Generals PortaFIB<text:bookmark-end text:name="__RefNumPara__3295_1851204452"/></text:h>
      <text:p text:style-name="P63">En aquest fitxer hi ha algunes propietats que requereixen de la intervenció de l'administrador:</text:p>
      <text:p text:style-name="P63"/>
      <table:table table:name="Tabla38" table:style-name="Tabla38">
        <table:table-column table:style-name="Tabla38.A"/>
        <table:table-column table:style-name="Tabla38.B"/>
        <table:table-row table:style-name="Tabla38.1">
          <table:table-cell table:style-name="Tabla38.A1" office:value-type="string">
            <text:p text:style-name="P32">Nom</text:p>
          </table:table-cell>
          <table:table-cell table:style-name="Tabla38.B1" office:value-type="string">
            <text:p text:style-name="P32">Descripció</text:p>
          </table:table-cell>
        </table:table-row>
        <table:table-row table:style-name="Tabla38.1">
          <table:table-cell table:style-name="Tabla38.A2" office:value-type="string">
            <text:p text:style-name="P63">es.caib.portafib.iscaib</text:p>
          </table:table-cell>
          <table:table-cell table:style-name="Tabla38.B2" office:value-type="string">
            <text:p text:style-name="P63"><text:s/>Propietat que indica als projectes que activin les característiques especials requerides en l'entorn de la CAIB (Govern Balear) si val true. Si no estam dins l'entorn CAIB, llavors ha de valer “false”.</text:p>
          </table:table-cell>
        </table:table-row>
        <table:table-row table:style-name="Tabla38.1">
          <table:table-cell table:style-name="Tabla38.A2" office:value-type="string">
            <text:p text:style-name="P34">es.caib.portafib.hibernate.*</text:p>
          </table:table-cell>
          <table:table-cell table:style-name="Tabla38.B2" office:value-type="string">
            <text:p text:style-name="P63"><text:span text:style-name="T29">Propietats de Configuració Hibernate</text:span>: Estableix les propietats de configuració de Hibernate. Les dues propietats més importants són:</text:p>
            <text:list xml:id="list2191782561861155976" text:style-name="L4">
              <text:list-item>
                <text:p text:style-name="P159"><text:s text:c="3"/>es.caib.portafib.hibernate.dialect</text:p>
              </text:list-item>
              <text:list-item>
                <text:p text:style-name="P159"><text:s text:c="3"/>es.caib.portafib.hibernate.query.substitutions</text:p>
              </text:list-item>
            </text:list>
            <text:p text:style-name="P63"><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4">es.caib.portafib.filesdirectory</text:p>
          </table:table-cell>
          <table:table-cell table:style-name="Tabla38.B2" office:value-type="string">
            <text:p text:style-name="P63"><text:span text:style-name="T20">Directori d'emmagatzemament de Fitxers</text:span>: PortaFIB necessita un directori on guardar tots els fitxers ja que aquests no es guarden en base de dades. Per això s'ha de definir la propietat<text:span text:style-name="T32"> </text:span><text:span text:style-name="T18">es.caib.portafib.filesdirectory</text:span><text:span text:style-name="T32"> que apunti a un directori existent i amb espai suficient per guardar tots els fitxers. Crearem un directori /portafibfiles i inicialitzarem aquesta propietat a </text:span><text:span text:style-name="T18">es.caib.portafib.filesdirectory</text:span><text:span text:style-name="T32">=/portafibfiles. Un exemple de ruta windows podria ser la següent: </text:span><text:span text:style-name="T18">es.caib.portafib.filesdirectory</text:span><text:span text:style-name="T32">=c:\\tmp\\portafibfiles. Si estam carregant la BBDD de demo, llavors és el lloc on ficarem els fitxers associats amb les dades de prova, per això executarem la següent comanda $unzip $HOME/portafib/portafibfiles.zip -d /portafibfiles. </text:span><text:span text:style-name="T22">NOTA IMPORTANT:</text:span><text:span text:style-name="T32"> El directori elegit ha d'estat en la mateixa unitat lògica (o sigui el mateix disc dur) que el directori temporal elegit pel JBoss.</text:span></text:p>
          </table:table-cell>
        </table:table-row>
        <table:table-row table:style-name="Tabla38.1">
          <table:table-cell table:style-name="Tabla38.A2" office:value-type="string">
            <text:p text:style-name="P55">es.caib.portafib.url</text:p>
            <text:p text:style-name="P57">(PortaFIB 1.1.0 Deprecat 12/01/2016: Migrat a Propietats Globals del menú d'Administrador)</text:p>
          </table:table-cell>
          <table:table-cell table:style-name="Tabla38.B2" office:value-type="string">
            <text:p text:style-name="P50">És l'adreça pública d'accés al portafirmes:</text:p>
            <text:p text:style-name="P51"><text:span text:style-name="T17">es.caib.</text:span>portafib.url=http://localhost:8080/portafib</text:p>
          </table:table-cell>
        </table:table-row>
        <text:soft-page-break/>
        <table:table-row table:style-name="Tabla38.1">
          <table:table-cell table:style-name="Tabla38.A2" office:value-type="string">
            <text:p text:style-name="P100">es.caib.portafib.email.from</text:p>
            <text:p text:style-name="P57">(PortaFIB 1.1.0 Deprecat 12/01/2016: Migrat a Propietats Globals del menú d'Administrador)</text:p>
          </table:table-cell>
          <table:table-cell table:style-name="Tabla38.B2" office:value-type="string">
            <text:p text:style-name="P50">És l'adreça d'email des d'on s'enviaran les notificacions per correu als usuaris:</text:p>
            <text:p text:style-name="P99"><text:span text:style-name="T17">es.caib.</text:span>portafib.email.from=portafib@portafib.org</text:p>
          </table:table-cell>
        </table:table-row>
        <table:table-row table:style-name="Tabla38.1">
          <table:table-cell table:style-name="Tabla38.A2" office:value-type="string">
            <text:p text:style-name="P34">es.caib.portafib.defaultlanguage</text:p>
          </table:table-cell>
          <table:table-cell table:style-name="Tabla38.B2" office:value-type="string">
            <text:p text:style-name="Table_20_Contents">Idioma per defecte. Valors possibles poden ser “ca” per català i “es” per castellà.</text:p>
            <text:p text:style-name="P33"><text:span text:style-name="T17">es.caib.</text:span>portafib.defaultlanguage=ca</text:p>
          </table:table-cell>
        </table:table-row>
        <table:table-row table:style-name="Tabla38.1">
          <table:table-cell table:style-name="Tabla38.A2" office:value-type="string">
            <text:p text:style-name="P55">es.caib.portafib.defaultentity</text:p>
            <text:p text:style-name="P57">(PortaFIB 1.1.0 Deprecat 12/01/2016: Migrat a Propietats Globals del menú d'Administrador)</text:p>
          </table:table-cell>
          <table:table-cell table:style-name="Tabla38.B2" office:value-type="string">
            <text:p text:style-name="P50">Si val null indicam que l'Administrador d'Entitat ha de donar d'alta la persona i després l'usuari-entitat associat a aquella persona.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47"><text:s/><draw:frame draw:style-name="fr3" draw:name="gràfics4" text:anchor-type="as-char" svg:width="1.339cm" svg:height="1.339cm" draw:z-index="118"><draw:image xlink:href="Pictures/10000201000000330000003367444CDA.png" xlink:type="simple" xlink:show="embed" xlink:actuate="onLoad"/></draw:frame></text:p>
                </table:table-cell>
                <table:table-cell table:style-name="Taula10.B1" office:value-type="string">
                  <text:p text:style-name="P125">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2" office:value-type="string">
            <text:p text:style-name="P55">es.caib.portafib.defaultrolesincreation</text:p>
            <text:p text:style-name="P57">(PortaFIB 1.1.0 Deprecat 12/01/2016: Migrat a Propietats Globals del menú d'Administrador)</text:p>
          </table:table-cell>
          <table:table-cell table:style-name="Tabla38.B2" office:value-type="string">
            <text:p text:style-name="P50">S'utilitza conjuntament amb la propietat <text:span text:style-name="T17">"es.caib.portafib.defaultentity". Indica els roles virtuals a asssignar per defecte a l'usuari-entitat quan aquest es crea automàticament. Es tracta d'una llista de roles separats per comes. Els valors possibles són:</text:span></text:p>
            <text:list xml:id="list5178950652612680479" text:style-name="L5">
              <text:list-item>
                <text:p text:style-name="P167">Sol·licitant: ROLE_SOLI</text:p>
              </text:list-item>
              <text:list-item>
                <text:p text:style-name="P177">Destinatari: ROLE_DEST</text:p>
              </text:list-item>
              <text:list-item>
                <text:p text:style-name="P177">Delegat: ROLE_DELE</text:p>
              </text:list-item>
              <text:list-item>
                <text:p text:style-name="P177">Col·laborador: ROLE_COLA</text:p>
              </text:list-item>
            </text:list>
            <text:p text:style-name="P38"/>
            <table:table table:name="Taula11" table:style-name="Taula11">
              <table:table-column table:style-name="Taula11.A"/>
              <table:table-column table:style-name="Taula11.B"/>
              <table:table-row>
                <table:table-cell table:style-name="Taula11.A1" office:value-type="string">
                  <text:p text:style-name="P147"><text:s/><draw:frame draw:style-name="fr3" draw:name="gràfics5" text:anchor-type="as-char" svg:width="1.339cm" svg:height="1.339cm" draw:z-index="119"><draw:image xlink:href="Pictures/10000201000000330000003367444CDA.png" xlink:type="simple" xlink:show="embed" xlink:actuate="onLoad"/></draw:frame></text:p>
                </table:table-cell>
                <table:table-cell table:style-name="Taula11.B1" office:value-type="string">
                  <text:p text:style-name="P125">En l'entorn de la CAIB (Govern Balear) quan la propietat es.caib.portafib.iscaib=true, llavors a l'usuari-entitat sempre se li assigna el rol Destinatari (ROLE_DEST) independentment del valor d'aquesta propietat.</text:p>
                </table:table-cell>
              </table:table-row>
            </table:table>
            <text:p text:style-name="P38"/>
          </table:table-cell>
        </table:table-row>
        <table:table-row table:style-name="Tabla38.1">
          <table:table-cell table:style-name="Tabla38.A2" office:value-type="string">
            <text:p text:style-name="P34">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3"><text:span text:style-name="T17">es.caib.</text:span>portafib.development=false</text:p>
          </table:table-cell>
        </table:table-row>
        <text:soft-page-break/>
        <table:table-row table:style-name="Tabla38.1">
          <table:table-cell table:style-name="Tabla38.A2" office:value-type="string">
            <text:p text:style-name="P54">es.caib.portafib.checknifcertificate</text:p>
            <text:p text:style-name="P57">(PortaFIB 1.1.0 <text:s/>Deprecat 13/11/2015: Mirar propietat "Comprovar NIF després de Firmar" dins l'Entitat)</text:p>
          </table:table-cell>
          <table:table-cell table:style-name="Tabla38.B2" office:value-type="string">
            <text:p text:style-name="P50">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51"><text:span text:style-name="T17">es.caib.</text:span>portafib.checknifcertificate=true</text:p>
          </table:table-cell>
        </table:table-row>
        <table:table-row table:style-name="Tabla38.1">
          <table:table-cell table:style-name="Tabla38.A2" office:value-type="string">
            <text:p text:style-name="P55">es.caib.portafib.maxuploadsizeinbytes<text:note text:id="ftn3" text:note-class="footnote"><text:note-citation>3</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ext:p text:style-name="P57">(PortaFIB 1.1.0 Deprecat 12/01/2016: Migrat a Propietats Globals del menú d'Administrador)</text:p>
          </table:table-cell>
          <table:table-cell table:style-name="Tabla38.B2" office:value-type="string">
            <text:p text:style-name="P50">Tamany màxim de pujada de fitxers en bytes. No definit o amb valors buit significa sense límit ( <text:span text:style-name="T17">es.caib.</text:span>portafib.maxuploadsizeinbytes=)</text:p>
          </table:table-cell>
        </table:table-row>
        <table:table-row table:style-name="Tabla38.1">
          <table:table-cell table:style-name="Tabla38.A2" office:value-type="string">
            <text:p text:style-name="P34"><text:span text:style-name="T40">es.caib.portafib.maxfitxeradaptatsizeinbytes</text:span><text:note text:id="ftn4" text:note-class="footnote"><text:note-citation>4</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ext:p text:style-name="P57">(PortaFIB 1.1.0 Deprecat 12/01/2016: Migrat a Propietats Globals del menú d'Administrador)</text:p>
          </table:table-cell>
          <table:table-cell table:style-name="Tabla38.B2" office:value-type="string">
            <text:p text:style-name="P50">Tamany màxim del fitxer PDF una vegada se li han afegit els annexes i taula de firmes. No definit significa sense límit (<text:span text:style-name="T17">es.caib.</text:span>portafib.maxfitxeradaptatsizeinbytes=)</text:p>
          </table:table-cell>
        </table:table-row>
        <table:table-row table:style-name="Tabla38.1">
          <table:table-cell table:style-name="Tabla38.A2" office:value-type="string">
            <text:p text:style-name="P34">es.caib.portafib.encryptkey</text:p>
          </table:table-cell>
          <table:table-cell table:style-name="Tabla38.B2" office:value-type="string">
            <text:p text:style-name="Table_20_Contents">Clau per encriptar l'identificador del fitxers a descarregar (IMPORTANT tamany de 16 caràcters):</text:p>
            <text:p text:style-name="P33"><text:span text:style-name="T17">es.caib.</text:span>portafib.encryptkey=portafibportafib</text:p>
          </table:table-cell>
        </table:table-row>
        <table:table-row table:style-name="Tabla38.1">
          <table:table-cell table:style-name="Tabla38.A2" office:value-type="string">
            <text:p text:style-name="P55">es.caib.portafib.name</text:p>
            <text:p text:style-name="P57">(PortaFIB 1.1.0 Deprecat 12/01/2016: Eliminada ja que no s'usava)</text:p>
          </table:table-cell>
          <table:table-cell table:style-name="Tabla38.B2" office:value-type="string">
            <text:p text:style-name="P50">Nom de l'aplicació PortaFIB:</text:p>
            <text:p text:style-name="P51"><text:span text:style-name="T17">es.caib.</text:span>portafib.name=PortaFIB</text:p>
          </table:table-cell>
        </table:table-row>
        <table:table-row table:style-name="Tabla38.1">
          <table:table-cell table:style-name="Tabla38.A2" office:value-type="string">
            <text:p text:style-name="P55">es.caib.portafib.editableuser</text:p>
            <text:p text:style-name="P57">(PortaFIB 1.1.0 Deprecat 12/01/2016: Migrat a Propietats Globals del menú d'Administrador)</text:p>
          </table:table-cell>
          <table:table-cell table:style-name="Tabla38.B2" office:value-type="string">
            <text:p text:style-name="P50">Si està a true permet als usuaris editar l'email <text:s/>dels usuari-persona i usuaris-entitats, així com el logo dels usuaris-entitat. En cas contrari, únicament és l'administrador d'entitat que pot fer canvis en aquest camps</text:p>
            <text:p text:style-name="P51"><text:span text:style-name="T17">es.caib.</text:span>portafib.editableuser=false</text:p>
          </table:table-cell>
        </table:table-row>
        <table:table-row table:style-name="Tabla38.1">
          <table:table-cell table:style-name="Tabla38.A2" office:value-type="string">
            <text:p text:style-name="P54">es.caib.portafib.defaultsignalgorithmid</text:p>
            <text:p text:style-name="P57">(PortaFIB 1.1.0 <text:s/>Deprecat 13/11/2015: Mirar camp "Algorisme de Firma" dins l'Entitat)</text:p>
          </table:table-cell>
          <table:table-cell table:style-name="Tabla38.B2" office:value-type="string">
            <text:p text:style-name="P50">Camp opcional. Defineix l'identificador de l'algorisme a utilitzar per defecte durant la firma de documents o fitxers. Fa referencia al camp ID de la taula pfi_algorismedefirma. Els valors possibles d'una instal·lació per defecte són:</text:p>
            <text:list xml:id="list7381074784037892727" text:style-name="L6">
              <text:list-item>
                <text:p text:style-name="P178">0 = SHA1withRSA</text:p>
              </text:list-item>
              <text:list-item>
                <text:p text:style-name="P178">1 = SHA256withRSA</text:p>
              </text:list-item>
              <text:list-item>
                <text:p text:style-name="P178">2 = SHA384withRSA</text:p>
              </text:list-item>
              <text:list-item>
                <text:p text:style-name="P178">3 = SHA512withRSA</text:p>
              </text:list-item>
            </text:list>
          </table:table-cell>
        </table:table-row>
        <table:table-row table:style-name="Tabla38.1">
          <table:table-cell table:style-name="Tabla38.A2" office:value-type="string">
            <text:p text:style-name="P34">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ext:soft-page-break/>
        <table:table-row table:style-name="Tabla38.1">
          <table:table-cell table:style-name="Tabla38.A2" office:value-type="string">
            <text:p text:style-name="P55">es.caib.portafib.numberoferrorsinnotificationtosendmail</text:p>
            <text:p text:style-name="P57">(PortaFIB 1.1.0 Deprecat 12/01/2016: Migrat a Propietats Globals del menú d'Administrador)</text:p>
          </table:table-cell>
          <table:table-cell table:style-name="Tabla38.B2" office:value-type="string">
            <text:p text:style-name="P50">Opcional. 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2" office:value-type="string">
            <text:p text:style-name="P55">es.caib.portafib.numberoferrorstopausenotification</text:p>
            <text:p text:style-name="P57">(PortaFIB 1.1.0 Deprecat 12/01/2016: Migrat a Propietats Globals del menú d'Administrador)</text:p>
          </table:table-cell>
          <table:table-cell table:style-name="Tabla38.B2" office:value-type="string">
            <text:p text:style-name="P50">Opcional. Indica a partir de quants d'errors en una notificació callback aquesta automàticament es pausarà. Si no es defineix llavors no es pausarà automàticament.</text:p>
          </table:table-cell>
        </table:table-row>
        <table:table-row table:style-name="Tabla38.1">
          <table:table-cell table:style-name="Tabla38.A2" office:value-type="string">
            <text:p text:style-name="P55">es.caib.portafib.notificationtimelapse</text:p>
            <text:p text:style-name="P57">(PortaFIB 1.1.0 Deprecat 12/01/2016: Migrat a Propietats Globals del menú d'Administrador)</text:p>
          </table:table-cell>
          <table:table-cell table:style-name="Tabla38.B2" office:value-type="string">
            <text:p text:style-name="P50">Opcional. Valor per defecte 60000ms (1 minut). Ha de ser major de 15000. Temps mínim que s'espera abans de reintentar una notificació ws fallida en ms</text:p>
            <text:p text:style-name="P50">Exemple (15 segons): </text:p>
            <text:p text:style-name="P52">es.caib.portafib.notificationtimelapse=15000</text:p>
          </table:table-cell>
        </table:table-row>
        <table:table-row table:style-name="Tabla38.1">
          <table:table-cell table:style-name="Tabla38.A2" office:value-type="string">
            <text:p text:style-name="P54">es.caib.portafib.applet.signerClass</text:p>
            <text:p text:style-name="P57">(PortaFIB 1.1.0 Deprecat 10/11/2015: S'usen els Mòduls de Firma)</text:p>
          </table:table-cell>
          <table:table-cell table:style-name="Tabla38.B2" office:value-type="string">
            <text:p text:style-name="P50">Indica al PortaFIB quina API emprarem per firmar els documents. Valors possibles són:</text:p>
            <text:list xml:id="list1277308552436975014" text:style-name="L7">
              <text:list-item>
                <text:p text:style-name="P179">Firma de documents emprant @firma:</text:p>
              </text:list-item>
            </text:list>
            <text:p text:style-name="P99">es.caib.portafib.applet.signers.AfirmaSigner</text:p>
            <text:list xml:id="list4171141081105927783" text:style-name="L8">
              <text:list-item>
                <text:p text:style-name="P180">Firma emprant IB-KEY:</text:p>
              </text:list-item>
            </text:list>
            <text:p text:style-name="P51">es.caib.portafib.applet.signers.IBKeySigner</text:p>
          </table:table-cell>
        </table:table-row>
        <table:table-row table:style-name="Tabla38.1">
          <table:table-cell table:style-name="Tabla38.A2" office:value-type="string">
            <text:p text:style-name="P55">es.caib.portafib.automaticredirect</text:p>
            <text:p text:style-name="P57">(PortaFIB 1.1.0 Deprecat 12/01/2016: Migrat a Propietats Globals del menú d'Administrador)</text:p>
          </table:table-cell>
          <table:table-cell table:style-name="Tabla38.B2" office:value-type="string">
            <text:p text:style-name="P50">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és false, llavors no intenta fer cap redirecció.</text:p>
          </table:table-cell>
        </table:table-row>
        <text:soft-page-break/>
        <table:table-row table:style-name="Tabla38.1">
          <table:table-cell table:style-name="Tabla38.A2" office:value-type="string">
            <text:p text:style-name="P54">es.caib.portafib.firmatperformat.{<text:span text:style-name="T30">entitat_id</text:span>}.{<text:span text:style-name="T30">idioma</text:span>}</text:p>
            <text:p text:style-name="P57">(PortaFIB 1.1.0 Deprecat 13/11/2015: Mirar propietat "Format de 'Firmat Per'" de l'Entitat)</text:p>
          </table:table-cell>
          <table:table-cell table:style-name="Tabla38.B2" office:value-type="string">
            <text:p text:style-name="P50">Opcional. Format del camp "Firmat Per" de la taula de firmes definit per entitat i per idioma. Els camps disponibles són (s'obtenen del certificat amb el que s'ha fimat):</text:p>
            <text:list xml:id="list4330937730423713360" text:style-name="L9">
              <text:list-item>
                <text:p text:style-name="P183">{0} = NOM</text:p>
              </text:list-item>
              <text:list-item>
                <text:p text:style-name="P183">{1} = LONGITUD NIF</text:p>
              </text:list-item>
              <text:list-item>
                <text:p text:style-name="P183">{2} = NIF</text:p>
              </text:list-item>
              <text:list-item>
                <text:p text:style-name="P183">{3} = EMISSOR</text:p>
              </text:list-item>
              <text:list-item>
                <text:p text:style-name="P183">{4} = LONGITUD CARREC_CERTIFICAT</text:p>
              </text:list-item>
              <text:list-item>
                <text:p text:style-name="P183">{5} = CARREC_CERTIFICAT</text:p>
              </text:list-item>
              <text:list-item>
                <text:p text:style-name="P183">{6} = LONGITUD UNITAT_ADMINISTRATIVA</text:p>
              </text:list-item>
              <text:list-item>
                <text:p text:style-name="P183">{7} = UNITAT_ADMINISTRATIVA</text:p>
              </text:list-item>
            </text:list>
            <text:p text:style-name="P50"/>
            <text:p text:style-name="P50">Exemple de formats per l'entitat caib pels idiomes català i castellà:</text:p>
            <text:p text:style-name="P52">es.caib.portafib.firmatperformat.caib.ca={0}{4,choice,0#|1&amp;lt; - C\u00E0rrec {5}}{6,choice,0#|1&amp;lt; - Unitat {7}}</text:p>
            <text:p text:style-name="P52">es.caib.portafib.firmatperformat.caib.es={0}{4,choice,0#|1&amp;lt; - Cargo {5}}{6,choice,0#|1&amp;lt; - Unidad {7}}</text:p>
            <text:p text:style-name="P127">NOTA: S'han d'escapar els accents i caràcters especials a XML. Per exemple 'à' <text:span text:style-name="T36"></text:span> \u00E0 o '&lt;' <text:s/><text:span text:style-name="T36"></text:span>&amp;lt;</text:p>
          </table:table-cell>
        </table:table-row>
        <table:table-row table:style-name="Tabla38.1">
          <table:table-cell table:style-name="Tabla38.A2" office:value-type="string">
            <text:p text:style-name="P54">es.caib.portafib.motiudelegacioformat.{<text:span text:style-name="T30">entitat_id</text:span>}.{<text:span text:style-name="T30">idioma</text:span>}</text:p>
            <text:p text:style-name="P57">(PortaFIB 1.1.0 Deprecat 13/11/2015: Mirar propietat "Format del motiu per delegació" de l'Entitat)</text:p>
          </table:table-cell>
          <table:table-cell table:style-name="Tabla38.B2" office:value-type="string">
            <text:p text:style-name="P50">Opcional. Format del camp "Motiu" de la taula de firmes quan es tracta d'una delegació definit per entitat i idioma. Els paràmetres disponibles són:</text:p>
            <text:list xml:id="list689534740440873295" text:style-name="L10">
              <text:list-item>
                <text:p text:style-name="P181">{0} Nom del delegat</text:p>
              </text:list-item>
              <text:list-item>
                <text:p text:style-name="P181">{1} NIF del delegat</text:p>
              </text:list-item>
              <text:list-item>
                <text:p text:style-name="P181">{2} Nom del destinatari</text:p>
              </text:list-item>
              <text:list-item>
                <text:p text:style-name="P181">{3} NIF del destinatari</text:p>
              </text:list-item>
              <text:list-item>
                <text:p text:style-name="P181">{4} Motiu de la delegació</text:p>
              </text:list-item>
              <text:list-item>
                <text:p text:style-name="P181">{5} Motiu de la petició de firma</text:p>
              </text:list-item>
            </text:list>
            <text:p text:style-name="P50">Exemple de formats per l'entitat caib pels idiomes català i castellà: <text:span text:style-name="T14">es.caib.portafib.motiudelegacioformat.caib.ca=Firma {0} ({1}) per delegaci\u00F3 de {2} ({3}). Motiu: {4}</text:span></text:p>
            <text:p text:style-name="P52">es.caib.portafib.motiudelegacioformat.caib.es=Firma {0} ({1}) por delegaci\u00F3n de {2} ({3}). Motivo: {4}</text:p>
            <text:p text:style-name="P127">NOTA: S'han d'escapar els accents i caràcters especials a XML emprant Unicode. Per exemple 'ó' <text:span text:style-name="T36"></text:span><text:span text:style-name="T28"> \u00F3</text:span></text:p>
          </table:table-cell>
        </table:table-row>
        <text:soft-page-break/>
        <table:table-row table:style-name="Tabla38.1">
          <table:table-cell table:style-name="Tabla38.A2" office:value-type="string">
            <text:p text:style-name="P55">es.caib.portafib.entitatidforagentssql</text:p>
            <text:p text:style-name="P57">(PortaFIB 1.1.0 Deprecat 12/01/2016: Migrat a Propietats Globals del menú d'Administrador)</text:p>
            <text:p text:style-name="P34"><text:s text:c="2"/></text:p>
            <text:p text:style-name="P34"/>
          </table:table-cell>
          <table:table-cell table:style-name="Tabla38.B2" office:value-type="string">
            <text:p text:style-name="P98">Opcional excepte en entorns de la CAIB. Entitat sobre la qual s'aplicaran les accions del “Agents Seycon”.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55">es.caib.portafib.passwordforagentssql</text:p>
            <text:p text:style-name="P57">(PortaFIB 1.1.0 Deprecat 12/01/2016: Migrat a Propietats Globals del menú d'Administrador)</text:p>
          </table:table-cell>
          <table:table-cell table:style-name="Tabla38.B2" office:value-type="string">
            <text:p text:style-name="P50">Opcional excepte en entorns de la CAIB. Contrasenya (o clau de pas) per comprovar que les peticions http realment provenen d'un trigger de BBDD.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55">es.caib.portafib.</text:p>
            <text:p text:style-name="P55">maxitemstoshowinautocomplete</text:p>
            <text:p text:style-name="P57">(PortaFIB 1.1.0 Deprecat 12/01/2016: Migrat a Propietats d'Entitat del menú d'Administrador d'Entitat)</text:p>
            <text:p text:style-name="P34"/>
          </table:table-cell>
          <table:table-cell table:style-name="Tabla38.B2" office:value-type="string">
            <text:p text:style-name="P50">Opcional. Valor per defecte 10. En els formularis de cerques dinàmiques d'usuari, indica el màxim de resultats permesos per mostrar resultats de l'usuari.</text:p>
            <text:p text:style-name="P41"><draw:frame draw:style-name="fr4" draw:name="gràfics6" text:anchor-type="as-char" svg:width="9.024cm" svg:height="2.753cm" draw:z-index="108"><draw:image xlink:href="Pictures/10000000000002B0000000D221A18CCC.png" xlink:type="simple" xlink:show="embed" xlink:actuate="onLoad"/></draw:frame></text:p>
          </table:table-cell>
        </table:table-row>
        <table:table-row table:style-name="Tabla38.1">
          <table:table-cell table:style-name="Tabla38.A2" office:value-type="string">
            <text:p text:style-name="P55">es.caib.portafib.</text:p>
            <text:p text:style-name="P55">mincharstostartautocomplete</text:p>
            <text:p text:style-name="P57">(PortaFIB 1.1.0 Deprecat 12/01/2016: Migrat a Propietats d'Entitat del menú d'Administrador d'Entitat)</text:p>
          </table:table-cell>
          <table:table-cell table:style-name="Tabla38.B2" office:value-type="string">
            <text:p text:style-name="P50">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19">es.caib.portafib.maxitemstoshowinautocomplete</text:span></text:p>
          </table:table-cell>
        </table:table-row>
        <table:table-row table:style-name="Tabla38.1">
          <table:table-cell table:style-name="Tabla38.A2" office:value-type="string">
            <text:p text:style-name="P54">es.caib.portafib.defaultcustodymessage..{<text:span text:style-name="T30">entitat_id</text:span>}.{<text:span text:style-name="T30">idioma</text:span>}</text:p>
            <text:p text:style-name="P57">(PortaFIB 1.1.0 Deprecat 13/11/2015: Mirar camp "Cutòdia per Defecte" de l'Entitat)</text:p>
          </table:table-cell>
          <table:table-cell table:style-name="Tabla38.B2" office:value-type="string">
            <text:p text:style-name="P50">Indica un missatge per defecte de la custòdia de les peticions de Firma, definit per entitat i per idioma.</text:p>
            <text:p text:style-name="P50">Exemple:</text:p>
            <text:p text:style-name="P53">es.caib.portafib.defaultcustodymessage.<text:span text:style-name="T20">fundaciobit.ca</text:span>=Data:{3} URL de validaci\u00F3: {0}</text:p>
            <text:p text:style-name="P53">es.caib.portafib.defaultcustodymessage.<text:span text:style-name="T20">fundaciobit.es</text:span>=Fecha:{3} URL de validaci\u00F3n: {0}</text:p>
          </table:table-cell>
        </table:table-row>
        <table:table-row table:style-name="Tabla38.1">
          <table:table-cell table:style-name="Tabla38.A2" office:value-type="string">
            <text:p text:style-name="P55">es.caib.portafib.maxtimelockedsigninms</text:p>
            <text:p text:style-name="P57">(PortaFIB 1.1.0 Deprecat 12/01/2016: Migrat a Propietats d'Entitat del menú d'Administrador d'Entitat)</text:p>
          </table:table-cell>
          <table:table-cell table:style-name="Tabla38.B2" office:value-type="string">
            <text:p text:style-name="P50">Opcional. Indica Temps de validesa del Token de Firma només quan hi ha múltiples firmes en un bloc o hi ha delegats definits. Es a dir, el temps màxim que un firmant pot tenir bloquejat un document mentre es realitza el procés de firma. Valor per defecte 3*60*1000, o sigui 3 minuts. Quan la firma es única en el bloc i no hi ha delegats definits <text:s text:c="10"/>llavors no hi ha bloqueig de temps</text:p>
          </table:table-cell>
        </table:table-row>
        <text:soft-page-break/>
        <table:table-row table:style-name="Tabla38.1">
          <table:table-cell table:style-name="Tabla38.A2" office:value-type="string">
            <text:p text:style-name="P55">es.caib.portafib.emailsgroupedsendercronexpression</text:p>
            <text:p text:style-name="P57">(PortaFIB 1.1.0 Deprecat 12/01/2016: Migrat a Propietats Globals del menú d'Administrador)</text:p>
          </table:table-cell>
          <table:table-cell table:style-name="Tabla38.B2" office:value-type="string">
            <text:p text:style-name="P100">Opcional. Expressió cron que indica cada quan s'ha d'executar l'enviador de correus quan s'han definit enviament d'avisos agrupats. Per defecte s'executa cada dia a les 6:00 ().</text:p>
            <text:p text:style-name="P100">Exemple: </text:p>
            <text:list xml:id="list389615788406356598" text:style-name="L11">
              <text:list-item>
                <text:p text:style-name="P168">L'executa cada dos minuts: 0 0/2 * 1/1 * ? *</text:p>
              </text:list-item>
              <text:list-item>
                <text:p text:style-name="P168">L'executa cada dia a les 6:00: 0 0 6 1/1 * ? *</text:p>
              </text:list-item>
            </text:list>
            <text:p text:style-name="P85"><text:span text:style-name="T40">Veure </text:span><text:a xlink:type="simple" xlink:href="http://www.cronmaker.com/" text:style-name="Internet_20_link" text:visited-style-name="Visited_20_Internet_20_Link"><text:span text:style-name="T40">www.cronmaker.com</text:span></text:a><text:span text:style-name="T40"> per altres valors.</text:span></text:p>
          </table:table-cell>
        </table:table-row>
        <table:table-row table:style-name="Tabla38.1">
          <table:table-cell table:style-name="Tabla38.A2" office:value-type="string">
            <text:p text:style-name="P58">es.caib.portafib.checkcertificateinclientcert</text:p>
            <text:p text:style-name="P57"/>
          </table:table-cell>
          <table:table-cell table:style-name="Tabla38.B2" office:value-type="string">
            <text:p text:style-name="P101">Opcional. Indica si s'ha de validar el certificat emprant el Plugin de CheckCertificate quan l'autenticació es realitza emprant ClientCert. Valor per defecte false. Exemple:</text:p>
            <text:p text:style-name="P57">es.caib.portafib.checkcertificateinclientcert=true</text:p>
          </table:table-cell>
        </table:table-row>
        <table:table-row table:style-name="Tabla38.1">
          <table:table-cell table:style-name="Tabla38.A2" office:value-type="string">
            <text:p text:style-name="P54">es.caib.portafib.signaturemodule.absoluteurl</text:p>
            <text:p text:style-name="P58">(PortaFIB 1.1.0 Deprecat 12/01/2016: Migrat a Propietats Globals del menú d'Administrador)</text:p>
          </table:table-cell>
          <table:table-cell table:style-name="Tabla38.B2" office:value-type="string">
            <text:p text:style-name="P100">Opcional. Si no es defineix llavors obté la URL absoluta de la petició (Pot haver-hi <text:s/>problemes si el Apache-Proxy no té activat "ProxyPreserveHost On"). Si és defineix s'utilitzarà aquesta URL com ruta absoluta en els plugins de firma web que ho requereixin (JavaWebStart, SIA, ...). Serveix per Plugins de Firma que han d'accedir externament al Servidor de PortaFIB.</text:p>
            <text:p text:style-name="P100">Exemple:</text:p>
            <text:p text:style-name="P54">es.caib.portafib.signaturemodule.absoluteurl= http://portafib.ibit.org/portafib</text:p>
          </table:table-cell>
        </table:table-row>
      </table:table>
      <text:p text:style-name="P63"/>
      <text:p text:style-name="P63"><text:tab/>En aquest fitxer s'han de definir els plugins necessaris pel bon funcionament de PortaFIB. A continuació es descriuen aquests plugins:</text:p>
      <text:p text:style-name="P63"/>
      <text:h text:style-name="P193" text:outline-level="4">Plugins</text:h>
      <text:p text:style-name="P63"/>
      <text:p text:style-name="P63"><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63"/>
      <text:h text:style-name="Heading_20_3" text:outline-level="3">Configurar Coes</text:h>
      <text:p text:style-name="P66"><text:tab/>Per l'enviament massiu de correu i notificacions webservice, requerim de la definició de coes en el servidor jboss. Aquest pas és relativament senzill ja que únicament hem de copiar dos fitxers dins el directori deployportafib:</text:p>
      <text:p text:style-name="P63"/>
      <table:table table:name="Tabla22" table:style-name="Tabla22">
        <table:table-column table:style-name="Tabla22.A"/>
        <table:table-row>
          <table:table-cell table:style-name="Tabla22.A1" office:value-type="string">
            <text:p text:style-name="P141">$sudo cp $HOME/portafib/scripts/config/portafib-mailsqueue-service.xml $JBOSS/server/default/deployportafib</text:p>
            <text:p text:style-name="P139"/>
            <text:p text:style-name="P140">$sudo cp $HOME/portafib/scripts/config/portafib-notificacionsqueue-service.xml $JBOSS/server/default/deployportafib</text:p>
            <text:p text:style-name="P77"/>
          </table:table-cell>
        </table:table-row>
      </table:table>
      <text:p text:style-name="P63"/>
      <text:h text:style-name="Heading_20_3" text:outline-level="3"><text:soft-page-break/>Configurar Servidor de Correu</text:h>
      <text:p text:style-name="P63"/>
      <text:p text:style-name="P66"><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63"/>
      <table:table table:name="Tabla6" table:style-name="Tabla6">
        <table:table-column table:style-name="Tabla6.A"/>
        <table:table-row table:style-name="Tabla6.1">
          <table:table-cell table:style-name="Tabla6.A1" office:value-type="string">
            <text:p text:style-name="P140">$sudo cp $HOME/portafib/scripts/config/portafib-mail-service.xml $JBOSS/server/default/deployportafib</text:p>
          </table:table-cell>
        </table:table-row>
      </table:table>
      <text:p text:style-name="P63"/>
      <text:p text:style-name="Text_20_body"/>
      <text:h text:style-name="Heading_20_3" text:outline-level="3">Autenticació i Autorització per Usuaris Persona</text:h>
      <table:table table:name="Tabla48" table:style-name="Tabla48">
        <table:table-column table:style-name="Tabla48.A"/>
        <table:table-column table:style-name="Tabla48.B"/>
        <table:table-row>
          <table:table-cell table:style-name="Tabla48.A1" office:value-type="string">
            <text:p text:style-name="P147"><text:s/><draw:frame draw:style-name="fr3" draw:name="gráficos5" text:anchor-type="as-char" svg:width="1.339cm" svg:height="1.339cm" draw:z-index="99"><draw:image xlink:href="Pictures/10000201000000330000003367444CDA.png" xlink:type="simple" xlink:show="embed" xlink:actuate="onLoad"/></draw:frame></text:p>
          </table:table-cell>
          <table:table-cell table:style-name="Tabla48.B1" office:value-type="string">
            <text:p text:style-name="P122">En l'entorn de la CAIB (Govern Balear) hem de saltar aquest punt ja que l'autenticació dels usuaris-persona ja es realitza automàticament al aplicar el patch de la CAIB sobre un servidor JBOSS.</text:p>
          </table:table-cell>
        </table:table-row>
      </table:table>
      <text:p text:style-name="P69"/>
      <text:p text:style-name="P69"><text:tab/>Anam a configurar en aquest punt la forma en que JBoss autentica i autoritza els usuaris per l'aplicació PortaFIB. Aquesta configuració depen 100% d'aqui on estroben emmagatzemats els usuaris i rols. Dos dels sitemes més comenus són en base de Dades o en LDAP.</text:p>
      <text:p text:style-name="P63"/>
      <text:p text:style-name="P66"><text:tab/>Com hem dit al principi, tindrem els nostres usuaris i roles guardats dins una base de dades, per això a continuació configurarem el JBoss per accedir a aquestes dades. En el següent punt, s'explica com configurar el fitxer <text:s/>login-config.xml per LDAP</text:p>
      <text:p text:style-name="P63"/>
      <text:h text:style-name="Heading_20_4" text:outline-level="4">Configurar per Base de Dades</text:h>
      <text:p text:style-name="P63"/>
      <text:p text:style-name="P63"><text:tab/>Obrirem el fitxer $JBOSS/server/default/conf/login-config.xml i abans del tag "&lt;/policy&gt;" del final del fitxer, afegirem la següent entrada:</text:p>
      <text:p text:style-name="P63"/>
      <table:table table:name="Tabla8" table:style-name="Tabla8">
        <table:table-column table:style-name="Tabla8.A"/>
        <table:table-row>
          <table:table-cell table:style-name="Tabla8.A1" office:value-type="string">
            <text:p text:style-name="P22">&lt;application-policy name = "seycon"&gt;</text:p>
            <text:p text:style-name="P22"><text:s text:c="2"/>&lt;authentication&gt;</text:p>
            <text:p text:style-name="P22"><text:s text:c="4"/>&lt;!-- CLIENT_CERT --&gt;</text:p>
            <text:p text:style-name="P22"><text:s text:c="4"/>&lt;login-module code="es.caib.portafib.back.security.BaseCertLoginModule" <text:s/>flag="sufficient"&gt;<text:tab/><text:tab/> <text:s text:c="5"/></text:p>
            <text:p text:style-name="P22"><text:s text:c="4"/>&lt;/login-module&gt;</text:p>
            <text:p text:style-name="P22"><text:s text:c="4"/>&lt;!-- DATABASE --&gt;</text:p>
            <text:p text:style-name="P22"><text:s text:c="4"/>&lt;login-module code="org.jboss.security.auth.spi.DatabaseServerLoginModule" flag="sufficient"&gt; </text:p>
            <text:p text:style-name="P22"><text:s text:c="12"/>&lt;module-option name="dsJndiName"&gt;java:/es.caib.seycon.db.wl&lt;/module-option&gt; </text:p>
            <text:p text:style-name="P22"><text:s text:c="12"/>&lt;module-option name="principalsQuery"&gt;</text:p>
            <text:p text:style-name="P22"><text:tab/><text:tab/> <text:s/>select USU_PASS from SC_WL_USUARI where USU_CODI = ?</text:p>
            <text:p text:style-name="P22"><text:s text:c="12"/>&lt;/module-option&gt; </text:p>
            <text:p text:style-name="P22"><text:s text:c="12"/>&lt;module-option name="rolesQuery"&gt;</text:p>
            <text:p text:style-name="P22"><text:tab/><text:tab/> <text:s/>select UGR_CODGRU,'Roles' from SC_WL_USUGRU where UGR_CODUSU = ?</text:p>
            <text:p text:style-name="P22"><text:s text:c="12"/>&lt;/module-option&gt; </text:p>
            <text:p text:style-name="P22"><text:s text:c="4"/>&lt;/login-module&gt;</text:p>
            <text:p text:style-name="P22"><text:s text:c="2"/>&lt;/authentication&gt;</text:p>
            <text:p text:style-name="P22"><text:soft-page-break/><text:s/>&lt;/application-policy&gt;</text:p>
          </table:table-cell>
        </table:table-row>
      </table:table>
      <text:p text:style-name="P69"/>
      <text:p text:style-name="P71">(a) El bloc CLIENT-CERT només serveix si ens autenticam emprant https i CLIENT-CERT emprant un mecanisme JAAS. En la resta de casos podem comentar-ho. <text:span text:style-name="T24">EXPLICAR Més <text:s/>EN DETALL.</text:span></text:p>
      <text:p text:style-name="P71">(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69"/>
      <text:p text:style-name="P69">El fitxer associat a la connexió de bases de dades definida amb el nom d'atribut “dsJndiName” es troba en els propis fitxers d'scripts. Només hem de copiar-ho al JBoss:</text:p>
      <text:list xml:id="list33270972" text:continue-list="list4470464783597593904" text:style-name="L3">
        <text:list-header>
          <text:p text:style-name="P163"/>
        </text:list-header>
      </text:list>
      <table:table table:name="Taula43" table:style-name="Taula43">
        <table:table-column table:style-name="Taula43.A"/>
        <table:table-row>
          <table:table-cell table:style-name="Taula43.A1" office:value-type="string">
            <text:p text:style-name="P116">$sudo cp <text:span text:style-name="T1">$HOME/portafib/scripts/development/seycon-ds.xml $JBOSS/server/default/deployportafib</text:span></text:p>
          </table:table-cell>
        </table:table-row>
      </table:table>
      <text:p text:style-name="P111"/>
      <text:p text:style-name="P71"><text:tab/>La base de dades d'usuaris i rol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71"/>
      <text:h text:style-name="Heading_20_4" text:outline-level="4"><text:bookmark-start text:name="__RefHeading__4393_1160113973"/>Configurar per LDAP<text:bookmark-end text:name="__RefHeading__4393_1160113973"/></text:h>
      <text:p text:style-name="P63"/>
      <text:p text:style-name="P63"><text:tab/>Obrirem el fitxer $JBOSS/server/default/conf/login-config.xml i abans del tag "&lt;/policy&gt;" del final del fitxer, afegirem la següent entrada:</text:p>
      <text:p text:style-name="P63"/>
      <table:table table:name="Taula44" table:style-name="Taula44">
        <table:table-column table:style-name="Taula44.A"/>
        <table:table-row>
          <table:table-cell table:style-name="Taula44.A1" office:value-type="string">
            <text:p text:style-name="P22">&lt;application-policy name = "seycon"&gt;</text:p>
            <text:p text:style-name="P22"><text:s text:c="2"/>&lt;authentication&gt;</text:p>
            <text:p text:style-name="P22"><text:s text:c="4"/>&lt;!-- CLIENT_CERT --&gt;</text:p>
            <text:p text:style-name="P22"><text:s text:c="4"/>&lt;login-module code="es.caib.portafib.back.security.BaseCertLoginModule" flag="sufficient"&gt;</text:p>
            <text:p text:style-name="P22"><text:s text:c="4"/>&lt;!-- LDAP --&gt;</text:p>
            <text:p text:style-name="P22"><text:s text:c="4"/>&lt;login-module code="org.fundaciobit.plugins.loginmodule.ldap.LdapLoginModule" flag="sufficient" &gt;</text:p>
            <text:p text:style-name="P22"><text:tab/>&lt;module-option name="ldap.host_url"&gt;ldap://ldap.ibit.org:389&lt;/module-option&gt;</text:p>
            <text:p text:style-name="P22"><text:tab/>&lt;module-option name="ldap.security_principal"&gt;myusername&lt;/module-option&gt;</text:p>
            <text:p text:style-name="P22"><text:tab/>&lt;module-option name="ldap.security_credentials"&gt;mypassword&lt;/module-option&gt;</text:p>
            <text:p text:style-name="P22"><text:tab/>&lt;module-option name="ldap.security_authentication"&gt;simple&lt;/module-option&gt;</text:p>
            <text:p text:style-name="P22"><text:tab/>&lt;module-option name="ldap.users_context_dn"&gt;cn=Users,dc=ibitnet,dc=lan&lt;/module-option&gt;</text:p>
            <text:p text:style-name="P22"><text:tab/>&lt;module-option name="ldap.search_scope"&gt;onelevel&lt;/module-option&gt;</text:p>
            <text:p text:style-name="P22"><text:tab/>&lt;module-option name="ldap.search_filter"&gt;</text:p>
            <text:p text:style-name="P22">(|(<text:a xlink:type="simple" xlink:href="mailto:memberOf%3DCN%3D@PFI" text:style-name="Internet_20_link" text:visited-style-name="Visited_20_Internet_20_Link">memberOf=CN=@PFI</text:a>_ADMIN,CN=Users,DC=ibitnet,DC=lan)(memberOf=CN=@PFI_USER,CN=Users,DC=ibitnet,DC=lan))</text:p>
            <text:p text:style-name="P22"><text:s text:c="7"/>&lt;/module-option&gt;</text:p>
            <text:p text:style-name="P22"><text:tab/>&lt;module-option name="ldap.prefix_role_match_memberof"&gt;CN=@&lt;/module-option&gt;</text:p>
            <text:p text:style-name="P22"><text:tab/>&lt;module-option name="ldap.suffix_role_match_memberof"&gt;</text:p>
            <text:p text:style-name="P22">,CN=Users,DC=ibitnet,DC=lan</text:p>
            <text:p text:style-name="P22"><text:tab/>&lt;/module-option&gt;</text:p>
            <text:p text:style-name="P22"><text:tab/>&lt;module-option name="ldap.attribute.username"&gt;sAMAccountName&lt;/module-option&gt;</text:p>
            <text:p text:style-name="P22"><text:tab/>&lt;module-option name="ldap.attribute.mail"&gt;mail&lt;/module-option&gt;</text:p>
            <text:p text:style-name="P22"><text:tab/>&lt;module-option name="ldap.attribute.administration_id"&gt;postOfficeBox&lt;/module-option&gt;</text:p>
            <text:p text:style-name="P22"><text:tab/>&lt;module-option name="ldap.attribute.name"&gt;givenName&lt;/module-option&gt;</text:p>
            <text:p text:style-name="P22"><text:tab/>&lt;module-option name="ldap.attribute.surname"&gt;sn&lt;/module-option&gt;</text:p>
            <text:p text:style-name="P22"><text:soft-page-break/><text:tab/>&lt;module-option name="ldap.attribute.telephone"&gt;telephoneNumber&lt;/module-option&gt;</text:p>
            <text:p text:style-name="P22"><text:tab/>&lt;module-option name="ldap.attribute.memberof"&gt;memberOf&lt;/module-option&gt;</text:p>
            <text:p text:style-name="P22"><text:s text:c="4"/>&lt;/login-module&gt;</text:p>
            <text:p text:style-name="P22"><text:s text:c="2"/>&lt;/authentication&gt;</text:p>
            <text:p text:style-name="P22"><text:s/>&lt;/application-policy&gt;</text:p>
          </table:table-cell>
        </table:table-row>
      </table:table>
      <text:p text:style-name="P71"/>
      <text:p text:style-name="P71"><text:tab/>Les propietats les podrem obtenir d'un programa de tets que servirà per comprovar que les dades de connexió són correctes. Per executar aquest programa, primer l'hem de descarregar del repositori de PluginsIB de GitHub(copiar tots aquest fitxers a un directori):</text:p>
      <text:list xml:id="list8019181412542738643" text:style-name="L12">
        <text:list-item>
          <text:p text:style-name="P165"><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165"><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165"><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71"/>
      <text:p text:style-name="P71"><text:tab/>Requereix tenir instal·lat maven i accés a Internet. <text:s/>Ara només s'ha d'executar runtester.sh/.bat i s'obrirà una pantalla on ens demanarà introduir les dades d'accés al nostre LDAP. La descripció dels camps que apareixen en aquesta pantalla es detallen en el punt “<text:bookmark-ref text:reference-format="number-all-superior" text:ref-name="__RefHeading__4393_1160113973">2.3.5.2.-</text:bookmark-ref><text:bookmark-ref text:reference-format="text" text:ref-name="__RefHeading__4393_1160113973">Configurar per LDAP</text:bookmark-ref>“. </text:p>
      <text:p text:style-name="P71"/>
      <text:p text:style-name="P72"><draw:frame draw:style-name="fr5" draw:name="gràfics16" text:anchor-type="char" svg:width="13.52cm" svg:height="9.343cm" draw:z-index="113"><draw:image xlink:href="Pictures/10000000000002E2000001FE8D1F1F37.png" xlink:type="simple" xlink:show="embed" xlink:actuate="onLoad"/></draw:frame></text:p>
      <text:p text:style-name="P71"><text:tab/>Un cop haguem pogut entrar en el sistema d'LDAP, s'han de fer un parell de proves per comprovar que les propietats de connexió estan ben configurades i podem accedir als usuaris i rols dels usuaris:</text:p>
      <text:p text:style-name="P71"/>
      <text:p text:style-name="P72"><draw:frame draw:style-name="fr5" draw:name="gràfics17" text:anchor-type="char" svg:width="13.127cm" svg:height="4.487cm" draw:z-index="114"><draw:image xlink:href="Pictures/10000000000002E7000000FE5B660083.png" xlink:type="simple" xlink:show="embed" xlink:actuate="onLoad"/></draw:frame><text:soft-page-break/></text:p>
      <text:p text:style-name="P71"><text:tab/>Al finalitzar le sprobes guardarem la configuració de la connexió (Pitjar “Guardar Configuració”). Editarem el fitxer guardat i copiarem les propietats al login-config.xml.</text:p>
      <text:p text:style-name="P71"/>
      <text:p text:style-name="P71"><text:tab/>Finalment hem de copiar dins [JBOSS]/server/default/lib els següents jars:</text:p>
      <text:list xml:id="list755556837635877555" text:style-name="L25">
        <text:list-item>
          <text:p text:style-name="P166"><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166"><text:a xlink:type="simple" xlink:href="https://github.com/GovernIB/maven/blob/gh-pages/maven/org/fundaciobit/plugins/loginmodule-jboss-ldap/1.0.0/loginmodule-jboss-ldap-1.0.0.jar" text:style-name="Internet_20_link" text:visited-style-name="Visited_20_Internet_20_Link">https://github.com/GovernIB/maven/blob/gh-pages/maven/org/fundaciobit/plugins/loginmodule-jboss-ldap/1.0.0/loginmodule-jboss-ldap-1.0.0.jar</text:a></text:p>
          <text:p text:style-name="P166"/>
        </text:list-item>
      </text:list>
      <text:h text:style-name="P190" text:outline-level="3">Autenticació i Autorització per Usuaris Aplicació</text:h>
      <text:p text:style-name="P69"/>
      <table:table table:name="Tabla59" table:style-name="Tabla59">
        <table:table-column table:style-name="Tabla59.A"/>
        <table:table-column table:style-name="Tabla59.B"/>
        <table:table-row>
          <table:table-cell table:style-name="Tabla59.A1" office:value-type="string">
            <text:p text:style-name="P147"><text:s/><draw:frame draw:style-name="fr3" draw:name="gráficos224" text:anchor-type="as-char" svg:width="1.339cm" svg:height="1.339cm" draw:z-index="94"><draw:image xlink:href="Pictures/10000201000000330000003367444CDA.png" xlink:type="simple" xlink:show="embed" xlink:actuate="onLoad"/></draw:frame></text:p>
          </table:table-cell>
          <table:table-cell table:style-name="Tabla59.B1" office:value-type="string">
            <text:p text:style-name="P122">En l'entorn de la CAIB (Govern Balear) hem de saltar aquest punt ja que l'autenticació dels usuaris-aplicació ja està integrada amb el sistema de login CAS.</text:p>
          </table:table-cell>
        </table:table-row>
      </table:table>
      <text:p text:style-name="P69"/>
      <text:p text:style-name="P69"><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63"><text:tab/>Obrirem el fitxer $JBOSS/server/default/conf/login-config.xml i al final del bloc &lt;application-policy&gt; de seycon, afegirem la següent entrada:</text:p>
      <text:p text:style-name="P63"/>
      <table:table table:name="Tabla34" table:style-name="Tabla34">
        <table:table-column table:style-name="Tabla34.A"/>
        <table:table-row>
          <table:table-cell table:style-name="Tabla34.A1" office:value-type="string">
            <text:p text:style-name="P23">&lt;application-policy name = "seycon"&gt;</text:p>
            <text:p text:style-name="P23"><text:s/>&lt;authentication&gt;</text:p>
            <text:p text:style-name="P23"/>
            <text:p text:style-name="P23"><text:s text:c="3"/>...</text:p>
            <text:p text:style-name="P22"/>
            <text:p text:style-name="P22"><text:s text:c="2"/>&lt;!-- DATABASE --&gt;</text:p>
            <text:p text:style-name="P22"><text:s text:c="2"/>&lt;login-module code="org.jboss.security.auth.spi.DatabaseServerLoginModule" flag="sufficient"&gt; </text:p>
            <text:p text:style-name="P22"><text:s text:c="4"/>&lt;module-option name="dsJndiName"&gt;java:/es.caib.portafib.db&lt;/module-option&gt; </text:p>
            <text:p text:style-name="P22"><text:s text:c="4"/>&lt;module-option name="principalsQuery"&gt;</text:p>
            <text:p text:style-name="P22"><text:s text:c="7"/>SELECT contrasenya FROM pfi_usuariaplicacio WHERE usuariaplicacioid = ?</text:p>
            <text:p text:style-name="P22"><text:s text:c="4"/>&lt;/module-option&gt; </text:p>
            <text:p text:style-name="P22"><text:s text:c="4"/>&lt;module-option name="rolesQuery"&gt;</text:p>
            <text:p text:style-name="P22"><text:s text:c="7"/>SELECT roleid, 'Roles' FROM pfi_roleusuariaplicacio where usuariaplicacioid = ?</text:p>
            <text:p text:style-name="P22"><text:s text:c="4"/>&lt;/module-option&gt; </text:p>
            <text:p text:style-name="P22"><text:soft-page-break/><text:s text:c="2"/>&lt;/login-module&gt; </text:p>
            <text:p text:style-name="P22"/>
            <text:p text:style-name="P22"/>
            <text:p text:style-name="P23"><text:s/>&lt;/authentication&gt;</text:p>
            <text:p text:style-name="P23">&lt;/application-policy&gt;</text:p>
          </table:table-cell>
        </table:table-row>
      </table:table>
      <text:p text:style-name="P69"/>
      <text:p text:style-name="P69"/>
      <text:h text:style-name="Heading_20_2" text:outline-level="2">Copia de binaris</text:h>
      <text:p text:style-name="P110"/>
      <text:p text:style-name="P70"><text:tab/>Els possibles binaris que existeixen es poden generar combinant dues variables amb dos valors possibles:</text:p>
      <text:list xml:id="list33269783" text:continue-list="list33270972" text:style-name="L3">
        <text:list-header>
          <text:p text:style-name="P163"/>
        </text:list-header>
      </text:list>
      <text:list xml:id="list264616496832924089" text:style-name="L13">
        <text:list-item>
          <text:p text:style-name="P195"><text:span text:style-name="T20">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95"><text:span text:style-name="T20">Sistema d'autenticació Basic o Basic&amp;ClientCert</text:span>: Sempre hi haurà un context web /portafib amb autenticació bàsica. Opcionalment, a més és podrà definir autenticació CLIENT-CERT dins un context /portafib/s</text:p>
        </text:list-item>
      </text:list>
      <text:p text:style-name="P110"/>
      <text:p text:style-name="P110">Amb qualsevol combinació necessitam l'ear portafib:</text:p>
      <table:table table:name="Tabla9" table:style-name="Tabla9">
        <table:table-column table:style-name="Tabla9.A"/>
        <table:table-row>
          <table:table-cell table:style-name="Tabla9.A1" office:value-type="string">
            <text:p text:style-name="P22">$ sudo cp $HOME<text:span text:style-name="T1">/portafib/ear/target/portafib.ear</text:span> $JBOSS/server/default/deployportafib</text:p>
          </table:table-cell>
        </table:table-row>
      </table:table>
      <text:p text:style-name="P63"/>
      <text:p text:style-name="P134">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145">$ sudo cp $HOME<text:span text:style-name="T1">/portafib/earplugins/target/portafib_plugins.ear</text:span> $JBOSS/server/default/deployportafib</text:p>
          </table:table-cell>
        </table:table-row>
      </table:table>
      <text:p text:style-name="P63"/>
      <text:p text:style-name="P63"/>
      <text:h text:style-name="Heading_20_2" text:outline-level="2">DataSources</text:h>
      <text:p text:style-name="P63"/>
      <text:p text:style-name="P120"><text:tab/>Els datasources defineixen l'origen de les dades. Podem trobar una plantilla a $HOME/portafib/scripts/datasources/portafib-ds.xml per PostgreSQL:</text:p>
      <text:p text:style-name="P120"/>
      <text:p text:style-name="P120"><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110"/>
      <table:table table:name="Tabla10" table:style-name="Tabla10">
        <table:table-column table:style-name="Tabla10.A"/>
        <table:table-row>
          <table:table-cell table:style-name="Tabla10.A1" office:value-type="string">
            <text:p text:style-name="P142">$sudo cp $HOME/portafib/scripts/datasources/portafib-ds.xml $JBOSS/server/default/deployportafib</text:p>
          </table:table-cell>
        </table:table-row>
      </table:table>
      <text:p text:style-name="P63"><text:soft-page-break/></text:p>
      <text:p text:style-name="P63">Nota: Dins el datasource $HOME/portafib/scripts/development/seycon-ds.xml podeu trobar un exemple comentat de datasource per Oracle.</text:p>
      <text:p text:style-name="P63"/>
      <text:p text:style-name="P63"/>
      <text:p text:style-name="P63"/>
      <text:h text:style-name="Heading_20_1" text:outline-level="1"><text:bookmark-start text:name="__RefNumPara__2191_394026072"/>Plugins<text:bookmark-end text:name="__RefNumPara__2191_394026072"/></text:h>
      <text:p text:style-name="P63"/>
      <text:p text:style-name="P66"><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63"/>
      <text:p text:style-name="P63"><text:tab/>Actualment només hi ha disponible una implementació que és la d'OpenOffice. Aquí el que es pot modificar és on es troba escoltant el servidor d'OpenOffice.</text:p>
      <text:p text:style-name="P63"/>
      <table:table table:name="Tabla39" table:style-name="Tabla39">
        <table:table-column table:style-name="Tabla39.A"/>
        <table:table-row table:style-name="Tabla39.1">
          <table:table-cell table:style-name="Tabla39.A1" office:value-type="string">
            <text:p text:style-name="P24"><text:span text:style-name="T17">es.caib.</text:span>portafib.documentconverterplugin=</text:p>
            <text:p text:style-name="P25">org.fundaciobit.plugins.documentconverter.openoffice.OpenOfficeDocumentConverterPlugin</text:p>
            <text:p text:style-name="P24"/>
            <text:p text:style-name="P24"><text:span text:style-name="T17">es.caib.portafib.</text:span>plugins.documentconverter.openoffice.host=localhost</text:p>
            <text:p text:style-name="P24"><text:span text:style-name="T17">es.caib.portafib.</text:span>plugins.documentconverter.openoffice.port=8100</text:p>
          </table:table-cell>
        </table:table-row>
      </table:table>
      <text:p text:style-name="P63"/>
      <text:p text:style-name="P66"><text:tab/>En el punt “<text:bookmark-ref text:reference-format="number-no-superior" text:ref-name="__RefNumPara__2878_1796491976">5.4.-</text:bookmark-ref><text:bookmark-ref text:reference-format="text" text:ref-name="__RefNumPara__2878_1796491976">Configurar OpenOffice com a servei en Linux</text:bookmark-ref>” es mostra com posar un OpenOffice en mode servei en Linux.</text:p>
      <text:p text:style-name="P63"/>
      <text:p text:style-name="P63"/>
      <text:h text:style-name="P173" text:outline-level="2">Plugin de Certificat</text:h>
      <text:p text:style-name="P63"/>
      <text:p text:style-name="P66"><text:tab/>Serveix per verificar si els certificats són correctes. Actualment esta activat una verificació bàsica (plugin Fake). La propietat és <text:s/>es.caib.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63"/>
      <table:table table:name="Tabla53" table:style-name="Tabla53">
        <table:table-column table:style-name="Tabla53.A"/>
        <table:table-row>
          <table:table-cell table:style-name="Tabla53.A1" office:value-type="string">
            <text:p text:style-name="P18">es.caib.portafib.certificateplugin=[NOM DE LA CLASSE DEL PLUGIN DE CERTIFICAT]</text:p>
          </table:table-cell>
        </table:table-row>
      </table:table>
      <text:p text:style-name="P63"/>
      <text:p text:style-name="P63"/>
      <text:h text:style-name="P192" text:outline-level="3"><text:soft-page-break/>Plugin Fake</text:h>
      <text:p text:style-name="P63"><text:tab/>Aquest plugin només verifica de forma bàsica el certificat (data inici i final). Si es vol emprar s'ha de definir la següent propietat:</text:p>
      <text:p text:style-name="P63"/>
      <table:table table:name="Tabla43" table:style-name="Tabla43">
        <table:table-column table:style-name="Tabla43.A"/>
        <table:table-row>
          <table:table-cell table:style-name="Tabla43.A1" office:value-type="string">
            <text:p text:style-name="P34">es.caib.portafib.certificateplugin=org.fundaciobit.plugins.certificate.fake.FakeCertificatePlugin</text:p>
          </table:table-cell>
        </table:table-row>
      </table:table>
      <text:p text:style-name="P63"/>
      <text:p text:style-name="P63"/>
      <text:h text:style-name="P192" text:outline-level="3">Plugin @firma CXF</text:h>
      <text:p text:style-name="P63"><text:span text:style-name="T20"><text:tab/></text:span><text:span text:style-name="T31">És idèntic al plugin @firma (</text:span><text:span text:style-name="T31"><text:bookmark-ref text:reference-format="number-all-superior" text:ref-name="__RefNumPara__2197_394026072">3.2.3.-</text:bookmark-ref></text:span><text:span text:style-name="T31"><text:bookmark-ref text:reference-format="text" text:ref-name="__RefNumPara__2197_394026072">Plugin @firma</text:bookmark-ref></text:span><text:span text:style-name="T31">) i té les mateixes propietats però realitza la comunicació WebServices emprant les classes CXF enlloc de la llibreria AXIS. Si es vol emprar s'ha de definir la següent propietat:</text:span></text:p>
      <text:p text:style-name="P74"/>
      <table:table table:name="Tabla44" table:style-name="Tabla44">
        <table:table-column table:style-name="Tabla44.A"/>
        <table:table-row table:style-name="Tabla44.1">
          <table:table-cell table:style-name="Tabla44.A1" office:value-type="string">
            <text:p text:style-name="P35"><text:span text:style-name="T17">es.caib.portafib.certificateplugin=</text:span>org.fundaciobit.plugins.certificate.afirmacxf.AfirmaCxfCertificatePlugin</text:p>
          </table:table-cell>
        </table:table-row>
      </table:table>
      <text:p text:style-name="P74"/>
      <text:h text:style-name="P192" text:outline-level="3"><text:bookmark-start text:name="__RefNumPara__2197_394026072"/>Plugin @firma<text:bookmark-end text:name="__RefNumPara__2197_394026072"/></text:h>
      <text:p text:style-name="P66"><text:tab/>Aquest plugin es connecta amb @firma per validar el certificat d'una firma. Les propietats es classifiquen en tres: propietats generals, propietats per comunicació BASIC i propietats per comunicació via Certificat. <text:span text:style-name="T31">Si es vol emprar s'ha de definir la següent propietat:</text:span></text:p>
      <text:p text:style-name="P74"/>
      <table:table table:name="Tabla54" table:style-name="Tabla54">
        <table:table-column table:style-name="Tabla54.A"/>
        <table:table-row table:style-name="Tabla54.1">
          <table:table-cell table:style-name="Tabla54.A1" office:value-type="string">
            <text:p text:style-name="P36">es.caib.portafib.certificateplugin=org.fundaciobit.plugins.certificate.afirma.AfirmaCertificatePlugin</text:p>
          </table:table-cell>
        </table:table-row>
      </table:table>
      <text:p text:style-name="P74"/>
      <text:p text:style-name="P63"><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89">es.caib.portafib.plugins.certificate.afirma.endpoint</text:p>
          </table:table-cell>
          <table:table-cell table:style-name="Tabla47.B1" office:value-type="string">
            <text:p text:style-name="Table_20_Contents">Adreça dels serveis d'@firma. El valor normalment és:</text:p>
            <text:p text:style-name="P33">http://des-afirma.redsara.es/afirmaws/services/</text:p>
          </table:table-cell>
        </table:table-row>
        <table:table-row table:style-name="Tabla47.1">
          <table:table-cell table:style-name="Tabla47.A2" office:value-type="string">
            <text:p text:style-name="P30">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30">es.caib.portafib.plugins.certificate.afirma.validationmode</text:p>
          </table:table-cell>
          <table:table-cell table:style-name="Tabla47.B2" office:value-type="string">
            <text:p text:style-name="Table_20_Contents">Sencer que indica el mode de validació:</text:p>
            <text:list xml:id="list6479424359648509955" text:style-name="L14">
              <text:list-item>
                <text:p text:style-name="P182">MODE_VALIDACIO_SIMPLE = 0</text:p>
              </text:list-item>
              <text:list-item>
                <text:p text:style-name="P182">MODE_VALIDACIO_AMB_REVOCACIO = 1</text:p>
              </text:list-item>
              <text:list-item>
                <text:p text:style-name="P182">MODE_VALIDACIO_CADENA = 2</text:p>
              </text:list-item>
            </text:list>
          </table:table-cell>
        </table:table-row>
        <table:table-row table:style-name="Tabla47.1">
          <table:table-cell table:style-name="Tabla47.B1" table:number-columns-spanned="2" office:value-type="string">
            <text:p text:style-name="P51">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56">es.caib.portafib.plugins.certificate.afirma.authorization.username</text:p>
          </table:table-cell>
          <table:table-cell table:style-name="Tabla47.B2" office:value-type="string">
            <text:p text:style-name="P50">Nom d'usuari assignat a la comunicació BASIC</text:p>
          </table:table-cell>
        </table:table-row>
        <table:table-row table:style-name="Tabla47.1">
          <table:table-cell table:style-name="Tabla47.A2" office:value-type="string">
            <text:p text:style-name="P56">es.caib.portafib.plugins.certificate.afirma.authorization.password</text:p>
          </table:table-cell>
          <table:table-cell table:style-name="Tabla47.B2" office:value-type="string">
            <text:p text:style-name="P50">Contrasenya associada a l'usuari anterior.</text:p>
          </table:table-cell>
        </table:table-row>
        <table:table-row table:style-name="Tabla47.1">
          <table:table-cell table:style-name="Tabla47.B2" table:number-columns-spanned="2" office:value-type="string">
            <text:p text:style-name="P33">COMUNICACIO VIA CERTIFICAT</text:p>
          </table:table-cell>
          <table:covered-table-cell/>
        </table:table-row>
        <text:soft-page-break/>
        <table:table-row table:style-name="Tabla47.1">
          <table:table-cell table:style-name="Tabla47.A2" office:value-type="string">
            <text:p text:style-name="P30">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30">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30">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30">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30">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63"/>
      <text:h text:style-name="Heading_20_2" text:outline-level="2">Plugin de Informació d'Usuari</text:h>
      <text:p text:style-name="P63"/>
      <text:p text:style-name="P66"><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3720110130983668708" text:style-name="L15">
        <text:list-item>
          <text:p text:style-name="P160">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60">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63"/>
      <text:p text:style-name="P63"><text:tab/>La propietat que defineix el Plugin de UserInformation és:</text:p>
      <table:table table:name="Tabla55" table:style-name="Tabla55">
        <table:table-column table:style-name="Tabla55.A"/>
        <table:table-row>
          <table:table-cell table:style-name="Tabla55.A1" office:value-type="string">
            <text:p text:style-name="P77"><text:span text:style-name="T16">es.caib.</text:span>portafib.userinformationplugin=<text:span text:style-name="T16">[NOM DE LA CLASSE DEL PLUGIN DE USERINFORMATION]</text:span></text:p>
          </table:table-cell>
        </table:table-row>
      </table:table>
      <text:p text:style-name="P63"><text:s/></text:p>
      <text:h text:style-name="P191" text:outline-level="3"><text:bookmark-start text:name="__RefNumPara__1915_364891226"/>Plugin de UserInformation via DataBase<text:bookmark-end text:name="__RefNumPara__1915_364891226"/></text:h>
      <text:p text:style-name="P63">Si volem utilitzar aquest plugin llavors s'ha de definir la següent entrada:</text:p>
      <text:p text:style-name="P63"/>
      <table:table table:name="Tabla49" table:style-name="Tabla49">
        <table:table-column table:style-name="Tabla49.A"/>
        <table:table-row>
          <table:table-cell table:style-name="Tabla49.A1" office:value-type="string">
            <text:p text:style-name="P18">es.caib.portafib.userinformationplugin=org.fundaciobit.plugins.userinformation.database.DataBaseUserInformationPlugin</text:p>
          </table:table-cell>
        </table:table-row>
      </table:table>
      <text:p text:style-name="P63"/>
      <text:p text:style-name="P63"/>
      <text:p text:style-name="P63">I a més definir les següents propietats:</text:p>
      <text:p text:style-name="P63"/>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2">Nom</text:p>
          </table:table-cell>
          <table:table-cell table:style-name="Tabla50.A1" office:value-type="string">
            <text:p text:style-name="P32">R/O<text:note text:id="ftn6" text:note-class="footnote"><text:note-citation>6</text:note-citation><text:note-body><text:p text:style-name="Footnote">R = Requerit | <text:s/>O = Opcional</text:p></text:note-body></text:note></text:p>
          </table:table-cell>
          <table:table-cell table:style-name="Tabla50.C1" office:value-type="string">
            <text:p text:style-name="P32">Descripció</text:p>
          </table:table-cell>
        </table:table-row>
        <text:soft-page-break/>
        <table:table-row table:style-name="Tabla50.1">
          <table:table-cell table:style-name="Tabla50.A2" office:value-type="string">
            <text:p text:style-name="P31"><text:span text:style-name="T17">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3">es.caib.portafib.plugins.userinformation.database.jndi=java:/es.caib.seycon.db.wl</text:p>
          </table:table-cell>
        </table:table-row>
        <table:table-row table:style-name="Tabla50.1">
          <table:table-cell table:style-name="Tabla50.A2" office:value-type="string">
            <text:p text:style-name="P31"><text:span text:style-name="T17">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3">es.caib.portafib.plugins.userinformation.database.users_table=SC_WL_USUARI</text:p>
          </table:table-cell>
        </table:table-row>
        <table:table-row table:style-name="Tabla50.1">
          <table:table-cell table:style-name="Tabla50.A2" office:value-type="string">
            <text:p text:style-name="P31"><text:span text:style-name="T17">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90"><text:span text:style-name="T17">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31"><text:span text:style-name="T17">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2" office:value-type="string">
            <text:p text:style-name="P31"><text:span text:style-name="T17">es.caib.portafib.</text:span>plugins.userinformation.database.surname_column<text:tab/><text:tab/></text:p>
            <text:p text:style-name="P31"><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31"><text:span text:style-name="T17">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31"><text:span text:style-name="T17">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31"><text:span text:style-name="T17">es.caib.portafib.</text:span>plugins.userinformation.database.email_column</text:p>
          </table:table-cell>
          <table:table-cell table:style-name="Tabla50.A2" office:value-type="string">
            <text:p text:style-name="Table_20_Contents">R</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31"/>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31"><text:span text:style-name="T17">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3">es.caib.portafib.plugins.userinformation.database.roles_table=SC_WL_USUGRU</text:p>
          </table:table-cell>
        </table:table-row>
        <table:table-row table:style-name="Tabla50.1">
          <table:table-cell table:style-name="Tabla50.A2" office:value-type="string">
            <text:p text:style-name="P31"><text:span text:style-name="T17">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31"><text:span text:style-name="T17">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63"/>
      <text:p text:style-name="P63">(*) Aquests camps són opcionals sí des de l'aplicació que empra el plugin no realitza consultes per <text:soft-page-break/>conèixer els roles de cert usuari.</text:p>
      <text:p text:style-name="P63"/>
      <text:h text:style-name="P191" text:outline-level="3"><text:bookmark-start text:name="__RefNumPara__2250_394026072"/>Plugin de UserInformation via LDAP<text:bookmark-end text:name="__RefNumPara__2250_394026072"/></text:h>
      <text:p text:style-name="P63">Si volem utilitzar aquest plugin llavors s'ha de definir la següent entrada:</text:p>
      <text:p text:style-name="P63"/>
      <table:table table:name="Tabla51" table:style-name="Tabla51">
        <table:table-column table:style-name="Tabla51.A"/>
        <table:table-row>
          <table:table-cell table:style-name="Tabla51.A1" office:value-type="string">
            <text:p text:style-name="P18">es.caib.portafib.userinformationplugin=org.fundaciobit.plugins.userinformation.ldap.LdapUserInformationPlugin</text:p>
          </table:table-cell>
        </table:table-row>
      </table:table>
      <text:p text:style-name="P63"/>
      <text:p text:style-name="P63"/>
      <text:p text:style-name="P63">I a més definir les següents propietats. <text:span text:style-name="T20">Aquestes propietats han de tenir el mateix valor que </text:span><text:span text:style-name="T20">les definides en el punt “</text:span><text:span text:style-name="T20"><text:bookmark-ref text:reference-format="number-all-superior" text:ref-name="__RefHeading__4393_1160113973">2.3.5.2.-</text:bookmark-ref></text:span><text:span text:style-name="T20"><text:bookmark-ref text:reference-format="text" text:ref-name="__RefHeading__4393_1160113973">Configurar per LDAP</text:bookmark-ref></text:span><text:span text:style-name="T20">“</text:span>:</text:p>
      <text:p text:style-name="P63"/>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2">Nom</text:p>
          </table:table-cell>
          <table:table-cell table:style-name="Tabla52.A1" office:value-type="string">
            <text:p text:style-name="P32">R/O<text:note text:id="ftn7" text:note-class="footnote"><text:note-citation>7</text:note-citation><text:note-body><text:p text:style-name="Footnote">R = Requerit | <text:s/>O = Opcional</text:p></text:note-body></text:note></text:p>
          </table:table-cell>
          <table:table-cell table:style-name="Tabla52.C1" office:value-type="string">
            <text:p text:style-name="P32">Descripció</text:p>
          </table:table-cell>
        </table:table-row>
        <table:table-row table:style-name="Tabla52.1">
          <table:table-cell table:style-name="Tabla52.A2" office:value-type="string">
            <text:p text:style-name="P30">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able:table-row table:style-name="Tabla52.1">
          <table:table-cell table:style-name="Tabla52.A2" office:value-type="string">
            <text:p text:style-name="P30">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30">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30">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30">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30">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30">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30">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30">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ext:soft-page-break/>
        <table:table-row table:style-name="Tabla52.1">
          <table:table-cell table:style-name="Tabla52.A2" office:value-type="string">
            <text:p text:style-name="P30">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30">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able:table-row table:style-name="Tabla52.1">
          <table:table-cell table:style-name="Tabla52.A2" office:value-type="string">
            <text:p text:style-name="P30">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30">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30">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able:table-row table:style-name="Tabla52.1">
          <table:table-cell table:style-name="Tabla52.A2" office:value-type="string">
            <text:p text:style-name="P30">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30">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5">es.caib.portafib.plugins.userinformation.ldap.suffix_role_match_memberof=,CN=Users,DC=ibitnet,DC=lan</text:p>
          </table:table-cell>
        </table:table-row>
      </table:table>
      <text:p text:style-name="P63"/>
      <text:p text:style-name="P63">(*) Aquests camps són opcionals sí des de l'aplicació que empri el plugin no realitza consultes per conèixer els roles de cert usuari.</text:p>
      <text:p text:style-name="P63"/>
      <text:h text:style-name="Heading_20_2" text:outline-level="2">Plugin de Custòdia Documental</text:h>
      <text:p text:style-name="Text_20_body"/>
      <text:p text:style-name="P126"><text:tab/>S'ha mogut a entorn Web. L'Administrador de PortaFIB ha de donar d'alta el Plugin i després l'Administrador d'Entitat ha de crear una plantilla base. Veure Manual d'Usuari.</text:p>
      <text:p text:style-name="Text_20_body"/>
      <text:h text:style-name="Heading_20_2" text:outline-level="2">Plugins de Firma WEB</text:h>
      <text:p text:style-name="P71"><text:tab/>S'ha de tenir en compte que els plugins de MiniApplet en Client ( com Applet o JavaWebStart) i de MiniApplet en Servidor s'adjunten automàticament dins cada distribució de PortaFIB.</text:p>
      <text:p text:style-name="P71"><text:tab/>Si es desitja el Mòdul de Firma SIA s'ha de compilar PortaFIB emprant el paràmetre -Psia.</text:p>
      <text:p text:style-name="P76"/>
      <text:p text:style-name="P76"/>
      <text:h text:style-name="Heading_20_1" text:outline-level="1"><text:bookmark-start text:name="__RefNumPara__1245_1584979607"/><text:soft-page-break/>Gestió de BBDD<text:bookmark-end text:name="__RefNumPara__1245_1584979607"/></text:h>
      <text:p text:style-name="P63"/>
      <text:h text:style-name="Heading_20_2" text:outline-level="2"><text:bookmark-start text:name="__RefNumPara__1134_1584979607"/><text:bookmark-start text:name="__RefHeading__2265_778041785"/>Crear usuari i BBDD per PortaFIB<text:bookmark-end text:name="__RefNumPara__1134_1584979607"/><text:bookmark-end text:name="__RefHeading__2265_778041785"/></text:h>
      <text:list xml:id="list33268600" text:continue-list="list33269783" text:style-name="L3">
        <text:list-header>
          <text:p text:style-name="P161"/>
        </text:list-header>
      </text:list>
      <text:h text:style-name="Heading_20_3" text:outline-level="3"><text:span text:style-name="Source_20_Text"><text:span text:style-name="T27">Connectar-se a la BBDD</text:span></text:span></text:h>
      <text:p text:style-name="P84"><text:span text:style-name="Source_20_Text"><text:span text:style-name="T23"/></text:span></text:p>
      <table:table table:name="Tabla25" table:style-name="Tabla25">
        <table:table-column table:style-name="Tabla25.A"/>
        <table:table-row>
          <table:table-cell table:style-name="Tabla25.A1" office:value-type="string">
            <text:p text:style-name="P108"><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65"/>
      <text:h text:style-name="Heading_20_3" text:outline-level="3">Crearem l'usuari portafib:</text:h>
      <text:p text:style-name="P64"/>
      <table:table table:name="Tabla24" table:style-name="Tabla24">
        <table:table-column table:style-name="Tabla24.A"/>
        <table:table-row>
          <table:table-cell table:style-name="Tabla24.A1" office:value-type="string">
            <text:p text:style-name="P128">CREATE USER "portafib" WITH <text:s/>ENCRYPTED PASSWORD 'portafib' NOCREATEUSER;</text:p>
            <text:p text:style-name="P128"/>
          </table:table-cell>
        </table:table-row>
      </table:table>
      <text:p text:style-name="P64"/>
      <text:h text:style-name="Heading_20_3" text:outline-level="3">Crear la BBDD</text:h>
      <text:p text:style-name="P64"/>
      <table:table table:name="Tabla13" table:style-name="Tabla13">
        <table:table-column table:style-name="Tabla13.A"/>
        <table:table-row>
          <table:table-cell table:style-name="Tabla13.A1" office:value-type="string">
            <text:p text:style-name="P129">CREATE DATABASE "portafib" WITH OWNER=portafib;</text:p>
          </table:table-cell>
        </table:table-row>
      </table:table>
      <text:p text:style-name="P64"/>
      <text:p text:style-name="P64">i sortirem</text:p>
      <text:p text:style-name="P64"/>
      <table:table table:name="Tabla26" table:style-name="Tabla26">
        <table:table-column table:style-name="Tabla26.A"/>
        <table:table-row>
          <table:table-cell table:style-name="Tabla26.A1" office:value-type="string">
            <text:p text:style-name="P130">\q</text:p>
          </table:table-cell>
        </table:table-row>
      </table:table>
      <text:p text:style-name="P64"/>
      <text:p text:style-name="P64"/>
      <text:h text:style-name="Heading_20_2" text:outline-level="2">Crear esquema de taules i inserir dades</text:h>
      <text:p text:style-name="P128"/>
      <text:h text:style-name="Heading_20_3" text:outline-level="3">Connectar-se al servidor de BBDD amb l'usuari portafib:</text:h>
      <text:p text:style-name="P64"/>
      <table:table table:name="Tabla33" table:style-name="Tabla33">
        <table:table-column table:style-name="Tabla33.A"/>
        <table:table-row>
          <table:table-cell table:style-name="Tabla33.A1" office:value-type="string">
            <text:list xml:id="list33294992" text:continue-numbering="true" text:style-name="L3">
              <text:list-item>
                <text:list>
                  <text:list-header>
                    <text:p text:style-name="P161"><text:span text:style-name="Source_20_Text"><text:span text:style-name="T9">$ psql -h localhost -p 5432 -U portafib -W</text:span></text:span><text:span text:style-name="T9"> -d portafib</text:span></text:p>
                  </text:list-header>
                </text:list>
              </text:list-item>
            </text:list>
          </table:table-cell>
        </table:table-row>
      </table:table>
      <text:list xml:id="list33269301" text:continue-numbering="true" text:style-name="L3">
        <text:list-item>
          <text:list>
            <text:list-header>
              <text:p text:style-name="P161"/>
            </text:list-header>
          </text:list>
        </text:list-item>
      </text:list>
      <text:p text:style-name="P64">i si està en un altra servidor llavors executar</text:p>
      <text:p text:style-name="P64"/>
      <table:table table:name="Tabla28" table:style-name="Tabla28">
        <table:table-column table:style-name="Tabla28.A"/>
        <table:table-row>
          <table:table-cell table:style-name="Tabla28.A1" office:value-type="string">
            <text:list xml:id="list33295159" text:continue-numbering="true" text:style-name="L3">
              <text:list-item>
                <text:list>
                  <text:list-header>
                    <text:p text:style-name="P161"><text:span text:style-name="Source_20_Text"><text:span text:style-name="T16">$ psql -h www.xxx.yyy.zzz -p 5432 </text:span></text:span><text:span text:style-name="Source_20_Text"><text:span text:style-name="T9">-U portafib -W -d portafib</text:span></text:span></text:p>
                  </text:list-header>
                </text:list>
              </text:list-item>
            </text:list>
          </table:table-cell>
        </table:table-row>
      </table:table>
      <text:list xml:id="list33289299" text:continue-numbering="true" text:style-name="L3">
        <text:list-item>
          <text:list>
            <text:list-header>
              <text:p text:style-name="P161"/>
              <text:list>
                <text:list-header>
                  <text:p text:style-name="P188"/>
                </text:list-header>
              </text:list>
            </text:list-header>
          </text:list>
        </text:list-item>
      </text:list>
      <text:h text:style-name="Heading_20_3" text:outline-level="3"><text:soft-page-break/>Donam permisos al usuari:</text:h>
      <text:p text:style-name="P64"/>
      <table:table table:name="Tabla29" table:style-name="Tabla29">
        <table:table-column table:style-name="Tabla29.A"/>
        <table:table-row>
          <table:table-cell table:style-name="Tabla29.A1" office:value-type="string">
            <text:p text:style-name="P144">GRANT ALL PRIVILEGES ON DATABASE "portafib" TO portafib;</text:p>
            <text:p text:style-name="P144">GRANT ALL PRIVILEGES ON SCHEMA PUBLIC TO portafib;</text:p>
          </table:table-cell>
        </table:table-row>
      </table:table>
      <text:p text:style-name="P64"/>
      <text:h text:style-name="Heading_20_3" text:outline-level="3">Importam l'estructura de taules i dades dins la BBDD</text:h>
      <text:p text:style-name="P64"/>
      <text:p text:style-name="P64"/>
      <text:p text:style-name="P64"/>
      <table:table table:name="Tabla31" table:style-name="Tabla31">
        <table:table-column table:style-name="Tabla31.A"/>
        <table:table-row table:style-name="Tabla31.1">
          <table:table-cell table:style-name="Tabla31.A1" office:value-type="string">
            <text:p text:style-name="P131"><text:span text:style-name="T5">\i $HOME/portafib/scripts/bbdd/</text:span><text:span text:style-name="T6">[x.y]</text:span><text:span text:style-name="T5">/</text:span><text:span text:style-name="T6">[sgbd]</text:span><text:span text:style-name="T5">/</text:span><text:span text:style-name="T7">portafib_</text:span><text:span text:style-name="T5">create_schema.sql</text:span></text:p>
            <text:p text:style-name="P131"><text:span text:style-name="T5">\i $HOME/portafib/scripts/bbdd/</text:span><text:span text:style-name="T6">[x.y]</text:span><text:span text:style-name="T5">/</text:span><text:span text:style-name="T6">[sgbd]</text:span><text:span text:style-name="T5">/portafib_create_data.sql</text:span></text:p>
          </table:table-cell>
        </table:table-row>
      </table:table>
      <text:p text:style-name="P64"/>
      <text:p text:style-name="P78"/>
      <table:table table:name="Taula1" table:style-name="Taula1">
        <table:table-column table:style-name="Taula1.A"/>
        <table:table-column table:style-name="Taula1.B"/>
        <table:table-row>
          <table:table-cell table:style-name="Taula1.A1" office:value-type="string">
            <text:p text:style-name="P147"><text:s/><draw:frame draw:style-name="fr3" draw:name="gráficos7" text:anchor-type="as-char" svg:width="1.339cm" svg:height="1.339cm" draw:z-index="83"><draw:image xlink:href="Pictures/10000201000000330000003367444CDA.png" xlink:type="simple" xlink:show="embed" xlink:actuate="onLoad"/></draw:frame></text:p>
          </table:table-cell>
          <table:table-cell table:style-name="Taula1.B1" office:value-type="string">
            <text:p text:style-name="P122">En l'entorn de la CAIB (Govern Balear) <text:s/>els scripts a carregar són els següents:</text:p>
            <table:table table:name="Taula2" table:style-name="Taula2">
              <table:table-column table:style-name="Taula2.A"/>
              <table:table-row>
                <table:table-cell table:style-name="Taula2.A1" office:value-type="string">
                  <text:p text:style-name="P132"><text:span text:style-name="T10">\i $HOME/portafib/scripts/bbdd/</text:span><text:span text:style-name="T11">[x.y]</text:span><text:span text:style-name="T10">/</text:span><text:span text:style-name="T11">[sgbd]</text:span><text:span text:style-name="T10">/</text:span><text:span text:style-name="T12">portafib_</text:span><text:span text:style-name="T10">create_schema_caib.sql</text:span></text:p>
                  <text:p text:style-name="P133"><text:span text:style-name="T10">\i $HOME/portafib/scripts/bbdd/</text:span><text:span text:style-name="T11">[x.y]</text:span><text:span text:style-name="T10">/</text:span><text:span text:style-name="T11">[sgbd]</text:span><text:span text:style-name="T10">/portafib_create_data.sql</text:span></text:p>
                  <text:p text:style-name="P133"><text:span text:style-name="T10">\i $HOME/portafib/scripts/bbdd/</text:span><text:span text:style-name="T11">[x.y]</text:span><text:span text:style-name="T10">/portafib_create_data_caib.sql</text:span><text:span text:style-name="T10"><text:note text:id="ftn8" text:note-class="footnote"><text:note-citation>8</text:note-citation><text:note-body><text:p text:style-name="P123"><text:s text:c="2"/>portafib_create_data_caib.sql: incorpora els tipus de documents del Portafirmas de la CAIB</text:p></text:note-body></text:note></text:span></text:p>
                  <text:p text:style-name="P133"><text:span text:style-name="T10">\i $HOME/portafib/scripts/bbdd/</text:span><text:span text:style-name="T11">[x.y]</text:span><text:span text:style-name="T10">/oracle/portafib_carrecs_caib.sql</text:span><text:span text:style-name="T10"><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122"/>
            <text:p text:style-name="P122">Important: Abans d'executar el fitxer portafib_carrecs_caib.sql aquest s'ha d'editar per configurar la IP del servidor de PortaFIB.</text:p>
          </table:table-cell>
        </table:table-row>
      </table:table>
      <text:p text:style-name="P78"/>
      <text:p text:style-name="P64"/>
      <text:p text:style-name="P67"><text:tab/>On <text:span text:style-name="T20">[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Compilar PortaFIB des de Git de GitHub</text:bookmark-ref>”);</text:p>
      <text:p text:style-name="P78"/>
      <text:p text:style-name="P78"/>
      <text:h text:style-name="Heading_20_3" text:outline-level="3">Sortir</text:h>
      <text:list xml:id="list33288394" text:continue-numbering="true" text:style-name="L3">
        <text:list-header>
          <text:p text:style-name="P161"/>
        </text:list-header>
      </text:list>
      <table:table table:name="Tabla32" table:style-name="Tabla32">
        <table:table-column table:style-name="Tabla32.A"/>
        <table:table-row>
          <table:table-cell table:style-name="Tabla32.A1" office:value-type="string">
            <text:p text:style-name="P143">\q</text:p>
          </table:table-cell>
        </table:table-row>
      </table:table>
      <text:list xml:id="list33264510" text:continue-numbering="true" text:style-name="L3">
        <text:list-item>
          <text:list>
            <text:list-header>
              <text:p text:style-name="P161"/>
            </text:list-header>
          </text:list>
        </text:list-item>
      </text:list>
      <text:p text:style-name="P63"/>
      <text:h text:style-name="Heading_20_2" text:outline-level="2">Crear usuari i BBDD per la gestió d'usuaris PortaFIB.</text:h>
      <text:p text:style-name="Text_20_body"/>
      <text:p text:style-name="Text_20_body"><text:tab/>Aquest punt només és necessari si no tenim definida cap font d'usuaris amb que autenticar <text:soft-page-break/>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4258250589918007050" text:style-name="L16">
        <text:list-item>
          <text:list>
            <text:list-item>
              <text:list>
                <text:list-item>
                  <text:p text:style-name="P197">Nom de bbdd: seycon</text:p>
                </text:list-item>
                <text:list-item>
                  <text:p text:style-name="P197">Usuari: <text:s/>seycon</text:p>
                </text:list-item>
                <text:list-item>
                  <text:p text:style-name="P197">Contrasenya: seycon</text:p>
                </text:list-item>
                <text:list-item>
                  <text:p text:style-name="P197">Script de creació de bbdd: $HOME/portafib/scripts/development/seycon.sql</text:p>
                </text:list-item>
                <text:list-item>
                  <text:p text:style-name="P197">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h text:style-name="Heading_20_1" text:outline-level="1">Annexes</text:h>
      <text:h text:style-name="Heading_20_2" text:outline-level="2"><text:bookmark-start text:name="__RefNumPara__1225_1457230152"/>Compilar PortaFIB des de Git de GitHub<text:bookmark-end text:name="__RefNumPara__1225_1457230152"/></text:h>
      <text:p text:style-name="P88"/>
      <text:p text:style-name="P88"><text:tab/>Aquest manual explica com compilar l'aplicació PortaFIB a partir del repositori de git de GitHub. Es requerix JDK 1.6, ant i maven (versió mínima 3.0.2). La compilació es realitzarà en un directori <text:s/>portafib del home de l'usuari ($HOME/portafib<text:span text:style-name="T2">)</text:span>.</text:p>
      <text:p text:style-name="P63"/>
      <text:h text:style-name="Heading_20_3" text:outline-level="3">Git Clone</text:h>
      <text:p text:style-name="P152"><text:tab/>Estant en el home de l'usuari fer clone d'una branca o un tag executant la següent comanda (per exemple branca portafib-1.1:</text:p>
      <text:p text:style-name="P63">BRANCA</text:p>
      <table:table table:name="Tabla23" table:style-name="Tabla23">
        <table:table-column table:style-name="Tabla23.A"/>
        <table:table-row>
          <table:table-cell table:style-name="Tabla23.A1" office:value-type="string">
            <text:p text:style-name="P82">$git clone --branch portafib-1.1 http://github.com/GovernIB/portafib</text:p>
          </table:table-cell>
        </table:table-row>
      </table:table>
      <text:p text:style-name="P63"/>
      <text:p text:style-name="P63">TAG</text:p>
      <table:table table:name="Taula7" table:style-name="Taula7">
        <table:table-column table:style-name="Taula7.A"/>
        <table:table-row>
          <table:table-cell table:style-name="Taula7.A1" office:value-type="string">
            <text:p text:style-name="P83">$git clone --branch portafib-1.1.1 http://github.com/GovernIB/portafib</text:p>
          </table:table-cell>
        </table:table-row>
      </table:table>
      <text:p text:style-name="P63"/>
      <text:p text:style-name="P63"/>
      <text:h text:style-name="Heading_20_3" text:outline-level="3">Llibreries sense repositori a Internet</text:h>
      <text:list xml:id="list764275813566231239" text:style-name="L17">
        <text:list-header>
          <text:p text:style-name="P162">Anar a $HOME/portafib-x.y/lib i executar les següents comandes:</text:p>
        </text:list-header>
      </text:list>
      <text:p text:style-name="P63"/>
      <table:table table:name="Tabla35" table:style-name="Tabla35">
        <table:table-column table:style-name="Tabla35.A"/>
        <text:soft-page-break/>
        <table:table-row table:style-name="Tabla35.1">
          <table:table-cell table:style-name="Tabla35.A1" office:value-type="string">
            <text:p text:style-name="P81"><text:s text:c="3"/>$ install_afirma_miniapplet_jar.sh</text:p>
            <text:p text:style-name="P81"><text:s text:c="3"/>$ install_plugin_signatureweb_miniappletui_jar.sh</text:p>
            <text:p text:style-name="P81"><text:s text:c="3"/>$ install_axis_jaxrpc_jar.sh</text:p>
          </table:table-cell>
        </table:table-row>
      </table:table>
      <text:p text:style-name="P63"/>
      <text:p text:style-name="P66"><text:tab/>Aquestes comandes serveixen per afegir dins del repositori MAVEN llibreries que no es poden descarregar de cap repositori d'Internet. Nota: trobareu també els fitxers .bat si feis feina amb Windows.</text:p>
      <text:p text:style-name="P63"/>
      <text:h text:style-name="Heading_20_3" text:outline-level="3">Firma del jar l'Applet o Applet firmat per defecte</text:h>
      <text:p text:style-name="P63"/>
      <text:p text:style-name="P63"><text:tab/>Applet del PortaFIB requereix que estigui firmat. A partir de la versió de java 1.7.0_45 requereix que aquesta firma estigui dins el repositori d'entitats en que java confia. En cas contrari no executa l'applet.</text:p>
      <text:p text:style-name="P63"><text:tab/>La forma més senzilla es emprar l'applet ja firmat ubicat dins el directori deixar que Maven obtengui el jar del repositori local al projecte del codi font.</text:p>
      <text:p text:style-name="P63"/>
      <text:p text:style-name="P63"/>
      <text:h text:style-name="Heading_20_4" text:outline-level="4">Utilitzar Applet ja Firmat</text:h>
      <text:list xml:id="list33285334" text:continue-numbering="true" text:style-name="L17">
        <text:list-header>
          <text:p text:style-name="P162"/>
        </text:list-header>
      </text:list>
      <text:p text:style-name="P63"><text:tab/>No s'ha de fer res ja que maven obté el jar d'un directoi del codi font i el copia al repositori maven de la màquina-usuari local.</text:p>
      <text:p text:style-name="P63"/>
      <text:p text:style-name="P63"/>
      <text:h text:style-name="Heading_20_4" text:outline-level="4">Compilar i Firmar l'Applet </text:h>
      <text:p text:style-name="P63"/>
      <text:p text:style-name="P66"><text:tab/>En cas que vulguem desenvolupar l'applet llavors requerim de dues passes: primera, definir el certificat amb el que es firmarà l'applet i segona indicar a maven que volem compilar l'applet (utilitzar el paràmetre -Pminiappletui).</text:p>
      <text:p text:style-name="P63"/>
      <text:p text:style-name="P63"><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63"/>
      <text:p text:style-name="P63"><text:tab/>Teniu un exemple de keystore amb un certificat de firma dins el directori $HOME/portafib/scripts/certificats/afirma.keystore executar la següent comanda:</text:p>
      <text:p text:style-name="P63"/>
      <table:table table:name="Tabla19" table:style-name="Tabla19">
        <table:table-column table:style-name="Tabla19.A"/>
        <table:table-row>
          <table:table-cell table:style-name="Tabla19.A1" office:value-type="string">
            <text:p text:style-name="Table_20_Contents"><text:s/><text:span text:style-name="T8"><text:s/>$ cp $HOME/portafib/scripts/certificats/afirma.keystore $HOME/portafib</text:span></text:p>
          </table:table-cell>
        </table:table-row>
      </table:table>
      <text:p text:style-name="P63"/>
      <text:p text:style-name="P63"><text:tab/>El certificat contingut en aquest keystore és de proves, per lo que si alguna entitat vol utilitzar un certificat reconegut per firmat l'applet llavors no hi ha cap problema, només ha de seguir les instruccions abans descrites.</text:p>
      <text:p text:style-name="P63"/>
      <text:h text:style-name="Heading_20_3" text:outline-level="3"><text:bookmark-start text:name="__RefHeading__3773_1399293354"/><text:soft-page-break/>Compilació<text:bookmark-end text:name="__RefHeading__3773_1399293354"/></text:h>
      <text:p text:style-name="P66"><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5236860903480604414" text:style-name="L18">
        <text:list-item>
          <text:list>
            <text:list-item>
              <text:p text:style-name="P158">-Pdesenvolupament: s'utilitza en desenvolupament i el que fa es carregar els plugins dins el propi ear de PortaFIB</text:p>
            </text:list-item>
            <text:list-item>
              <text:p text:style-name="P158">-Pproduccio: s'utilitza en producció i separa el codi de PortaFIB en un ear i els plugins en un altra ear.</text:p>
            </text:list-item>
          </text:list>
        </text:list-item>
      </text:list>
      <text:p text:style-name="P63"/>
      <text:p text:style-name="P63"/>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6">Tipus</text:p>
          </table:table-cell>
          <table:table-cell table:style-name="Tabla16.A1" office:value-type="string">
            <text:p text:style-name="P26">Paràmetres Maven</text:p>
          </table:table-cell>
          <table:table-cell table:style-name="Tabla16.C1" office:value-type="string">
            <text:p text:style-name="P26">Output</text:p>
          </table:table-cell>
        </table:table-row>
        <table:table-row table:style-name="Tabla16.1">
          <table:table-cell table:style-name="Tabla16.A2" office:value-type="string">
            <text:p text:style-name="P29">Desenvolupament</text:p>
          </table:table-cell>
          <table:table-cell table:style-name="Tabla16.A2" office:value-type="string">
            <text:p text:style-name="P29">-Pdesenvolupament</text:p>
          </table:table-cell>
          <table:table-cell table:style-name="Tabla16.C2" office:value-type="string">
            <text:p text:style-name="P29">/ear/target/portafib.ear</text:p>
          </table:table-cell>
        </table:table-row>
        <table:table-row table:style-name="Tabla16.1">
          <table:table-cell table:style-name="Tabla16.A2" office:value-type="string">
            <text:p text:style-name="P29">Producció</text:p>
          </table:table-cell>
          <table:table-cell table:style-name="Tabla16.A2" office:value-type="string">
            <text:p text:style-name="P29">-Pproduccio</text:p>
          </table:table-cell>
          <table:table-cell table:style-name="Tabla16.C2" office:value-type="string">
            <text:p text:style-name="P29">/ear/target/portafib.ear</text:p>
            <text:p text:style-name="P29">/earplugins/target/portafib_plugins.ear</text:p>
          </table:table-cell>
        </table:table-row>
      </table:table>
      <text:p text:style-name="P63"/>
      <text:p text:style-name="P63"/>
      <text:p text:style-name="P66"><text:tab/>Existeixen dos scripts que ens ajuden en la tasca de compilació i que a més ens copien 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text:span text:style-name="T39">executar comanda help.sh/.bat per veure la llista actualitzada</text:span>)</text:p>
      <text:p text:style-name="P63"/>
      <text:p text:style-name="P63"/>
      <table:table table:name="Tabla21" table:style-name="Tabla21">
        <table:table-column table:style-name="Tabla21.A"/>
        <table:table-column table:style-name="Tabla21.B"/>
        <table:table-row table:style-name="Tabla21.1">
          <table:table-cell table:style-name="Tabla21.A1" office:value-type="string">
            <text:p text:style-name="P73">Paràmetre</text:p>
          </table:table-cell>
          <table:table-cell table:style-name="Tabla21.B1" office:value-type="string">
            <text:p text:style-name="P73">Descripció</text:p>
          </table:table-cell>
        </table:table-row>
        <table:table-row table:style-name="Tabla21.1">
          <table:table-cell table:style-name="Tabla21.A2" office:value-type="string">
            <text:p text:style-name="P63">-Pbuild</text:p>
          </table:table-cell>
          <table:table-cell table:style-name="Tabla21.B2" office:value-type="string">
            <text:p text:style-name="P63">Nomes emprar en desenvolupament. Sistema manual de revisions. Marca una nova data de revisió.</text:p>
          </table:table-cell>
        </table:table-row>
        <table:table-row table:style-name="Tabla21.1">
          <table:table-cell table:style-name="Tabla21.A2" office:value-type="string">
            <text:p text:style-name="P63">-Psqlgen</text:p>
          </table:table-cell>
          <table:table-cell table:style-name="Tabla21.B2" office:value-type="string">
            <text:p text:style-name="P63">Genera scripts SQL dins /scripts/sqlgenerator. Més informació a /scripts/sqlgenerator/readme.txt</text:p>
          </table:table-cell>
        </table:table-row>
        <table:table-row table:style-name="Tabla21.1">
          <table:table-cell table:style-name="Tabla21.A2" office:value-type="string">
            <text:p text:style-name="P63">-Pminiappletui</text:p>
          </table:table-cell>
          <table:table-cell table:style-name="Tabla21.B2" office:value-type="string">
            <text:p text:style-name="P63">Compila l'applet i el firma amb el afirma.keystore. Sinó s'ha d'executar install_portafib_applet_signed_jar.sh/bat</text:p>
          </table:table-cell>
        </table:table-row>
        <table:table-row table:style-name="Tabla21.1">
          <table:table-cell table:style-name="Tabla21.A2" office:value-type="string">
            <text:p text:style-name="P63">-Psia</text:p>
          </table:table-cell>
          <table:table-cell table:style-name="Tabla21.B2" office:value-type="string">
            <text:p text:style-name="P63">Compila i inclou dins l'ear el Modul de Firma de SIA. Requereix llibreries addicionals (llegir plugins-signatureweb\miniappletinserversia\requirements.txt)</text:p>
          </table:table-cell>
        </table:table-row>
        <table:table-row table:style-name="Tabla21.1">
          <table:table-cell table:style-name="Tabla21.A2" office:value-type="string">
            <text:p text:style-name="P63">-Ppassarelaweb-v1</text:p>
          </table:table-cell>
          <table:table-cell table:style-name="Tabla21.B2" office:value-type="string">
            <text:p text:style-name="P66"><text:span text:style-name="T24">Nou Versió 1.1.3</text:span>. Compila el Modul de Firma Web de Passarel·la PortaFIB. <text:s text:c="17"/>També crea l'API i WS per atacar a Passarel·la Web de PortaFIB. <text:s text:c="17"/>Els WS definits són:</text:p>
            <text:p text:style-name="P63"><text:s text:c="23"/>/portafib/ws/v1/PortaFIBPassarelaDeFirmaWeb</text:p>
            <text:p text:style-name="P63"/>
            <text:p text:style-name="P63"/>
          </table:table-cell>
        </table:table-row>
        <table:table-row table:style-name="Tabla21.1">
          <table:table-cell table:style-name="Tabla21.A2" office:value-type="string">
            <text:p text:style-name="P63">-Ppassarelaserver-v1</text:p>
          </table:table-cell>
          <table:table-cell table:style-name="Tabla21.B2" office:value-type="string">
            <text:p text:style-name="P66"><text:span text:style-name="T24">Nou Versió 1.1.3</text:span>. Compila el Modul de Firma en Servidor de Passarel·la PortaFIB. També crea l'API i WS per atacar a Passarel·la Server de PortaFIB. <text:s text:c="17"/>Els WS definits són:</text:p>
            <text:p text:style-name="P63"><text:s text:c="23"/>/portafib/ws/v1/PortaFIBPassarelaDeFirmaEnServidor</text:p>
          </table:table-cell>
        </table:table-row>
        <text:soft-page-break/>
        <table:table-row table:style-name="Tabla21.1">
          <table:table-cell table:style-name="Tabla21.A2" office:value-type="string">
            <text:p text:style-name="P63">-Pclientcert </text:p>
          </table:table-cell>
          <table:table-cell table:style-name="Tabla21.B2" office:value-type="string">
            <text:p text:style-name="P63">Genera un segon context web amb autenticacio CLIENT-CERT (context a /portafib/s)</text:p>
          </table:table-cell>
        </table:table-row>
        <table:table-row table:style-name="Tabla21.1">
          <table:table-cell table:style-name="Tabla21.A2" office:value-type="string">
            <text:p text:style-name="P63">-<text:span text:style-name="T40">Pws-portafib</text:span></text:p>
          </table:table-cell>
          <table:table-cell table:style-name="Tabla21.B2" office:value-type="string">
            <text:p text:style-name="P63"><text:span text:style-name="T24">Nou Versió 1.1.3</text:span>. Substituït per -Pws-portafib-v1</text:p>
          </table:table-cell>
        </table:table-row>
        <table:table-row table:style-name="Tabla21.1">
          <table:table-cell table:style-name="Tabla21.A2" office:value-type="string">
            <text:p text:style-name="P63">-Pws-portafib-v1</text:p>
          </table:table-cell>
          <table:table-cell table:style-name="Tabla21.B2" office:value-type="string">
            <text:p text:style-name="P63"><text:span text:style-name="T24">Nou Versió 1.1.3</text:span>. Crea WS per atacar a PortaFIB. Els WS definits són</text:p>
            <text:p text:style-name="P63"><text:s text:c="23"/>/portafib/ws/v1/PortaFIBPeticioDeFirma</text:p>
            <text:p text:style-name="P63"><text:s text:c="23"/>/portafib/ws/v1/PortaFIBUsuariEntitat</text:p>
            <text:p text:style-name="P63"><text:s text:c="23"/>/portafib/ws/v1/PortaFIBUsuariAplicacio</text:p>
            <text:p text:style-name="P63"><text:s text:c="23"/>/portafib/ws/v1/PortaFIBHelloWorld</text:p>
            <text:p text:style-name="P63">També compila exemples de cridada a ws\portafib_api.</text:p>
          </table:table-cell>
        </table:table-row>
        <table:table-row table:style-name="Tabla21.1">
          <table:table-cell table:style-name="Tabla21.A2" office:value-type="string">
            <text:p text:style-name="P63">-Pws-portafib-callback-server</text:p>
          </table:table-cell>
          <table:table-cell table:style-name="Tabla21.B2" office:value-type="string">
            <text:p text:style-name="P63">Crea 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ó 1. Per veure les cridades accedir a http://HOST:8080/portafib/portafibcb</text:p>
          </table:table-cell>
        </table:table-row>
        <table:table-row table:style-name="Tabla21.1">
          <table:table-cell table:style-name="Tabla21.A2" office:value-type="string">
            <text:p text:style-name="P63">-Pws-portafirmas</text:p>
          </table:table-cell>
          <table:table-cell table:style-name="Tabla21.B2" office:value-type="string">
            <text:p text:style-name="P63">Crea WS compatible amb l'API del PortaFirmas antic de la CAIB.</text:p>
            <text:p text:style-name="P68">El WS és accessible des de /portafib/portafirmasws/web/services/CWS.</text:p>
            <text:p text:style-name="P63">Exemple de cridada a ws\indra_api.</text:p>
          </table:table-cell>
        </table:table-row>
        <table:table-row table:style-name="Tabla21.1">
          <table:table-cell table:style-name="Tabla21.A2" office:value-type="string">
            <text:p text:style-name="P63">-Pws-portafirmas-callback-server</text:p>
          </table:table-cell>
          <table:table-cell table:style-name="Tabla21.B2" office:value-type="string">
            <text:p text:style-name="P63"><text:s/>Crea WS per provar la recepcio dels Callback del PortaFirmas antic de la CAIB. Els usuaris aplicacio han de tenir calback url <text:a xlink:type="simple" xlink:href="http://HOST:8080/portafib/portafirmascb/v0/PortafirmasCallBack" text:style-name="Internet_20_link" text:visited-style-name="Visited_20_Internet_20_Link">http://HOST:8080/portafib/portafirmascb/v0/PortafirmasCallBack</text:a> i callback versió 0. Per veure les cridades accedir a</text:p>
            <text:p text:style-name="P63"><text:s text:c="18"/>http://HOST:8080/portafib/portafirmascb</text:p>
          </table:table-cell>
        </table:table-row>
        <table:table-row table:style-name="Tabla21.1">
          <table:table-cell table:style-name="Tabla21.A2" office:value-type="string">
            <text:p text:style-name="P63">-Pws-portafib-v2</text:p>
          </table:table-cell>
          <table:table-cell table:style-name="Tabla21.B2" office:value-type="string">
            <text:p text:style-name="P63"><text:span text:style-name="T24">Nou Versió 1.1.3</text:span>. <text:s text:c="2"/>[EN DESENVOLUPAMENT. NOMES PEL FUTUR PORTAFIB v2.0.0]</text:p>
            <text:p text:style-name="P63"><text:s text:c="18"/>Crea WS per atacar a PortaFIB usant v2. Els WS definits son </text:p>
            <text:p text:style-name="P63"><text:s text:c="23"/>/portafib/ws/v2/PortaFIBPeticioDeFirma</text:p>
            <text:p text:style-name="P63"><text:s text:c="23"/>/portafib/ws/v2/PortaFIBUsuariEntitat</text:p>
            <text:p text:style-name="P63"><text:s text:c="23"/>/portafib/ws/v2/PortaFIBUsuariAplicacio</text:p>
            <text:p text:style-name="P63"><text:s text:c="23"/>/portafib/ws/v2/PortaFIBHelloWorld <text:s text:c="22"/></text:p>
            <text:p text:style-name="P63"><text:s text:c="18"/>Exemples d'us a ws\portafib_api i ws\portafib_api_example.</text:p>
          </table:table-cell>
        </table:table-row>
        <table:table-row table:style-name="Tabla21.1">
          <table:table-cell table:style-name="Tabla21.A2" office:value-type="string">
            <text:p text:style-name="P63">-Ppassarelaweb_v2</text:p>
          </table:table-cell>
          <table:table-cell table:style-name="Tabla21.B2" office:value-type="string">
            <text:p text:style-name="P63"><text:span text:style-name="T24">Nou Versió 1.1.3</text:span>. <text:s/>[EN DESENVOLUPAMENT. NOMES PEL FUTUR PORTAFIB v2.0.0]</text:p>
            <text:p text:style-name="P63"><text:s text:c="18"/>Compila el Modul de Firma Web de Passarel·la PortaFIB</text:p>
            <text:p text:style-name="P63"><text:s text:c="18"/>Tambe crea l'API i WS per atacar a Passarela Web v2 de PortaFIB.</text:p>
            <text:p text:style-name="P63"><text:s text:c="18"/>Els WS definits son </text:p>
            <text:p text:style-name="P63"><text:s text:c="23"/>/portafib/ws/v2/PortaFIBPassarelaDeFirmaWeb</text:p>
            <text:p text:style-name="P63"/>
            <text:p text:style-name="P63"/>
          </table:table-cell>
        </table:table-row>
        <text:soft-page-break/>
        <table:table-row table:style-name="Tabla21.1">
          <table:table-cell table:style-name="Tabla21.A2" office:value-type="string">
            <text:p text:style-name="P63"><text:s/>-Ppassarelaserver_v2</text:p>
          </table:table-cell>
          <table:table-cell table:style-name="Tabla21.B2" office:value-type="string">
            <text:p text:style-name="P63"><text:span text:style-name="T24">Nou Versió 1.1.3</text:span>. [EN DESENVOLUPAMENT. NOMES PEL FUTUR PORTAFIB v2.0.0]</text:p>
            <text:p text:style-name="P63"><text:s text:c="17"/>Compila el Modul de Firma en Servidor de Passarel·la PortaFIB</text:p>
            <text:p text:style-name="P63"><text:s text:c="18"/>Tambe crea l'API i WS per atacar a Passarela Server v2 de PortaFIB.</text:p>
            <text:p text:style-name="P63"><text:s text:c="18"/>Els WS definits son </text:p>
            <text:p text:style-name="P63"><text:s text:c="23"/>/portafib/ws/v2/PortaFIBPassarelaDeFirmaEnServidor</text:p>
          </table:table-cell>
        </table:table-row>
        <table:table-row table:style-name="Tabla21.1">
          <table:table-cell table:style-name="Tabla21.A2" office:value-type="string">
            <text:p text:style-name="P63">clean</text:p>
          </table:table-cell>
          <table:table-cell table:style-name="Tabla21.B2" office:value-type="string">
            <text:p text:style-name="P63">Neteja els projectes abans de compilar.</text:p>
          </table:table-cell>
        </table:table-row>
      </table:table>
      <text:p text:style-name="P63"/>
      <text:p text:style-name="P63"/>
      <text:p text:style-name="P66"><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79"><text:s/>$ mvn -Pdesenvolupament -Pclientcert -Pminiappletui clean install -DskipTests</text:p>
          </table:table-cell>
        </table:table-row>
      </table:table>
      <text:p text:style-name="P63"/>
      <text:p text:style-name="P63">O emprant els scripts</text:p>
      <text:p text:style-name="P63"/>
      <table:table table:name="Tabla27" table:style-name="Tabla27">
        <table:table-column table:style-name="Tabla27.A"/>
        <table:table-row>
          <table:table-cell table:style-name="Tabla27.A1" office:value-type="string">
            <text:p text:style-name="P79"><text:s/>$ deploydev.sh -Pclientcert -Pminiappletui</text:p>
          </table:table-cell>
        </table:table-row>
      </table:table>
      <text:p text:style-name="P63"/>
      <text:p text:style-name="Standard"/>
      <text:h text:style-name="Heading_20_2" text:outline-level="2"><text:bookmark-start text:name="__RefHeading__4024_975151201"/><text:bookmark-start text:name="__RefNumPara__1672_1584979607"/>Connexions HTTPS i ClientCert en JBoss<text:bookmark-end text:name="__RefHeading__4024_975151201"/><text:bookmark-end text:name="__RefNumPara__1672_1584979607"/></text:h>
      <text:p text:style-name="Text_20_body"/>
      <text:p text:style-name="P126"><text:tab/>A continuació veurem com configurar JBoss per emprar connexions https i connexions https/ClientCert, és a dir emprant http segur i autenticació emprant Certificats.</text:p>
      <text:p text:style-name="P126"><text:tab/>Abans de res crearem dos fitxers que contenen certificats. El primer que anomenarem jboss.keystore conté un certificat que representa la identitat de la nostra web quan l'usuari hi accedeix via https. El segon fitxer, anomenat jboss.truststore conté certificats arrel d'autoritats de confiança que serviran per indicar al navegador quins tipus de certificats de client acceptam.</text:p>
      <text:p text:style-name="Text_20_body"><text:tab/>Després indicarem a JBoss com convertir els Certificats rebuts en credencials vàlides per autenticar els usuaris i finalment com compilar PortaFIB per suportat ClientCert.</text:p>
      <text:p text:style-name="Text_20_body"><text:tab/>Crearem un directori net on fer feina.</text:p>
      <text:p text:style-name="Text_20_body"/>
      <text:h text:style-name="Heading_20_3" text:outline-level="3">Magatzem amb el certificats de client acceptats</text:h>
      <text:p text:style-name="Text_20_body"/>
      <text:p text:style-name="P126"><text:tab/>El truststore, o magatzem amb el certificats de client acceptats pel servidor, <text:s/>serveix per filtrar el tipus de certificats acceptats en la part client o navegador. A continuació es descriu com crear-ne un.</text:p>
      <text:p text:style-name="Text_20_body"/>
      <text:h text:style-name="Heading_20_4" text:outline-level="4"><text:soft-page-break/>Crear KeyStore Buit</text:h>
      <text:p text:style-name="Text_20_body"/>
      <text:p text:style-name="Text_20_body">Anirem al directori de feina i executarem les següents comandes:</text:p>
      <table:table table:name="Taula12" table:style-name="Taula12">
        <table:table-column table:style-name="Taula12.A"/>
        <table:table-row>
          <table:table-cell table:style-name="Taula12.A1" office:value-type="string">
            <text:p text:style-name="P114">$ keytool -genkey -alias buit -storetype jks <text:s/>-keystore jboss.truststore</text:p>
            <text:p text:style-name="P114">$ keytool -delete -alias buit -storetype jks <text:s/>-keystore jboss.trust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posteriorment.</text:p>
      <text:p text:style-name="Text_20_body"/>
      <text:p text:style-name="Text_20_body">Per comprovar que els keystore està buit executar ...</text:p>
      <table:table table:name="Taula16" table:style-name="Taula16">
        <table:table-column table:style-name="Taula16.A"/>
        <table:table-row>
          <table:table-cell table:style-name="Taula16.A1" office:value-type="string">
            <text:p text:style-name="P114">$ keytool -list -keystore jboss.truststore <text:s/>-storepass fundaciobit</text:p>
          </table:table-cell>
        </table:table-row>
      </table:table>
      <text:p text:style-name="Text_20_body"/>
      <text:p text:style-name="Text_20_body">Ha de retornar "0 entries"</text:p>
      <text:p text:style-name="Text_20_body"/>
      <text:h text:style-name="Heading_20_4" text:outline-level="4">Incorporar certificats de confiança</text:h>
      <text:p text:style-name="Text_20_body"/>
      <text:p text:style-name="P126"><text:tab/>Dins el directori [PORTAFIB_CODE]\scripts\certificats_jboss hi ha un subdirectori anomenat root on hi ha un conjunt de certificats arrel. Copiarem aquest directori “root” al nostre directori de feina.</text:p>
      <text:p text:style-name="Text_20_body"><text:tab/>Ara incorporarem alguns dels certificats arrel més coneguts. La vostra entitat ha d'elegir quins desitja. <text:s/>Executarem les següent comandes:</text:p>
      <table:table table:name="Taula17" table:style-name="Taula17">
        <table:table-column table:style-name="Taula17.A"/>
        <table:table-row table:style-name="Taula17.1">
          <table:table-cell table:style-name="Taula17.A1" office:value-type="string">
            <text:p text:style-name="P117">$ keytool.exe -import -keystore jboss.truststore <text:s/>-storepass fundaciobit -file .\root\DNI-AC003-RAIZ.crt.cer -alias AcRaizDNIe</text:p>
            <text:p text:style-name="P117"/>
            <text:p text:style-name="P117">$ keytool.exe -import -keystore jboss.truststore <text:s/>-storepass fundaciobit -file .\root\FNMT_CLASSE_2_CA.cer -alias AcRaizFNMT</text:p>
            <text:p text:style-name="P117"/>
            <text:p text:style-name="P117">$ keytool.exe -import -keystore jboss.truststore <text:s/>-storepass fundaciobit -file .\root\CAMERFIRMA-ROOT-CHAMBERS.crt -alias AcRaizCamerfirma</text:p>
          </table:table-cell>
        </table:table-row>
      </table:table>
      <text:p text:style-name="Text_20_body"/>
      <text:p text:style-name="P126"><text:tab/>Si tinguéssim algun altre certificat arrel de confiança llavors repetiríem la comanda anterior modificant el paràmetre <text:span text:style-name="T30">-file</text:span> i <text:span text:style-name="T30">-alias</text:span>.</text:p>
      <text:p text:style-name="Text_20_body"/>
      <text:h text:style-name="Heading_20_4" text:outline-level="4">Copiar fitxer de truststore a JBOSS</text:h>
      <text:p text:style-name="Text_20_body"/>
      <text:p text:style-name="Text_20_body"><text:soft-page-break/>Copiar fitxer jboss.truststore a JBOSS\server\default\conf.</text:p>
      <text:p text:style-name="Text_20_body"/>
      <text:h text:style-name="Heading_20_3" text:outline-level="3">Magatzem amb la identitat del servidor per connexions https</text:h>
      <text:p text:style-name="Text_20_body"/>
      <text:p text:style-name="P126"><text:tab/>Aquest certificat servirà com a carta de presentació enfront del navegador del client. Podem crear-ne un de proves o podem comprar un certificat de servidor a alguna de les Autoritats Certificadores. A continuació s'expliquen els dos casos.</text:p>
      <text:p text:style-name="Text_20_body"/>
      <text:h text:style-name="Heading_20_4" text:outline-level="4"><text:bookmark-start text:name="__RefHeading__3743_975151201"/>Certificat d'Identitat de proves per connexions https<text:bookmark-end text:name="__RefHeading__3743_975151201"/></text:h>
      <text:p text:style-name="Text_20_body"><text:tab/>Podem ometre aquest punt si tenim un certificat de servidor d'alguna autoritat de confiança i anar directament al punt “<text:bookmark-ref text:reference-format="number-all-superior" text:ref-name="__RefHeading__3929_975151201">5.2.2.2.-</text:bookmark-ref><text:bookmark-ref text:reference-format="text" text:ref-name="__RefHeading__3929_975151201">Certificat d'Identitat d'una Autoritat de Confiança per connexions https</text:bookmark-ref>”.</text:p>
      <text:p text:style-name="P126"><text:tab/>Crearem un keystore i emprarem el certificat per defecte que es genera. Per això executarem la següent comanda:</text:p>
      <table:table table:name="Taula18" table:style-name="Taula18">
        <table:table-column table:style-name="Taula18.A"/>
        <table:table-row>
          <table:table-cell table:style-name="Taula18.A1" office:value-type="string">
            <text:p text:style-name="P24">$ keytool -genkey -alias jboss -keyalg RSA -keystore ./jboss.keystore</text:p>
            <text:p text:style-name="P24">Enter keystore password:<text:span text:style-name="T20">fundaciobit</text:span></text:p>
            <text:p text:style-name="P24">Re-enter new password:<text:span text:style-name="T20">fundaciobit</text:span></text:p>
            <text:p text:style-name="P24">What is your first and last name?</text:p>
            <text:p text:style-name="P24"><text:s/><text:span text:style-name="T38"><text:s/>[Unknown]: <text:s/></text:span><text:span text:style-name="T21">Oficina Tecnica Administracio Electronica HA DE SER localhost?????</text:span></text:p>
            <text:p text:style-name="P24">What is the name of your organizational unit?</text:p>
            <text:p text:style-name="P24"><text:s text:c="2"/>[Unknown]: <text:s/><text:span text:style-name="T20">Administracio Electronica</text:span></text:p>
            <text:p text:style-name="P24">What is the name of your organization?</text:p>
            <text:p text:style-name="P24"><text:s text:c="2"/>[Unknown]: <text:s/><text:span text:style-name="T20">FundacioBit</text:span></text:p>
            <text:p text:style-name="P24">What is the name of your City or Locality?</text:p>
            <text:p text:style-name="P24"><text:s text:c="2"/>[Unknown]: <text:s/><text:span text:style-name="T20">Palma</text:span></text:p>
            <text:p text:style-name="P24">What is the name of your State or Province?</text:p>
            <text:p text:style-name="P24"><text:s text:c="2"/>[Unknown]: <text:s/><text:span text:style-name="T20">Illes Balears</text:span></text:p>
            <text:p text:style-name="P24">What is the two-letter country code for this unit?</text:p>
            <text:p text:style-name="P24"><text:s text:c="2"/>[Unknown]: <text:s/><text:span text:style-name="T20">ES</text:span></text:p>
            <text:p text:style-name="P24">Is CN=Oficina tecnica administracio electronica, OU=Administracio Electronica, O=FundacioBit, L=Palma, ST=Illes Balears, C=ES correct?</text:p>
            <text:p text:style-name="P24"><text:s text:c="2"/>[no]: <text:s/><text:span text:style-name="T20">yes</text:span></text:p>
            <text:p text:style-name="P24">Enter key password for &lt;jboss&gt;</text:p>
            <text:p text:style-name="P24"><text:s text:c="8"/>(RETURN if same as keystore password): <text:span text:style-name="T37"></text:span></text:p>
            <text:p text:style-name="P24"/>
          </table:table-cell>
        </table:table-row>
      </table:table>
      <text:p text:style-name="Text_20_body"/>
      <text:p text:style-name="Text_20_body">Finalment copiarem el fitxer jboss.keystore a JBOSS\server\default\conf.</text:p>
      <text:h text:style-name="Heading_20_4" text:outline-level="4"><text:bookmark-start text:name="__RefHeading__3929_975151201"/>Certificat d'Identitat d'una Autoritat de Confiança per connexions https<text:bookmark-end text:name="__RefHeading__3929_975151201"/></text:h>
      <text:p text:style-name="Text_20_body"/>
      <text:p text:style-name="Text_20_body"><text:tab/>Si hem pogut adquirir o comprar un certificat d'alguna de les autoritats de confiança, llavors <text:s/>a continuació s'expliquen les passes per crear el fitxer jboss.keystore. Si no tenim un certificat llavors anar al punt “<text:bookmark-ref text:reference-format="number-all-superior" text:ref-name="__RefHeading__3743_975151201">5.2.2.1.-</text:bookmark-ref><text:bookmark-ref text:reference-format="text" text:ref-name="__RefHeading__3743_975151201">Certificat d'Identitat de proves per connexions https</text:bookmark-ref>”.</text:p>
      <text:p text:style-name="Standard"><text:soft-page-break/><text:tab/>Anirem al directori de feina i executarem les següents comandes per crear un keystore buit:</text:p>
      <table:table table:name="Taula23" table:style-name="Taula23">
        <table:table-column table:style-name="Taula23.A"/>
        <table:table-row>
          <table:table-cell table:style-name="Taula23.A1" office:value-type="string">
            <text:p text:style-name="P150">$ keytool -genkey -alias buit -storetype jks <text:s/>-keystore jboss.keystore</text:p>
            <text:p text:style-name="P150">$ keytool -delete -alias buit -storetype jks <text:s/>-keystore jboss.key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en la següent comanda.</text:p>
      <text:p text:style-name="Text_20_body"><text:tab/>Ara el certificat de confiança el podem tenir en un fitxer de certificat (.cer, .crt, .der, ...) o dins d'un magatzem de claus amb format PKCS12 (.p12)</text:p>
      <text:p text:style-name="Text_20_body"/>
      <text:p text:style-name="Text_20_body"><text:tab/>Si l'autoritat certificadora ens ha passat un fitxer de certificat llavors hem d'executar la següent comanda:</text:p>
      <table:table table:name="Taula24" table:style-name="Taula24">
        <table:table-column table:style-name="Taula24.A"/>
        <table:table-row>
          <table:table-cell table:style-name="Taula24.A1" office:value-type="string">
            <text:p text:style-name="P150">$ keytool.exe -import -keystore jboss.keystore -storepass fundaciobit -file [FITXER_CERTIFICAT_DE_AUTORITAT_CONFIANÇA] -alias serveridentity</text:p>
          </table:table-cell>
        </table:table-row>
      </table:table>
      <text:p text:style-name="Standard"/>
      <text:p text:style-name="Text_20_body"><text:tab/>Si l'autoritat certificadora ens ha passat un fitxer de magatzem de claus (.p12) llavors hem d'executar les següents comandes:</text:p>
      <text:list xml:id="list2209427762635893232" text:style-name="L19">
        <text:list-item>
          <text:p text:style-name="P198">Llistarem els certificats del magatzem .p12</text:p>
        </text:list-item>
      </text:list>
      <table:table table:name="Taula26" table:style-name="Taula26">
        <table:table-column table:style-name="Taula26.A"/>
        <table:table-row>
          <table:table-cell table:style-name="Taula26.A1" office:value-type="string">
            <text:p text:style-name="P150">keytool -list -keystore [MAGATZEM_AUTORITAT_CONFIANÇA].p12 -storetype PKCS12</text:p>
          </table:table-cell>
        </table:table-row>
      </table:table>
      <text:list xml:id="list33292140" text:continue-numbering="true" text:style-name="L19">
        <text:list-item>
          <text:p text:style-name="P199">De la llista anterior mirarem l'alies del certificat que volem emprar (<text:span text:style-name="T14">[ALIAS_P12]</text:span>) i executarem la següent comanda per moure el certificat del magatzem p12 al keystore </text:p>
        </text:list-item>
      </text:list>
      <table:table table:name="Taula27" table:style-name="Taula27">
        <table:table-column table:style-name="Taula27.A"/>
        <table:table-row>
          <table:table-cell table:style-name="Taula27.A1" office:value-type="string">
            <text:p text:style-name="P150">keytool -v -importkeystore -srckeystore [MAGATZEM_AUTORITAT_CONFIANÇA].p12 -srcstorepass [PASSWORD_P12] -srcalias [ALIAS_P12] -srcstoretype PKCS12 -destkeystore jboss.keystore -deststorepass fundaciobit -destalias serveridentity -deststoretype JKS</text:p>
          </table:table-cell>
        </table:table-row>
      </table:table>
      <text:list xml:id="list33264407" text:continue-numbering="true" text:style-name="L19">
        <text:list-item>
          <text:p text:style-name="P169">Ara la contrasenya del keystore (fundaciobit) i la contrasenya del certificat importat ([PASSWORD_P12]) són diferents i hem de fer que siguin iguals. Això es fa executant la següent comanda:</text:p>
        </text:list-item>
      </text:list>
      <table:table table:name="Taula25" table:style-name="Taula25">
        <table:table-column table:style-name="Taula25.A"/>
        <table:table-row>
          <table:table-cell table:style-name="Taula25.A1" office:value-type="string">
            <text:p text:style-name="P117">keytool -keypasswd -alias serveridentity -keypass [PASSWORD_P12] -new fundaciobit -keystore jboss.keystore -storepass fundaciobit</text:p>
          </table:table-cell>
        </table:table-row>
      </table:table>
      <text:p text:style-name="P92"/>
      <text:p text:style-name="P92"><text:tab/>Finalment copiarem el fitxer jboss.keystore a JBOSS\server\default\conf.</text:p>
      <text:p text:style-name="Text_20_body"/>
      <text:h text:style-name="Heading_20_3" text:outline-level="3">Configurar https en el JBOSS</text:h>
      <text:p text:style-name="Text_20_body"/>
      <text:h text:style-name="Heading_20_4" text:outline-level="4">Configurar Port 8443 (https) del JBOSS</text:h>
      <text:p text:style-name="P126"><text:tab/>Necessitam obrir un nou port al JBoss per on entraran les peticions https i aquest serà el 8443. En producció el port https és el 443.<text:tab/>Editar el fitxer [JBOSS]\server\default\deploy\jbossweb.sar\server.xml i afegir el següent bloc després del comentari "<text:span text:style-name="T14">&lt;!-- SSL/TLS Connector ...</text:span>" : <text:s text:c="7"/></text:p>
      <table:table table:name="Taula19" table:style-name="Taula19">
        <table:table-column table:style-name="Taula19.A"/>
        <table:table-row>
          <table:table-cell table:style-name="Taula19.A1" office:value-type="string">
            <text:p text:style-name="P117"><text:s text:c="2"/>&lt;Connector protocol="HTTP/1.1" SSLEnabled="true" allowUnsafeLegacyRenegotiation="true" <text:s/></text:p>
            <text:p text:style-name="P117"><text:soft-page-break/><text:s text:c="5"/>port="8443" address="${jboss.bind.address}" <text:s/></text:p>
            <text:p text:style-name="P117"><text:s text:c="5"/>scheme="https" secure="true" clientAuth="false" </text:p>
            <text:p text:style-name="P117"><text:s text:c="5"/>keystoreFile="${jboss.server.home.dir}/conf/jboss.keystore" <text:s/></text:p>
            <text:p text:style-name="P117"><text:s text:c="5"/>keystorePass="fundaciobit" sslProtocol = "TLS" <text:s text:c="2"/></text:p>
            <text:p text:style-name="P117"><text:s text:c="5"/>truststoreFile="${jboss.server.home.dir}/conf/jboss.truststore" truststorePass="fundaciobit"</text:p>
            <text:p text:style-name="P117"><text:s text:c="5"/>ciphers="TLS_RSA_WITH_AES_128_CBC_SHA, TLS_RSA_WITH_AES_256_CBC_SHA, TLS_RSA_WITH_3DES_EDE_CBC_SHA, SSL_RSA_WITH_3DES_EDE_CBC_SHA, SSL_RSA_WITH_RC4_128_SHA, SSL_RSA_WITH_RC4_128_MD5, SSL_RSA_WITH_DES_CBC_SHA"</text:p>
            <text:p text:style-name="P117"><text:s text:c="5"/>/&gt; </text:p>
          </table:table-cell>
        </table:table-row>
      </table:table>
      <text:p text:style-name="Text_20_body"><text:s text:c="7"/></text:p>
      <text:h text:style-name="Heading_20_4" text:outline-level="4">Afegir autenticador sobre Certificats</text:h>
      <text:p text:style-name="Text_20_body"/>
      <text:p text:style-name="P126"><text:tab/>Ara hem d'indicar al JBoss com autenticar els usuaris a partir dels certificats que enviïn els navegadors. Això és fa editant el fitxer <text:s/>[JBOSS]\server\default\conf\login-config.xml i dins del bloc <text:s/>xml "<text:span text:style-name="T14">&lt;application-policy name = "seycon"&gt;&lt;authentication&gt;</text:span>" afegir la següent línia:</text:p>
      <text:p text:style-name="Text_20_body"><text:span text:style-name="T20">IMPORTANT: </text:span>Aquest login-module ha de ser el darrer del &lt;application-policy&gt;, en cas contrari els WS no funcionaran.</text:p>
      <table:table table:name="Taula20" table:style-name="Taula20">
        <table:table-column table:style-name="Taula20.A"/>
        <table:table-row>
          <table:table-cell table:style-name="Taula20.A1" office:value-type="string">
            <text:p text:style-name="P150">&lt;!-- <text:s/>HTTPS CLIENT-CERT --&gt;</text:p>
            <text:p text:style-name="P150">&lt;login-module code="es.caib.portafib.back.security.BaseCertLoginModule" flag="sufficient"&gt;</text:p>
            <text:p text:style-name="P150">&lt;/login-module&gt;</text:p>
          </table:table-cell>
        </table:table-row>
      </table:table>
      <text:p text:style-name="Text_20_body"/>
      <text:p text:style-name="Text_20_body"/>
      <text:h text:style-name="Heading_20_3" text:outline-level="3">Compilar PortaFIB per ClientCert</text:h>
      <text:p text:style-name="Text_20_body"/>
      <text:p text:style-name="Text_20_body"><text:tab/>Tal i com s'ha vis al punt <text:bookmark-ref text:reference-format="number-all-superior" text:ref-name="__RefHeading__3773_1399293354">5.1.4.-</text:bookmark-ref><text:bookmark-ref text:reference-format="text" text:ref-name="__RefHeading__3773_1399293354">Compilació</text:bookmark-ref> existeix un paràmetre de configuració que compila PortaFIB afegint un un mòdul d'accés emprant https+ClientCert: <text:span text:style-name="T2">-Pclientcert.</text:span></text:p>
      <text:p text:style-name="P110"/>
      <table:table table:name="Taula32" table:style-name="Taula32">
        <table:table-column table:style-name="Taula32.A"/>
        <text:soft-page-break/>
        <table:table-row>
          <table:table-cell table:style-name="Taula32.A1" office:value-type="string">
            <text:p text:style-name="P19">$ ./deploydev.sh clean <text:span text:style-name="T2">-Pclientcert</text:span></text:p>
          </table:table-cell>
        </table:table-row>
      </table:table>
      <text:p text:style-name="P110"/>
      <text:h text:style-name="Heading_20_3" text:outline-level="3">Exemple d'Accés</text:h>
      <text:p text:style-name="Text_20_body"/>
      <text:p text:style-name="Text_20_body"><text:tab/>Per les proves següents necessitarem que l'usuari tengui un certificat (software o de targeta) on el DNI d'aquest Certificat correspongui amb el DNI de l'usuari donat d'alta al PortaFIB. En cas de que l'usuari no tengui cap certificat, llavors se'n pot crear un de proves visitant el punt “<text:bookmark-ref text:reference-format="number-all-superior" text:ref-name="__RefHeading__3872_1399293354">5.3.-</text:bookmark-ref><text:bookmark-ref text:reference-format="text" text:ref-name="__RefHeading__3872_1399293354">Creació d'un certificat de proves de Client</text:bookmark-ref>”.</text:p>
      <text:p text:style-name="P126"><text:tab/>Per començar, hem de posar en marxa el nostre JBoss i des d'un navegador accedir a la següent adreça: <text:a xlink:type="simple" xlink:href="https://localhost:8443/portafib/s" text:style-name="Internet_20_link" text:visited-style-name="Visited_20_Internet_20_Link">https://localhost:8443/portafib/s</text:a>. </text:p>
      <text:p text:style-name="Text_20_body"/>
      <text:p text:style-name="P126"><text:tab/>Si em emprat un certificat de identitat de proves tot d'una ens apareixerà una finestreta com la de la captura següent, indicant que la identitat del servidor no és de confiança (cosa totalment normal ja que hem emprat un certificat de proves) i per continuar acceptarem la connexió fent clic sobre els llocs marcats en vermell.</text:p>
      <table:table table:name="Taula21" table:style-name="Taula21">
        <table:table-column table:style-name="Taula21.A"/>
        <table:table-column table:style-name="Taula21.B"/>
        <table:table-row>
          <table:table-cell table:style-name="Taula21.A1" office:value-type="string">
            <text:p text:style-name="P28"><draw:frame draw:style-name="fr6" draw:name="gràfics8" text:anchor-type="paragraph" svg:width="8.306cm" svg:height="6.802cm" draw:z-index="110"><draw:image xlink:href="Pictures/10000000000002A200000228E13383A4.png" xlink:type="simple" xlink:show="embed" xlink:actuate="onLoad"/></draw:frame>Missatge d'Alerta en Firefox</text:p>
          </table:table-cell>
          <table:table-cell table:style-name="Taula21.A1" office:value-type="string">
            <text:p text:style-name="P28"><draw:frame draw:style-name="fr7" draw:name="gràfics9" text:anchor-type="paragraph" svg:width="8.306cm" svg:height="9.384cm" draw:z-index="111"><draw:image xlink:href="Pictures/100000000000028F000002E45A10039D.png" xlink:type="simple" xlink:show="embed" xlink:actuate="onLoad"/></draw:frame>Missatge d'Alerta en Chrome</text:p>
          </table:table-cell>
        </table:table-row>
      </table:table>
      <text:p text:style-name="Text_20_body"/>
      <text:p text:style-name="P126">Si no volem que apareguin aquestes pantalles llavors haurem d'importar el certificat de servidor en totes les màquines client que es vulguin fer proves. Això es fa seguint aquestes passes:</text:p>
      <table:table table:name="Taula28" table:style-name="Taula28">
        <table:table-column table:style-name="Taula28.A"/>
        <table:table-row>
          <table:table-cell table:style-name="Taula28.A1" office:value-type="string">
            <text:p text:style-name="P151">keytool -export -keystore jboss.keystore -storepass fundaciobit -alias jboss -file certificatdeservidor.cer</text:p>
          </table:table-cell>
        </table:table-row>
      </table:table>
      <text:p text:style-name="P126"/>
      <text:p text:style-name="P126"><text:soft-page-break/><text:tab/>Aquest certificat certificatdeservidor.cer l'hem d'instal·lar en els magatzems de certificats de tots els clients que accedeixin al servidor. Recordar que Firefox gestiona el seu propi magatzem de certificats, per la qual cosa també s'haurà de donar d'alta en aquest navegador si es fa feina amb ell.</text:p>
      <text:p text:style-name="P126"/>
      <text:p text:style-name="P126"><text:tab/>Després ja ens apareixerà una finestra amb un llistat de certificats que podem emprar per aquella connexió:</text:p>
      <text:p text:style-name="P126"/>
      <table:table table:name="Taula22" table:style-name="Taula22">
        <table:table-column table:style-name="Taula22.A"/>
        <table:table-column table:style-name="Taula22.B"/>
        <table:table-row>
          <table:table-cell table:style-name="Taula22.A1" office:value-type="string">
            <text:p text:style-name="P44"><draw:frame draw:style-name="fr4" draw:name="gràfics11" text:anchor-type="as-char" svg:width="8.304cm" svg:height="6.62cm" draw:z-index="68"><draw:image xlink:href="Pictures/1000000000000237000001C4E6B9BC5D.png" xlink:type="simple" xlink:show="embed" xlink:actuate="onLoad"/></draw:frame></text:p>
            <text:p text:style-name="P28">Diàleg de selecció de certificat en Firefox</text:p>
          </table:table-cell>
          <table:table-cell table:style-name="Taula22.B1" office:value-type="string">
            <text:p text:style-name="P44"><draw:frame draw:style-name="fr4" draw:name="gràfics10" text:anchor-type="as-char" svg:width="8.308cm" svg:height="5.158cm" draw:z-index="69"><draw:image xlink:href="Pictures/10000000000001D3000001226464C06A.png" xlink:type="simple" xlink:show="embed" xlink:actuate="onLoad"/></draw:frame></text:p>
            <text:p text:style-name="P28">Diàleg de selecció de certificat en Chrome</text:p>
          </table:table-cell>
        </table:table-row>
      </table:table>
      <text:p text:style-name="P126"/>
      <text:h text:style-name="Heading_20_2" text:outline-level="2"><text:bookmark-start text:name="__RefHeading__3872_1399293354"/>Creac<text:span text:style-name="T1">ió d'un certificat de proves de Client</text:span><text:bookmark-end text:name="__RefHeading__3872_1399293354"/></text:h>
      <text:p text:style-name="P109"/>
      <text:p text:style-name="P109"><text:tab/>Per continuar amb aquest punt es pressuposa que hem seguit totes les passes del punt “<text:bookmark-ref text:reference-format="number-all-superior" text:ref-name="__RefHeading__4024_975151201">5.2.-</text:bookmark-ref><text:bookmark-ref text:reference-format="text" text:ref-name="__RefHeading__4024_975151201">Connexions HTTPS i ClientCert en JBoss</text:bookmark-ref>”.</text:p>
      <text:h text:style-name="P189" text:outline-level="3">Introducció</text:h>
      <text:p text:style-name="P94"/>
      <text:p text:style-name="P94"><text:tab/>En aquest apartat simularem la creació d'una autoritat de certificació i a partir d'aquesta generarem un certificat d'usuari i donarem d'alta el certificat de client en la màquina de l'usuari <text:s/>I/o navegador. També afegirem el certificat arrel de la nova autoritat dins del fitxer de jboss.truststore. Després de fer tot això si des d'un navegador de l'ordinador de l'usuari intentam obrir una pàgina emprant https del servidor JBOSS llavors dins del llistat de certificats disponibles per autenticar-nos cap aquella web apareixerà el de l'usuari de proves.</text:p>
      <text:p text:style-name="P94"/>
      <text:p text:style-name="P93"><text:span text:style-name="T1"><text:tab/>Les passes s'han reproduït d'una pàgina web on s'expliquen aquests passos amb més detall: <text:s/></text:span><text:a xlink:type="simple" xlink:href="http://www.adictosaltrabajo.com/tutoriales/tutoriales.php?pagina=JBossClientCert" text:style-name="Internet_20_link" text:visited-style-name="Visited_20_Internet_20_Link"><text:span text:style-name="T1">http://www.adictosaltrabajo.com/tutoriales/tutoriales.php?</text:span></text:a><text:soft-page-break/><text:a xlink:type="simple" xlink:href="http://www.adictosaltrabajo.com/tutoriales/tutoriales.php?pagina=JBossClientCert" text:style-name="Internet_20_link" text:visited-style-name="Visited_20_Internet_20_Link"><text:span text:style-name="T1">pagina=JBossClientCert</text:span></text:a><text:span text:style-name="T1">.</text:span></text:p>
      <text:p text:style-name="P94"/>
      <text:h text:style-name="P189" text:outline-level="3">Crear Autoritat de Certificació</text:h>
      <text:p text:style-name="P94"/>
      <text:p text:style-name="P94"><text:tab/>Hem d'obrir una consola i anar al directori del codi font de PortaFIB següent: [PORTAFIB_CODE]\scripts\certificats_client. Aquí executarem l'script “1_CrearAutoritatCertificadora.bat” per obtenir dos fitxers: fundaciobit_ca.crt i fundaciobit_ca.key, és a dir el certificat públic i la clau privada de l'autoritat.</text:p>
      <text:p text:style-name="P94"/>
      <text:h text:style-name="Heading_20_3" text:outline-level="3">Afegir certificat arrel de l'Autoritat de Confiança dins jboss.truststore</text:h>
      <text:p text:style-name="P94"/>
      <text:p text:style-name="P94"><text:tab/>Obtindrem l'actual jboss.truststore <text:s/>o el copiarem de [PORTAFIB_CODE]\scripts\certificats_jboss\jboss.truststore al directori [PORTAFIB_CODE]\scripts\certificats_client. Amb una consola en aquest darrer directori executarem la següent comanda que afegeix el certificat arrel al truststore:</text:p>
      <text:p text:style-name="P94"/>
      <table:table table:name="Taula29" table:style-name="Taula29">
        <table:table-column table:style-name="Taula29.A"/>
        <table:table-row>
          <table:table-cell table:style-name="Taula29.A1" office:value-type="string">
            <text:p text:style-name="P118">$ keytool.exe -import -keystore jboss.truststore -storepass fundaciobit -file .\fundaciobit_ca.crt -alias AcRaizFundacioBitCA</text:p>
          </table:table-cell>
        </table:table-row>
      </table:table>
      <text:p text:style-name="P94"/>
      <text:p text:style-name="P94"><text:tab/>Per finalitzar <text:s/>copiarem el fitxer jboss.truststore a JBOSS\server\default\conf.</text:p>
      <text:p text:style-name="P94"/>
      <text:h text:style-name="Heading_20_3" text:outline-level="3">Crear un certificat d'usuari de l'autoritat certificadora de proves</text:h>
      <text:p text:style-name="P94"/>
      <text:p text:style-name="P94"><text:tab/>Ara ens queda crear un certificat per l'usuari. Dins el fitxer [PORTAFIB_CODE]\scripts\certificats_client\infousuari.cfg hi ha les dades amb les que es crearà el certificat de la persona. Amb una consola accedirem al directori <text:s/>[PORTAFIB_CODE]\scripts\certificats_client executarem la comanda “2_CrearCertificatUsuari.bat”.</text:p>
      <text:p text:style-name="P94"><text:tab/>La primera contrasenya que ens demana és de la clau privada del certifict arrel, o sigui “fundaciobit” i la segona és la del magatzem de claus p12.</text:p>
      <text:p text:style-name="P94"><text:tab/>Al final del procés obtindrem dos fitxers que ens interessen: certificatusuari.crt i certificatusuari.p12, que són el certificat public i el certificat privat dins un magatzem p12.</text:p>
      <text:p text:style-name="P94"/>
      <text:p text:style-name="P94"><text:tab/>El següent pas es importar el certificat que acabam de crear en els magatzems de claus (mostram com fer-ho en el navegadors de Windows):</text:p>
      <table:table table:name="Taula31" table:style-name="Taula31">
        <table:table-column table:style-name="Taula31.A"/>
        <table:table-column table:style-name="Taula31.B"/>
        <text:soft-page-break/>
        <table:table-row>
          <table:table-cell table:style-name="Taula31.A1" office:value-type="string">
            <text:p text:style-name="P96">Intenet Explorer i Chrome</text:p>
            <text:p text:style-name="P95">Només hem de copiar el fitxer <text:s/>certificatusuari.p12 a la màquina de l'usuari i fer doble clic. Apareixerà un diàleg com el de més abaix i pitjarem sobre el boto “Endavant &gt;”. Col·locarem el certificat en la carpeta “Personal”.</text:p>
            <text:p text:style-name="P97"><draw:frame draw:style-name="fr8" draw:name="gràfics7" text:anchor-type="paragraph" svg:width="8.306cm" svg:height="5.387cm" draw:z-index="112"><draw:image xlink:href="Pictures/100000000000020600000150742DC633.png" xlink:type="simple" xlink:show="embed" xlink:actuate="onLoad"/></draw:frame> </text:p>
          </table:table-cell>
          <table:table-cell table:style-name="Taula31.B1" office:value-type="string">
            <text:p text:style-name="P47">Firefox</text:p>
            <text:p text:style-name="P48"/>
            <text:p text:style-name="P48">Anirem al menú Opcions / Avançat / Visualitza Certificats i pitjarem el boto “Importa ...”. Seleccionarem el fitxer certificatusuari.p12.</text:p>
            <text:p text:style-name="P45"/>
            <text:p text:style-name="P45"><draw:frame draw:style-name="fr4" draw:name="gràfics13" text:anchor-type="as-char" svg:width="8.306cm" svg:height="5.092cm" draw:z-index="64"><draw:image xlink:href="Pictures/10000000000002C7000001B4CE7067BE.png" xlink:type="simple" xlink:show="embed" xlink:actuate="onLoad"/></draw:frame></text:p>
            <text:p text:style-name="P43"><text:s/></text:p>
          </table:table-cell>
        </table:table-row>
      </table:table>
      <text:p text:style-name="P94"/>
      <text:p text:style-name="P94">Després d'haver fet això si accedim al servidor amb https, ens apareixerà dins la llista de certificats disponibles el certificat que acabam de donat d'alta als magatzems:</text:p>
      <text:p text:style-name="P94"/>
      <table:table table:name="Taula30" table:style-name="Taula30">
        <table:table-column table:style-name="Taula30.A"/>
        <table:table-column table:style-name="Taula30.B"/>
        <table:table-row>
          <table:table-cell table:style-name="Taula30.A1" office:value-type="string">
            <text:p text:style-name="P49">Chrome</text:p>
            <text:p text:style-name="P46"><draw:frame draw:style-name="fr9" draw:name="gràfics14" text:anchor-type="as-char" svg:y="-5.308cm" svg:width="8.308cm" svg:height="5.175cm" draw:z-index="60"><draw:image xlink:href="Pictures/10000000000001D300000123F8A6C6F7.png" xlink:type="simple" xlink:show="embed" xlink:actuate="onLoad"/></draw:frame></text:p>
            <text:p text:style-name="P46"/>
          </table:table-cell>
          <table:table-cell table:style-name="Taula30.B1" office:value-type="string">
            <text:p text:style-name="P49">Firefox</text:p>
            <text:p text:style-name="P46"><draw:frame draw:style-name="fr4" draw:name="gràfics15" text:anchor-type="as-char" svg:width="8.308cm" svg:height="6.62cm" draw:z-index="61"><draw:image xlink:href="Pictures/100000000000023B000001C762A23953.png" xlink:type="simple" xlink:show="embed" xlink:actuate="onLoad"/></draw:frame></text:p>
            <text:p text:style-name="P42"><text:s/></text:p>
          </table:table-cell>
        </table:table-row>
      </table:table>
      <text:p text:style-name="P94"/>
      <text:p text:style-name="P94"/>
      <text:p text:style-name="P75"/>
      <text:p text:style-name="P135"/>
      <text:h text:style-name="Heading_20_2" text:outline-level="2"><text:bookmark-start text:name="__RefNumPara__2878_1796491976"/><text:soft-page-break/>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1">#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4.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46"/>
      <table:table table:name="Tabla41" table:style-name="Tabla41">
        <table:table-column table:style-name="Tabla41.A"/>
        <table:table-row>
          <table:table-cell table:style-name="Tabla41.A1" office:value-type="string">
            <text:p text:style-name="P19">$ sudo chmod 777 /etc/init.d/openoffice </text:p>
            <text:p text:style-name="P19">$ chkconfig -add openoffice</text:p>
          </table:table-cell>
        </table:table-row>
      </table:table>
      <text:p text:style-name="P146"/>
      <text:h text:style-name="Heading_20_3" text:outline-level="3"><text:bookmark-start text:name="__RefHeading__13677_371099841"/><text:bookmark-start text:name="__RefNumPara__2850_1796491976"/><text:soft-page-break/>Script per Arrancar OpenOffice com a Servei<text:bookmark-end text:name="__RefHeading__13677_371099841"/><text:bookmark-end text:name="__RefNumPara__2850_1796491976"/></text:h>
      <table:table table:name="Tabla42" table:style-name="Tabla42">
        <table:table-column table:style-name="Tabla42.A"/>
        <table:table-row table:style-name="Tabla42.1">
          <table:table-cell table:style-name="Tabla42.A1" office:value-type="string">
            <text:p text:style-name="P153">#!/bin/bash</text:p>
            <text:p text:style-name="P153">### BEGIN INIT INFO</text:p>
            <text:p text:style-name="P153">###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53">set -e</text:p>
            <text:p text:style-name="P154">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35"/>
      <text:p text:style-name="P135"/>
      <text:p text:style-name="P135"/>
      <text:h text:style-name="P174" text:outline-level="2"><text:bookmark-start text:name="__RefNumPara__2916_1116009198"/>Tamany de PDF suportat<text:bookmark-end text:name="__RefNumPara__2916_1116009198"/></text:h>
      <text:p text:style-name="P135"><text:tab/>A continuació es mostren els resultats de Peticions de Firma amb diferents tamanys de PDF així com diferents configuracions de de memòria reservada a JBoss.</text:p>
      <text:h text:style-name="P189" text:outline-level="3">Pujada de PDF des de entorn WEB</text:h>
      <text:p text:style-name="P136"><text:span text:style-name="T1">Servidor amb següent configuració: </text:span><text:span text:style-name="T4">-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6">Tamany Fitxer PDF</text:p>
          </table:table-cell>
          <table:table-cell table:style-name="Taula13.A1" office:value-type="string">
            <text:p text:style-name="P26">Resultat</text:p>
          </table:table-cell>
        </table:table-row>
        <table:table-row table:style-name="Taula13.1">
          <table:table-cell table:style-name="Taula13.A2" office:value-type="string">
            <text:p text:style-name="P29">19MB</text:p>
          </table:table-cell>
          <table:table-cell table:style-name="Taula13.A2" office:value-type="string">
            <text:p text:style-name="P29">OK</text:p>
          </table:table-cell>
        </table:table-row>
        <table:table-row table:style-name="Taula13.1">
          <table:table-cell table:style-name="Taula13.A2" office:value-type="string">
            <text:p text:style-name="P29">30MB</text:p>
          </table:table-cell>
          <table:table-cell table:style-name="Taula13.A2" office:value-type="string">
            <text:p text:style-name="P29">OK</text:p>
          </table:table-cell>
        </table:table-row>
        <table:table-row table:style-name="Taula13.1">
          <table:table-cell table:style-name="Taula13.A2" office:value-type="string">
            <text:p text:style-name="P29">40MB</text:p>
          </table:table-cell>
          <table:table-cell table:style-name="Taula13.A2" office:value-type="string">
            <text:p text:style-name="P29">OK</text:p>
          </table:table-cell>
        </table:table-row>
        <table:table-row table:style-name="Taula13.1">
          <table:table-cell table:style-name="Taula13.A2" office:value-type="string">
            <text:p text:style-name="P29">45MB</text:p>
          </table:table-cell>
          <table:table-cell table:style-name="Taula13.A2" office:value-type="string">
            <text:p text:style-name="P29">OK</text:p>
          </table:table-cell>
        </table:table-row>
        <table:table-row table:style-name="Taula13.1">
          <table:table-cell table:style-name="Taula13.A2" office:value-type="string">
            <text:p text:style-name="P29">51MB</text:p>
          </table:table-cell>
          <table:table-cell table:style-name="Taula13.A2" office:value-type="string">
            <text:p text:style-name="P29">OK</text:p>
          </table:table-cell>
        </table:table-row>
        <table:table-row table:style-name="Taula13.1">
          <table:table-cell table:style-name="Taula13.A2" office:value-type="string">
            <text:p text:style-name="P29">54MB</text:p>
          </table:table-cell>
          <table:table-cell table:style-name="Taula13.A2" office:value-type="string">
            <text:p text:style-name="P29">OK</text:p>
          </table:table-cell>
        </table:table-row>
        <table:table-row table:style-name="Taula13.1">
          <table:table-cell table:style-name="Taula13.A2" office:value-type="string">
            <text:p text:style-name="P29">60MB</text:p>
          </table:table-cell>
          <table:table-cell table:style-name="Taula13.A2" office:value-type="string">
            <text:p text:style-name="P29">OK</text:p>
          </table:table-cell>
        </table:table-row>
        <table:table-row table:style-name="Taula13.1">
          <table:table-cell table:style-name="Taula13.A2" office:value-type="string">
            <text:p text:style-name="P29">65MB</text:p>
          </table:table-cell>
          <table:table-cell table:style-name="Taula13.A2" office:value-type="string">
            <text:p text:style-name="P29">OK</text:p>
          </table:table-cell>
        </table:table-row>
        <table:table-row table:style-name="Taula13.1">
          <table:table-cell table:style-name="Taula13.A2" office:value-type="string">
            <text:p text:style-name="P29">70MB</text:p>
          </table:table-cell>
          <table:table-cell table:style-name="Taula13.A2" office:value-type="string">
            <text:p text:style-name="P29">OK</text:p>
          </table:table-cell>
        </table:table-row>
      </table:table>
      <text:p text:style-name="Standard"/>
      <text:h text:style-name="P189" text:outline-level="3"><text:bookmark-start text:name="__RefNumPara__3146_1038774099"/>Pujada de PDF des de entorn WebServices<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4">-Xms512m -Xmx1024m -XX:MaxPermSize=256m.</text:span></text:p>
      <text:p text:style-name="P109"/>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6">Tamany Fitxer PDF</text:p>
          </table:table-cell>
          <table:table-cell table:style-name="Taula14.B1" table:number-columns-spanned="4" office:value-type="string">
            <text:p text:style-name="P26">Memòria de Servidor requerida</text:p>
          </table:table-cell>
          <table:covered-table-cell/>
          <table:covered-table-cell/>
          <table:covered-table-cell/>
        </table:table-row>
        <table:table-row table:style-name="Taula14.1">
          <table:table-cell table:style-name="Taula14.A2" office:value-type="string">
            <text:p text:style-name="P29">19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E2" office:value-type="string">
            <text:p text:style-name="P29"/>
          </table:table-cell>
        </table:table-row>
        <table:table-row table:style-name="Taula14.1">
          <table:table-cell table:style-name="Taula14.A2" office:value-type="string">
            <text:p text:style-name="P29">30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E3" office:value-type="string">
            <text:p text:style-name="P29"/>
          </table:table-cell>
        </table:table-row>
        <table:table-row table:style-name="Taula14.1">
          <table:table-cell table:style-name="Taula14.A2" office:value-type="string">
            <text:p text:style-name="P29">40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45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51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54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6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E3" office:value-type="string">
            <text:p text:style-name="P29"/>
          </table:table-cell>
        </table:table-row>
        <table:table-row table:style-name="Taula14.1">
          <table:table-cell table:style-name="Taula14.A2" office:value-type="string">
            <text:p text:style-name="P29">65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E3" office:value-type="string">
            <text:p text:style-name="P29"/>
          </table:table-cell>
        </table:table-row>
        <table:table-row table:style-name="Taula14.1">
          <table:table-cell table:style-name="Taula14.A2" office:value-type="string">
            <text:p text:style-name="P29">7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
          </table:table-cell>
          <table:table-cell table:style-name="Taula14.E3" office:value-type="string">
            <text:p text:style-name="P29">-Xmx2048m</text:p>
          </table:table-cell>
        </table:table-row>
      </table:table>
      <text:p text:style-name="Standard"/>
      <text:h text:style-name="P189" text:outline-level="3"><text:soft-page-break/>Firma de Fitxers des del Mòdul de firma MiniApple com Applet</text:h>
      <text:p text:style-name="P109"/>
      <text:p text:style-name="P109">En aquest cas s'han provat en dos clients: </text:p>
      <text:list xml:id="list7462274586158529044" text:style-name="L20">
        <text:list-item>
          <text:p text:style-name="P196">Un windows XP, processador Intel Core2 Duo amb 2GB de RAM</text:p>
        </text:list-item>
        <text:list-item>
          <text:p text:style-name="P196">Un Windows 7, processador Intel Core i5 a 3.30GHz i 12GB de RAM</text:p>
        </text:list-item>
      </text:list>
      <text:p text:style-name="P109"/>
      <text:p text:style-name="P109">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6">Tamany Fitxer PDF</text:p>
          </table:table-cell>
          <table:table-cell table:style-name="Taula15.B1" office:value-type="string">
            <text:p text:style-name="P26">Resultat</text:p>
          </table:table-cell>
        </table:table-row>
        <table:table-row table:style-name="Taula15.1">
          <table:table-cell table:style-name="Taula15.A2" office:value-type="string">
            <text:p text:style-name="P29">19MB</text:p>
          </table:table-cell>
          <table:table-cell table:style-name="Taula15.B2" office:value-type="string">
            <text:p text:style-name="P40">OK</text:p>
          </table:table-cell>
        </table:table-row>
        <table:table-row table:style-name="Taula15.1">
          <table:table-cell table:style-name="Taula15.A2" office:value-type="string">
            <text:p text:style-name="P29">30MB</text:p>
          </table:table-cell>
          <table:table-cell table:style-name="Taula15.B2" office:value-type="string">
            <text:p text:style-name="P40">OK</text:p>
          </table:table-cell>
        </table:table-row>
        <table:table-row table:style-name="Taula15.1">
          <table:table-cell table:style-name="Taula15.A2" office:value-type="string">
            <text:p text:style-name="P29">40MB</text:p>
          </table:table-cell>
          <table:table-cell table:style-name="Taula15.B2" office:value-type="string">
            <text:p text:style-name="P40">OK</text:p>
          </table:table-cell>
        </table:table-row>
        <table:table-row table:style-name="Taula15.1">
          <table:table-cell table:style-name="Taula15.A2" office:value-type="string">
            <text:p text:style-name="P29">45MB</text:p>
          </table:table-cell>
          <table:table-cell table:style-name="Taula15.B2" office:value-type="string">
            <text:p text:style-name="P40">OK</text:p>
          </table:table-cell>
        </table:table-row>
        <table:table-row table:style-name="Taula15.1">
          <table:table-cell table:style-name="Taula15.A2" office:value-type="string">
            <text:p text:style-name="P29">51MB</text:p>
          </table:table-cell>
          <table:table-cell table:style-name="Taula15.B2" office:value-type="string">
            <text:p text:style-name="P40">OK</text:p>
          </table:table-cell>
        </table:table-row>
        <table:table-row table:style-name="Taula15.1">
          <table:table-cell table:style-name="Taula15.A2" office:value-type="string">
            <text:p text:style-name="P29">54MB</text:p>
          </table:table-cell>
          <table:table-cell table:style-name="Taula15.B2" office:value-type="string">
            <text:p text:style-name="P40">OK</text:p>
          </table:table-cell>
        </table:table-row>
        <table:table-row table:style-name="Taula15.1">
          <table:table-cell table:style-name="Taula15.A2" office:value-type="string">
            <text:p text:style-name="P29">60MB</text:p>
          </table:table-cell>
          <table:table-cell table:style-name="Taula15.B2" office:value-type="string">
            <text:p text:style-name="P40">OK</text:p>
          </table:table-cell>
        </table:table-row>
        <table:table-row table:style-name="Taula15.1">
          <table:table-cell table:style-name="Taula15.A2" office:value-type="string">
            <text:p text:style-name="P29">65MB</text:p>
          </table:table-cell>
          <table:table-cell table:style-name="Taula15.B2" office:value-type="string">
            <text:p text:style-name="P40">OK</text:p>
          </table:table-cell>
        </table:table-row>
        <table:table-row table:style-name="Taula15.1">
          <table:table-cell table:style-name="Taula15.A2" office:value-type="string">
            <text:p text:style-name="P29">70MB</text:p>
          </table:table-cell>
          <table:table-cell table:style-name="Taula15.B2" office:value-type="string">
            <text:p text:style-name="P39">Error Java Heap Space</text:p>
          </table:table-cell>
        </table:table-row>
      </table:table>
      <text:p text:style-name="Standard"/>
      <text:p text:style-name="Standard"/>
      <text:p text:style-name="Standard"/>
      <text:h text:style-name="P175" text:outline-level="2"><text:bookmark-start text:name="__RefNumPara__3437_1851204452"/>Gestió de Rols a traves de triggers Oracle<text:bookmark-end text:name="__RefNumPara__3437_1851204452"/></text:h>
      <text:p text:style-name="P135"/>
      <text:p text:style-name="P135"><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1888342612908854769" text:style-name="L21">
        <text:list-item>
          <text:list>
            <text:list-item>
              <text:list>
                <text:list-item>
                  <text:p text:style-name="P203">Hi ha un canvi (alta, modificació o eliminació) en un rol (seycon també utilitza rols per gestionar càrrecs)</text:p>
                </text:list-item>
                <text:list-item>
                  <text:p text:style-name="P204">Un “Agent Seycon” específicament implementat per escoltar canvis en rols que representen càrrecs i canvis del rol PFI_USER, actualitza taules creades especificament per aquest fi en la BBDD Oracle de PortaFIB</text:p>
                </text:list-item>
                <text:list-item>
                  <text:p text:style-name="P204">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205"/>
                </text:list-item>
              </text:list>
            </text:list-item>
          </text:list>
        </text:list-item>
      </text:list>
      <text:p text:style-name="P136"><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136"><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Veure punt “</text:span><text:span text:style-name="T1"><text:bookmark-ref text:reference-format="number-all-superior" text:ref-name="__RefNumPara__3295_1851204452">2.3.2.1.-</text:bookmark-ref></text:span><text:span text:style-name="T1"><text:bookmark-ref text:reference-format="text" text:ref-name="__RefNumPara__3295_1851204452">Propietats Generals PortaFIB</text:bookmark-ref></text:span><text:span text:style-name="T1">“.</text:span></text:p>
      <text:p text:style-name="P135"><text:tab/>Encara que aquest sistema estigui pensat per l'Entorn de la CAIB, pot ser emprat per altres entitats sense cap problema. També es podria emprar des d'una base de dades PostgreSQL si s'implementessin els triggers coresponents.</text:p>
      <text:p text:style-name="P135"/>
      <text:p text:style-name="P135"/>
      <text:h text:style-name="Heading_20_2" text:outline-level="2">Configuració Apache 2.2.14 o superior per connectar amb PortaFIB</text:h>
      <text:h text:style-name="Heading_20_3" text:outline-level="3"><text:bookmark-start text:name="__RefHeading__7859_1636708646"/>Crear Certificats de Prova per Apache<text:bookmark-end text:name="__RefHeading__7859_1636708646"/></text:h>
      <text:p text:style-name="Text_20_body"/>
      <text:p text:style-name="Text_20_body">Si tenguéssim algun certificat emès per una entitat de confiança llavors empraríem aquest enlloc del de proves. </text:p>
      <text:p text:style-name="Text_20_body"/>
      <table:table table:name="Taula33" table:style-name="Taula33">
        <table:table-column table:style-name="Taula33.A"/>
        <table:table-row>
          <table:table-cell table:style-name="Taula33.A1" office:value-type="string">
            <text:p text:style-name="P115">$ openssl genrsa -des3 -passout pass:x -out apache.pass.key 2048</text:p>
            <text:p text:style-name="P115">$ openssl rsa -passin pass:x -in apache.pass.key -out apache.key</text:p>
            <text:p text:style-name="P115">$ rm apache.pass.key</text:p>
            <text:p text:style-name="P115">$ openssl req -new -key apache.key -out apache.csr</text:p>
            <text:p text:style-name="P119">You are about to be asked to enter information that will be incorporated</text:p>
            <text:p text:style-name="P119">into your certificate request.</text:p>
            <text:p text:style-name="P119">What you are about to enter is what is called a Distinguished Name or a DN.</text:p>
            <text:p text:style-name="P119">There are quite a few fields but you can leave some blank</text:p>
            <text:p text:style-name="P119">For some fields there will be a default value,</text:p>
            <text:p text:style-name="P119">If you enter '.', the field will be left blank.</text:p>
            <text:p text:style-name="P119">-----</text:p>
            <text:p text:style-name="P119">Country Name (2 letter code) [AU]:<text:span text:style-name="T20">ES</text:span></text:p>
            <text:p text:style-name="P119">State or Province Name (full name) [Some-State]:<text:span text:style-name="T20">IB</text:span></text:p>
            <text:p text:style-name="P119">Locality Name (eg, city) []:<text:span text:style-name="T20">Palma</text:span></text:p>
            <text:p text:style-name="P119"><text:soft-page-break/>Organization Name (eg, company) [Internet Widgits Pty Ltd]:<text:span text:style-name="T20">FundacioBit</text:span></text:p>
            <text:p text:style-name="P119">Organizational Unit Name (eg, section) []:<text:span text:style-name="T20">OTAE</text:span></text:p>
            <text:p text:style-name="P119">Common Name (eg, YOUR name) []:<text:span text:style-name="T20">&lt;&lt;IP_HOSTNAME_O_DOMINI&gt;&gt;</text:span></text:p>
            <text:p text:style-name="P119">Email Address []: <text:span text:style-name="T20">&lt;&lt;ADMIN_EMAIL&gt;&gt;</text:span></text:p>
            <text:p text:style-name="P119">Please enter the following 'extra' attributes</text:p>
            <text:p text:style-name="P119">to be sent with your certificate request</text:p>
            <text:p text:style-name="P119">A challenge password []:</text:p>
            <text:p text:style-name="P119">An optional company name []:</text:p>
            <text:p text:style-name="P117"/>
            <text:p text:style-name="P115">$ openssl x509 -req -days 365 -in apache.csr -signkey apache.key -out apache.crt</text:p>
          </table:table-cell>
        </table:table-row>
      </table:table>
      <text:p text:style-name="Text_20_body"/>
      <text:h text:style-name="Heading_20_3" text:outline-level="3">Instal·lació i Configuració Apache 2.2.14 (o superior)</text:h>
      <text:p text:style-name="Text_20_body"/>
      <text:p text:style-name="P126"><text:tab/>Configurarem l'apache per emprar AJP (proxy) i a més configurarem SSL per les comunicacions HTTPS-CLIENTCERT</text:p>
      <text:p text:style-name="Text_20_body"/>
      <text:h text:style-name="Heading_20_4" text:outline-level="4">Instal·lació</text:h>
      <table:table table:name="Taula34" table:style-name="Taula34">
        <table:table-column table:style-name="Taula34.A"/>
        <table:table-row>
          <table:table-cell table:style-name="Taula34.A1" office:value-type="string">
            <text:p text:style-name="P113">sudo apt-get install apache2</text:p>
          </table:table-cell>
        </table:table-row>
      </table:table>
      <text:p text:style-name="Text_20_body"/>
      <text:h text:style-name="Heading_20_4" text:outline-level="4">Afegir mòduls SSL i proxy</text:h>
      <text:p text:style-name="Text_20_body"/>
      <table:table table:name="Taula35" table:style-name="Taula35">
        <table:table-column table:style-name="Taula35.A"/>
        <table:table-row>
          <table:table-cell table:style-name="Taula35.A1" office:value-type="string">
            <text:p text:style-name="P113">sudo a2enmod ssl <text:s/>proxy proxy_ajp </text:p>
          </table:table-cell>
        </table:table-row>
      </table:table>
      <text:p text:style-name="Text_20_body"/>
      <text:h text:style-name="Heading_20_4" text:outline-level="4">Configurar Connexió SSL</text:h>
      <text:p text:style-name="Text_20_body"/>
      <text:p text:style-name="Text_20_body"><text:tab/>Crear el fitxer portafib-ssl dins /etc/apache2/sites-available. <text:s/>S'ha de canviar cadena <text:span text:style-name="T15">&lt;&lt;PATH_TO_CERT&gt;&gt;</text:span> per la ruta als fitxers de certificats generats en el punt “<text:bookmark-ref text:reference-format="number-all-superior" text:ref-name="__RefHeading__7859_1636708646">5.7.1.-</text:bookmark-ref><text:bookmark-ref text:reference-format="text" text:ref-name="__RefHeading__7859_1636708646">Crear Certificats de Prova per Apache</text:bookmark-ref>”. El contingut de l'arxiu ha de ser el següent:</text:p>
      <text:p text:style-name="Text_20_body"/>
      <table:table table:name="Taula36" table:style-name="Taula36">
        <table:table-column table:style-name="Taula36.A"/>
        <text:soft-page-break/>
        <table:table-row>
          <table:table-cell table:style-name="Taula36.A1" office:value-type="string">
            <text:p text:style-name="P150">&lt;IfModule mod_ssl.c&gt;</text:p>
            <text:p text:style-name="P150"><text:s text:c="2"/>&lt;VirtualHost *:443&gt;</text:p>
            <text:p text:style-name="P150"/>
            <text:p text:style-name="P150"><text:s text:c="3"/>ServerAdmin &lt;&lt;ADMIN_EMAIL&gt;&gt;</text:p>
            <text:p text:style-name="P150"/>
            <text:p text:style-name="P150"><text:s text:c="3"/>CustomLog /var/log/apache2/portafibs_access.log combined</text:p>
            <text:p text:style-name="P150"><text:s text:c="3"/>ErrorLog /var/log/apache2/portafibs_error_log</text:p>
            <text:p text:style-name="P150"/>
            <text:p text:style-name="P150"><text:s text:c="2"/>ServerName <text:span text:style-name="T20">&lt;&lt;IP_HOST&gt;&gt;</text:span>:443</text:p>
            <text:p text:style-name="P150"><text:s text:c="2"/>SSLEngine on</text:p>
            <text:p text:style-name="P150"/>
            <text:p text:style-name="P150"><text:s text:c="2"/>SSLProtocol all -SSLv2</text:p>
            <text:p text:style-name="P150"><text:s text:c="2"/>SSLCipherSuite ALL:!ADH:!EXPORT:!SSLv2:RC4+RSA:+HIGH:+MEDIUM:+LOW</text:p>
            <text:p text:style-name="P150"/>
            <text:p text:style-name="P150"><text:s text:c="2"/>SSLCertificateFile <text:s text:c="3"/><text:span text:style-name="T20">&lt;&lt;PATH_TO_CERT&gt;&gt;</text:span>/apache.crt</text:p>
            <text:p text:style-name="P150"><text:s text:c="2"/>SSLCertificateKeyFile <text:s/><text:span text:style-name="T20">&lt;&lt;PATH_TO_CERT&gt;&gt;</text:span>/apache.key</text:p>
            <text:p text:style-name="P150"/>
            <text:p text:style-name="P150"><text:s text:c="2"/># <text:s/>CLIENT CERT REQUIRED</text:p>
            <text:p text:style-name="P150"><text:s text:c="2"/>&lt;Location /portafib/s &gt;</text:p>
            <text:p text:style-name="P150"><text:s text:c="4"/>SSLVerifyClient optional_no_ca</text:p>
            <text:p text:style-name="P150"><text:s text:c="4"/>SSLOptions +ExportCertData</text:p>
            <text:p text:style-name="P150"><text:s text:c="4"/>SSLVerifyDepth 1</text:p>
            <text:p text:style-name="P150"><text:s text:c="2"/>&lt;/Location&gt;</text:p>
            <text:p text:style-name="P150"/>
            <text:p text:style-name="P150"/>
            <text:p text:style-name="P150"><text:s text:c="3"/>&lt;Proxy *&gt;</text:p>
            <text:p text:style-name="P150"><text:s text:c="5"/>AddDefaultCharset Off</text:p>
            <text:p text:style-name="P150"><text:s text:c="5"/>Order deny,allow</text:p>
            <text:p text:style-name="P150"><text:s text:c="5"/>Allow from all</text:p>
            <text:p text:style-name="P150"><text:s text:c="3"/>&lt;/Proxy&gt;</text:p>
            <text:p text:style-name="P150"/>
            <text:p text:style-name="P150"><text:s text:c="2"/>ProxyPass /portafib ajp://<text:span text:style-name="T20">&lt;&lt;IP_TO_PORTAFIB&gt;&gt;</text:span>:8009/portafib timeout=600 keepalive=on</text:p>
            <text:p text:style-name="P150"><text:s text:c="2"/>ProxyPassReverse /portafib ajp://<text:span text:style-name="T20">&lt;&lt;IP_TO_PORTAFIB&gt;&gt;</text:span>:8009/portafib</text:p>
            <text:p text:style-name="P150"/>
            <text:p text:style-name="P150">&lt;/VirtualHost&gt;</text:p>
            <text:p text:style-name="P150">&lt;/IfModule&gt;</text:p>
          </table:table-cell>
        </table:table-row>
      </table:table>
      <text:p text:style-name="Text_20_body"/>
      <text:p text:style-name="Text_20_body">Activarem aquest site executant la següent comanda</text:p>
      <table:table table:name="Taula37" table:style-name="Taula37">
        <table:table-column table:style-name="Taula37.A"/>
        <table:table-row>
          <table:table-cell table:style-name="Taula37.A1" office:value-type="string">
            <text:p text:style-name="P113">sudo a2ensite portafib-ssl</text:p>
          </table:table-cell>
        </table:table-row>
      </table:table>
      <text:p text:style-name="Text_20_body"/>
      <text:h text:style-name="Heading_20_4" text:outline-level="4">Activar <text:s/>Virtual Host 443</text:h>
      <text:p text:style-name="Text_20_body"><text:tab/>Farem un VirtualHost del port 443. Editarem el fitxer /etc/apache2/ports.conf i damunt de “Listen 443” afegirem la següent línia “NameVirtualHost *:443”:</text:p>
      <table:table table:name="Taula38" table:style-name="Taula38">
        <table:table-column table:style-name="Taula38.A"/>
        <table:table-row>
          <table:table-cell table:style-name="Taula38.A1" office:value-type="string">
            <text:p text:style-name="P150">&lt;IfModule mod_ssl.c&gt;</text:p>
            <text:p text:style-name="P150"><text:s text:c="4"/><text:span text:style-name="T20">NameVirtualHost *:443</text:span></text:p>
            <text:p text:style-name="P150"><text:s text:c="4"/>Listen 443</text:p>
            <text:p text:style-name="P150">&lt;/IfModule&gt;</text:p>
          </table:table-cell>
        </table:table-row>
      </table:table>
      <text:p text:style-name="Text_20_body"/>
      <text:h text:style-name="Heading_20_4" text:outline-level="4">Redirecció pel port 80</text:h>
      <text:list xml:id="list2316417735389119343" text:style-name="L22">
        <text:list-header>
          <text:p text:style-name="P200"/>
        </text:list-header>
      </text:list>
      <text:p text:style-name="Text_20_body"><text:soft-page-break/>Obrirem el fitxer /etc/apache2/sites-available/default i abans del &lt;/VirtualHost&gt; afegirem les següent línies:</text:p>
      <table:table table:name="Taula39" table:style-name="Taula39">
        <table:table-column table:style-name="Taula39.A"/>
        <table:table-row>
          <table:table-cell table:style-name="Taula39.A1" office:value-type="string">
            <text:p text:style-name="P117"><text:s text:c="4"/>ProxyPass /portafib ajp://<text:span text:style-name="T20">&lt;&lt;IP_TO_PORTAFIB&gt;&gt;</text:span>:8009/portafib timeout=600 keepalive=on</text:p>
            <text:p text:style-name="P117"><text:s text:c="4"/>ProxyPassReverse /portafib ajp://<text:span text:style-name="T20">&lt;&lt;IP_TO_PORTAFIB&gt;&gt;</text:span>:8009/portafib</text:p>
          </table:table-cell>
        </table:table-row>
      </table:table>
      <text:h text:style-name="Heading_20_4" text:outline-level="4">Host permesos per atacar PortaFIB</text:h>
      <text:p text:style-name="Text_20_body"><text:tab/>Editar el fitxer /etc/apache2/mods-enabled/proxy.conf i comentar amb # tot el bloc &lt;Proxy *&gt; ... &lt;/Proxy&gt; si no està ja comentat.</text:p>
      <text:p text:style-name="Text_20_body"/>
      <table:table table:name="Taula40" table:style-name="Taula40">
        <table:table-column table:style-name="Taula40.A"/>
        <table:table-row>
          <table:table-cell table:style-name="Taula40.A1" office:value-type="string">
            <text:p text:style-name="P24"># <text:s text:c="7"/>&lt;Proxy *&gt;</text:p>
            <text:p text:style-name="P24"># <text:s text:c="15"/>AddDefaultCharset off</text:p>
            <text:p text:style-name="P24"># <text:s text:c="15"/>Order deny,allow</text:p>
            <text:p text:style-name="P24"># <text:s text:c="15"/>Deny from all</text:p>
            <text:p text:style-name="P24"># <text:s text:c="15"/>Allow from localhost</text:p>
            <text:p text:style-name="P24"># <text:s text:c="15"/>#Allow from .example.com</text:p>
            <text:p text:style-name="P24"># <text:s text:c="7"/>&lt;/Proxy&gt;</text:p>
          </table:table-cell>
        </table:table-row>
      </table:table>
      <text:p text:style-name="Text_20_body"/>
      <text:h text:style-name="Heading_20_4" text:outline-level="4">Obrir firewall pels ports 80 i 443</text:h>
      <text:p text:style-name="Text_20_body">Si tenim firewall llavors obrir els ports 80 i 443. Per exemple per Ubuntu és:</text:p>
      <table:table table:name="Taula41" table:style-name="Taula41">
        <table:table-column table:style-name="Taula41.A"/>
        <table:table-row>
          <table:table-cell table:style-name="Taula41.A1" office:value-type="string">
            <text:p text:style-name="P17">sudo ufw allow 80</text:p>
            <text:p text:style-name="P17">sudo ufw allow 443</text:p>
          </table:table-cell>
        </table:table-row>
      </table:table>
      <text:h text:style-name="Heading_20_4" text:outline-level="4">Reiniciar l'apache</text:h>
      <table:table table:name="Taula42" table:style-name="Taula42">
        <table:table-column table:style-name="Taula42.A"/>
        <table:table-row>
          <table:table-cell table:style-name="Taula42.A1" office:value-type="string">
            <text:p text:style-name="P113">sudo service apache2 restart</text:p>
          </table:table-cell>
        </table:table-row>
      </table:table>
      <text:p text:style-name="Text_20_body"/>
      <text:p text:style-name="Text_20_body"/>
      <text:h text:style-name="P176" text:outline-level="2"><text:bookmark-start text:name="__RefHeading__4339_1589665027"/>Configurar JBoss com a Servei en Linux<text:bookmark-end text:name="__RefHeading__4339_1589665027"/></text:h>
      <text:p text:style-name="Text_20_body"/>
      <text:p text:style-name="Text_20_body"><text:tab/>A continuació explicarem com posar en marxa JBoss com a servei en un entorn Linux:</text:p>
      <text:p text:style-name="Text_20_body"/>
      <text:list xml:id="list4580343974865998619" text:style-name="L23">
        <text:list-item>
          <text:p text:style-name="P201">El primer de tot és obtenir l'script d'arrancada. El podem trobar a [portafib-1.1]\scripts\servicelinux o disn <text:a xlink:type="simple" xlink:href="https://github.com/GovernIB/portafib/tree/portafib-1.1/scripts/servicelinux" text:style-name="Internet_20_link" text:visited-style-name="Visited_20_Internet_20_Link">https://github.com/GovernIB/portafib/tree/portafib-1.1/scripts/servicelinux</text:a> amb el nom de “jboss”</text:p>
        </text:list-item>
        <text:list-item>
          <text:p text:style-name="P201"><text:bookmark-start text:name="__RefHeading__7859_16367086461"/>Copiar el fitxer jboss <text:s/>a /etc/init.d<text:bookmark-end text:name="__RefHeading__7859_16367086461"/></text:p>
        </text:list-item>
        <text:list-item>
          <text:p text:style-name="P201">Editar el fitxer jboss i modificar les variables d'entorn definides dins de l'script (SERVER, JBOSS_HOME, JAVAPTH, JAVA_HOME)</text:p>
        </text:list-item>
        <text:list-item>
          <text:p text:style-name="P201">Copiar les mateixes variables al run.conf que es troba al directori bin del JBoss.</text:p>
        </text:list-item>
        <text:list-item>
          <text:p text:style-name="P201">Configurar el servei:</text:p>
        </text:list-item>
      </text:list>
      <text:list xml:id="list9120498068528232204" text:style-name="L24">
        <text:list-item>
          <text:p text:style-name="P202">$ sudo chmod 777 /etc/init.d/jboss </text:p>
        </text:list-item>
        <text:list-item>
          <text:p text:style-name="P202">$ sudo chkconfig -add jboss</text:p>
        </text:list-item>
      </text:list>
      <text:list xml:id="list33276026" text:continue-list="list4580343974865998619" text:style-name="L23">
        <text:list-item>
          <text:p text:style-name="P201">Arrancar el servei "$ sudo /etc/init.d/jboss start"</text:p>
        </text:list-item>
      </text:list>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87"><draw:image xlink:href="Pictures/1000000000000119000000625D8226C7.jpg" xlink:type="simple" xlink:show="embed" xlink:actuate="onLoad"/></draw:frame></text:p>
            </table:table-cell>
          </table:table-row>
        </table:table>
        <text:p text:style-name="MP3"/>
      </style:header>
      <style:footer>
        <text:p text:style-name="MP4"><draw:line text:anchor-type="paragraph" draw:z-index="49"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43</meta:editing-cycles>
    <meta:editing-duration>P5DT2H14M29S</meta:editing-duration>
    <meta:initial-creator>Antoni Nadal</meta:initial-creator>
    <dc:date>2017-09-06T13:09:30.14</dc:date>
    <dc:creator>Antoni Nadal</dc:creator>
    <meta:document-statistic meta:table-count="93" meta:image-count="23" meta:object-count="0" meta:page-count="51" meta:paragraph-count="1173" meta:word-count="10167" meta:character-count="82174"/>
    <meta:user-defined meta:name="Información 1"/>
    <meta:user-defined meta:name="Información 2"/>
    <meta:user-defined meta:name="Información 3"/>
    <meta:user-defined meta:name="Información 4"/>
  </office:meta>
</office:document-meta>
</file>